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2.669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382cm" svg:height="8.657cm" svg:x="0cm" svg:y="15.857cm">
            <draw:object draw:notify-on-update-of-ranges="Sheet1.A1:Sheet1.A1 Sheet1.B1:Sheet1.G1 Sheet1.A2:Sheet1.A2 Sheet1.B2:Sheet1.G2 Sheet1.A3:Sheet1.A3 Sheet1.B3:Sheet1.G3 Sheet1.A4:Sheet1.A4 Sheet1.B4:Sheet1.G4 Sheet1.A5:Sheet1.A5 Sheet1.B5:Sheet1.G5 Sheet1.A6:Sheet1.A6 Sheet1.B6:Sheet1.G6 Sheet1.A7:Sheet1.A7 Sheet1.B7:Sheet1.G7 Sheet1.A8:Sheet1.A8 Sheet1.B8:Sheet1.G8 Sheet1.A9:Sheet1.A9 Sheet1.B9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055cm" svg:height="8.765cm" svg:x="18.503cm" svg:y="15.911cm">
            <draw:object draw:notify-on-update-of-ranges="Sheet1.H1:Sheet1.H1 Sheet1.I1:Sheet1.N1 Sheet1.H2:Sheet1.H2 Sheet1.I2:Sheet1.N2 Sheet1.H3:Sheet1.H3 Sheet1.I3:Sheet1.N3 Sheet1.H4:Sheet1.H4 Sheet1.I4:Sheet1.N4 Sheet1.H5:Sheet1.H5 Sheet1.I5:Sheet1.N5 Sheet1.H6:Sheet1.H6 Sheet1.I6:Sheet1.N6 Sheet1.H7:Sheet1.H7 Sheet1.I7:Sheet1.N7 Sheet1.H8:Sheet1.H8 Sheet1.I8:Sheet1.N8 Sheet1.H9:Sheet1.H9 Sheet1.I9:Sheet1.N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95cm" svg:height="8.713cm" svg:x="36.099cm" svg:y="16.043cm">
            <draw:object draw:notify-on-update-of-ranges="Sheet1.O1:Sheet1.O1 Sheet1.P1:Sheet1.U1 Sheet1.O2:Sheet1.O2 Sheet1.P2:Sheet1.U2 Sheet1.O3:Sheet1.O3 Sheet1.P3:Sheet1.U3 Sheet1.O4:Sheet1.O4 Sheet1.P4:Sheet1.U4 Sheet1.O5:Sheet1.O5 Sheet1.P5:Sheet1.U5 Sheet1.O6:Sheet1.O6 Sheet1.P6:Sheet1.U6 Sheet1.O7:Sheet1.O7 Sheet1.P7:Sheet1.U7 Sheet1.O8:Sheet1.O8 Sheet1.P8:Sheet1.U8 Sheet1.O9:Sheet1.O9 Sheet1.P9:Sheet1.U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347cm" svg:height="8.818cm" svg:x="55.892cm" svg:y="15.912cm">
            <draw:object draw:notify-on-update-of-ranges="Sheet1.V1:Sheet1.V1 Sheet1.W1:Sheet1.AB1 Sheet1.V2:Sheet1.V2 Sheet1.W2:Sheet1.AB2 Sheet1.V3:Sheet1.V3 Sheet1.W3:Sheet1.AB3 Sheet1.V4:Sheet1.V4 Sheet1.W4:Sheet1.AB4 Sheet1.V5:Sheet1.V5 Sheet1.W5:Sheet1.AB5 Sheet1.V6:Sheet1.V6 Sheet1.W6:Sheet1.AB6 Sheet1.V7:Sheet1.V7 Sheet1.W7:Sheet1.AB7 Sheet1.V8:Sheet1.V8 Sheet1.W8:Sheet1.AB8 Sheet1.V9:Sheet1.V9 Sheet1.W9:Sheet1.AB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3cm" svg:height="9.004cm" svg:x="0cm" svg:y="26.27cm">
            <draw:object draw:notify-on-update-of-ranges="Sheet1.A12:Sheet1.A12 Sheet1.B12:Sheet1.G12 Sheet1.A13:Sheet1.A13 Sheet1.B13:Sheet1.G13 Sheet1.A14:Sheet1.A14 Sheet1.B14:Sheet1.G14 Sheet1.A15:Sheet1.A15 Sheet1.B15:Sheet1.G15 Sheet1.A16:Sheet1.A16 Sheet1.B16:Sheet1.G16 Sheet1.A17:Sheet1.A17 Sheet1.B17:Sheet1.G17 Sheet1.A18:Sheet1.A18 Sheet1.B18:Sheet1.G18 Sheet1.A19:Sheet1.A19 Sheet1.B19:Sheet1.G19 Sheet1.A20:Sheet1.A20 Sheet1.B20:Sheet1.G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901cm" svg:height="9.004cm" svg:x="18.586cm" svg:y="26.376cm">
            <draw:object draw:notify-on-update-of-ranges="Sheet1.H12:Sheet1.H12 Sheet1.I12:Sheet1.N12 Sheet1.H13:Sheet1.H13 Sheet1.I13:Sheet1.N13 Sheet1.H14:Sheet1.H14 Sheet1.I14:Sheet1.N14 Sheet1.H15:Sheet1.H15 Sheet1.I15:Sheet1.N15 Sheet1.H16:Sheet1.H16 Sheet1.I16:Sheet1.N16 Sheet1.H17:Sheet1.H17 Sheet1.I17:Sheet1.N17 Sheet1.H18:Sheet1.H18 Sheet1.I18:Sheet1.N18 Sheet1.H19:Sheet1.H19 Sheet1.I19:Sheet1.N19 Sheet1.H20:Sheet1.H20 Sheet1.I20:Sheet1.N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881cm" svg:height="9.004cm" svg:x="36.098cm" svg:y="26.323cm">
            <draw:object draw:notify-on-update-of-ranges="Sheet1.O12:Sheet1.O12 Sheet1.P12:Sheet1.U12 Sheet1.O13:Sheet1.O13 Sheet1.P13:Sheet1.U13 Sheet1.O14:Sheet1.O14 Sheet1.P14:Sheet1.U14 Sheet1.O15:Sheet1.O15 Sheet1.P15:Sheet1.U15 Sheet1.O16:Sheet1.O16 Sheet1.P16:Sheet1.U16 Sheet1.O17:Sheet1.O17 Sheet1.P17:Sheet1.U17 Sheet1.O18:Sheet1.O18 Sheet1.P18:Sheet1.U18 Sheet1.O19:Sheet1.O19 Sheet1.P19:Sheet1.U19 Sheet1.O20:Sheet1.O20 Sheet1.P20:Sheet1.U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7.262cm" svg:height="9.005cm" svg:x="55.977cm" svg:y="26.535cm">
            <draw:object draw:notify-on-update-of-ranges="Sheet1.V12:Sheet1.V12 Sheet1.W12:Sheet1.AB12 Sheet1.V13:Sheet1.V13 Sheet1.W13:Sheet1.AB13 Sheet1.V14:Sheet1.V14 Sheet1.W14:Sheet1.AB14 Sheet1.V15:Sheet1.V15 Sheet1.W15:Sheet1.AB15 Sheet1.V16:Sheet1.V16 Sheet1.W16:Sheet1.AB16 Sheet1.V17:Sheet1.V17 Sheet1.W17:Sheet1.AB17 Sheet1.V18:Sheet1.V18 Sheet1.W18:Sheet1.AB18 Sheet1.V19:Sheet1.V19 Sheet1.W19:Sheet1.AB19 Sheet1.V20:Sheet1.V20 Sheet1.W20:Sheet1.AB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204cm" svg:height="9.005cm" svg:x="0.082cm" svg:y="36.682cm">
            <draw:object draw:notify-on-update-of-ranges="Sheet1.A22:Sheet1.A22 Sheet1.B22:Sheet1.G22 Sheet1.A23:Sheet1.A23 Sheet1.B23:Sheet1.G23 Sheet1.A24:Sheet1.A24 Sheet1.B24:Sheet1.G24 Sheet1.A25:Sheet1.A25 Sheet1.B25:Sheet1.G25 Sheet1.A26:Sheet1.A26 Sheet1.B26:Sheet1.G26 Sheet1.A27:Sheet1.A27 Sheet1.B27:Sheet1.G27 Sheet1.A28:Sheet1.A28 Sheet1.B28:Sheet1.G28 Sheet1.A29:Sheet1.A29 Sheet1.B29:Sheet1.G29 Sheet1.A30:Sheet1.A30 Sheet1.B30:Sheet1.G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4.901cm" svg:height="9.005cm" svg:x="18.613cm" svg:y="36.762cm">
            <draw:object draw:notify-on-update-of-ranges="Sheet1.H22:Sheet1.H22 Sheet1.I22:Sheet1.N22 Sheet1.H23:Sheet1.H23 Sheet1.I23:Sheet1.N23 Sheet1.H24:Sheet1.H24 Sheet1.I24:Sheet1.N24 Sheet1.H25:Sheet1.H25 Sheet1.I25:Sheet1.N25 Sheet1.H26:Sheet1.H26 Sheet1.I26:Sheet1.N26 Sheet1.H27:Sheet1.H27 Sheet1.I27:Sheet1.N27 Sheet1.H28:Sheet1.H28 Sheet1.I28:Sheet1.N28 Sheet1.H29:Sheet1.H29 Sheet1.I29:Sheet1.N29 Sheet1.H30:Sheet1.H30 Sheet1.I30:Sheet1.N3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826cm" svg:height="9.004cm" svg:x="36.126cm" svg:y="36.762cm">
            <draw:object draw:notify-on-update-of-ranges="Sheet1.O22:Sheet1.O22 Sheet1.P22:Sheet1.U22 Sheet1.O23:Sheet1.O23 Sheet1.P23:Sheet1.U23 Sheet1.O24:Sheet1.O24 Sheet1.P24:Sheet1.U24 Sheet1.O25:Sheet1.O25 Sheet1.P25:Sheet1.U25 Sheet1.O26:Sheet1.O26 Sheet1.P26:Sheet1.U26 Sheet1.O27:Sheet1.O27 Sheet1.P27:Sheet1.U27 Sheet1.O28:Sheet1.O28 Sheet1.P28:Sheet1.U28 Sheet1.O29:Sheet1.O29 Sheet1.P29:Sheet1.U29 Sheet1.O30:Sheet1.O30 Sheet1.P30:Sheet1.U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7.235cm" svg:height="9.004cm" svg:x="56.004cm" svg:y="36.789cm">
            <draw:object draw:notify-on-update-of-ranges="Sheet1.V22:Sheet1.V22 Sheet1.W22:Sheet1.AB22 Sheet1.V23:Sheet1.V23 Sheet1.W23:Sheet1.AB23 Sheet1.V24:Sheet1.V24 Sheet1.W24:Sheet1.AB24 Sheet1.V25:Sheet1.V25 Sheet1.W25:Sheet1.AB25 Sheet1.V26:Sheet1.V26 Sheet1.W26:Sheet1.AB26 Sheet1.V27:Sheet1.V27 Sheet1.W27:Sheet1.AB27 Sheet1.V28:Sheet1.V28 Sheet1.W28:Sheet1.AB28 Sheet1.V29:Sheet1.V29 Sheet1.W29:Sheet1.AB29 Sheet1.V30:Sheet1.V30 Sheet1.W30:Sheet1.AB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9" table:number-columns-repeated="5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Fmeasure-Renê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ARI-Renê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ist, Ao centro-Renê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Sillouet-Renê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table:style-name="ce1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table:number-columns-repeated="5" office:value-type="float" office:value="0.65129" calcext:value-type="float">
            <text:p>0,65129</text:p>
          </table:table-cell>
          <table:table-cell table:formula="of:=AVERAGE([.B2:.F2])" office:value-type="float" office:value="0.65129" calcext:value-type="float">
            <text:p>0,65129</text:p>
          </table:table-cell>
          <table:table-cell office:value-type="string" calcext:value-type="string">
            <text:p>Aggreagtion</text:p>
          </table:table-cell>
          <table:table-cell table:number-columns-repeated="5" office:value-type="float" office:value="0.485621" calcext:value-type="float">
            <text:p>0,485621</text:p>
          </table:table-cell>
          <table:table-cell table:formula="of:=AVERAGE([.I2:.M2])" office:value-type="float" office:value="0.485621" calcext:value-type="float">
            <text:p>0,485621</text:p>
          </table:table-cell>
          <table:table-cell office:value-type="string" calcext:value-type="string">
            <text:p>Aggreagtion</text:p>
          </table:table-cell>
          <table:table-cell table:number-columns-repeated="5" office:value-type="float" office:value="163527.931877" calcext:value-type="float">
            <text:p>163527,931877</text:p>
          </table:table-cell>
          <table:table-cell table:formula="of:=AVERAGE([.P2:.T2])" office:value-type="float" office:value="163527.931877" calcext:value-type="float">
            <text:p>163527,931877</text:p>
          </table:table-cell>
          <table:table-cell office:value-type="string" calcext:value-type="string">
            <text:p>Aggreagtion</text:p>
          </table:table-cell>
          <table:table-cell table:number-columns-repeated="5" office:value-type="float" office:value="0.199804" calcext:value-type="float">
            <text:p>0,199804</text:p>
          </table:table-cell>
          <table:table-cell table:style-name="ce1" table:formula="of:=AVERAGE([.W2:.AA2])" office:value-type="float" office:value="0.199804" calcext:value-type="float">
            <text:p>0,199804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647373" calcext:value-type="float">
            <text:p>0,647373</text:p>
          </table:table-cell>
          <table:table-cell office:value-type="float" office:value="0.626935" calcext:value-type="float">
            <text:p>0,626935</text:p>
          </table:table-cell>
          <table:table-cell office:value-type="float" office:value="0.661203" calcext:value-type="float">
            <text:p>0,661203</text:p>
          </table:table-cell>
          <table:table-cell office:value-type="float" office:value="0.657097" calcext:value-type="float">
            <text:p>0,657097</text:p>
          </table:table-cell>
          <table:table-cell office:value-type="float" office:value="0.631563" calcext:value-type="float">
            <text:p>0,631563</text:p>
          </table:table-cell>
          <table:table-cell table:formula="of:=AVERAGE([.B3:.F3])" office:value-type="float" office:value="0.6448342" calcext:value-type="float">
            <text:p>0,6448342</text:p>
          </table:table-cell>
          <table:table-cell office:value-type="string" calcext:value-type="string">
            <text:p>CSPA</text:p>
          </table:table-cell>
          <table:table-cell office:value-type="float" office:value="0.475776" calcext:value-type="float">
            <text:p>0,475776</text:p>
          </table:table-cell>
          <table:table-cell office:value-type="float" office:value="0.451946" calcext:value-type="float">
            <text:p>0,451946</text:p>
          </table:table-cell>
          <table:table-cell office:value-type="float" office:value="0.490406" calcext:value-type="float">
            <text:p>0,490406</text:p>
          </table:table-cell>
          <table:table-cell office:value-type="float" office:value="0.484198" calcext:value-type="float">
            <text:p>0,484198</text:p>
          </table:table-cell>
          <table:table-cell office:value-type="float" office:value="0.453764" calcext:value-type="float">
            <text:p>0,453764</text:p>
          </table:table-cell>
          <table:table-cell table:formula="of:=AVERAGE([.I3:.M3])" office:value-type="float" office:value="0.471218" calcext:value-type="float">
            <text:p>0,471218</text:p>
          </table:table-cell>
          <table:table-cell office:value-type="string" calcext:value-type="string">
            <text:p>CSPA</text:p>
          </table:table-cell>
          <table:table-cell office:value-type="float" office:value="167439.028127" calcext:value-type="float">
            <text:p>167439,028127</text:p>
          </table:table-cell>
          <table:table-cell office:value-type="float" office:value="182010.657035" calcext:value-type="float">
            <text:p>182010,657035</text:p>
          </table:table-cell>
          <table:table-cell office:value-type="float" office:value="165717.929928" calcext:value-type="float">
            <text:p>165717,929928</text:p>
          </table:table-cell>
          <table:table-cell office:value-type="float" office:value="165440.675917" calcext:value-type="float">
            <text:p>165440,675917</text:p>
          </table:table-cell>
          <table:table-cell office:value-type="float" office:value="173954.013598" calcext:value-type="float">
            <text:p>173954,013598</text:p>
          </table:table-cell>
          <table:table-cell table:formula="of:=AVERAGE([.P3:.T3])" office:value-type="float" office:value="170912.460921" calcext:value-type="float">
            <text:p>170912,460921</text:p>
          </table:table-cell>
          <table:table-cell office:value-type="string" calcext:value-type="string">
            <text:p>CSPA</text:p>
          </table:table-cell>
          <table:table-cell office:value-type="float" office:value="0.182082" calcext:value-type="float">
            <text:p>0,182082</text:p>
          </table:table-cell>
          <table:table-cell office:value-type="float" office:value="0.127976" calcext:value-type="float">
            <text:p>0,127976</text:p>
          </table:table-cell>
          <table:table-cell office:value-type="float" office:value="0.186627" calcext:value-type="float">
            <text:p>0,186627</text:p>
          </table:table-cell>
          <table:table-cell office:value-type="float" office:value="0.187735" calcext:value-type="float">
            <text:p>0,187735</text:p>
          </table:table-cell>
          <table:table-cell office:value-type="float" office:value="0.153913" calcext:value-type="float">
            <text:p>0,153913</text:p>
          </table:table-cell>
          <table:table-cell table:style-name="ce1" table:formula="of:=AVERAGE([.W3:.AA3])" office:value-type="float" office:value="0.1676666" calcext:value-type="float">
            <text:p>0,1676666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49877" calcext:value-type="float">
            <text:p>0,49877</text:p>
          </table:table-cell>
          <table:table-cell office:value-type="float" office:value="0.49194" calcext:value-type="float">
            <text:p>0,49194</text:p>
          </table:table-cell>
          <table:table-cell office:value-type="float" office:value="0.567216" calcext:value-type="float">
            <text:p>0,567216</text:p>
          </table:table-cell>
          <table:table-cell office:value-type="float" office:value="0.484274" calcext:value-type="float">
            <text:p>0,484274</text:p>
          </table:table-cell>
          <table:table-cell office:value-type="float" office:value="0.621218" calcext:value-type="float">
            <text:p>0,621218</text:p>
          </table:table-cell>
          <table:table-cell table:formula="of:=AVERAGE([.B4:.F4])" office:value-type="float" office:value="0.5326836" calcext:value-type="float">
            <text:p>0,5326836</text:p>
          </table:table-cell>
          <table:table-cell office:value-type="string" calcext:value-type="string">
            <text:p>HGPA</text:p>
          </table:table-cell>
          <table:table-cell office:value-type="float" office:value="0.259771" calcext:value-type="float">
            <text:p>0,259771</text:p>
          </table:table-cell>
          <table:table-cell office:value-type="float" office:value="0.29584" calcext:value-type="float">
            <text:p>0,29584</text:p>
          </table:table-cell>
          <table:table-cell office:value-type="float" office:value="0.326503" calcext:value-type="float">
            <text:p>0,326503</text:p>
          </table:table-cell>
          <table:table-cell office:value-type="float" office:value="0.277852" calcext:value-type="float">
            <text:p>0,277852</text:p>
          </table:table-cell>
          <table:table-cell office:value-type="float" office:value="0.408375" calcext:value-type="float">
            <text:p>0,408375</text:p>
          </table:table-cell>
          <table:table-cell table:formula="of:=AVERAGE([.I4:.M4])" office:value-type="float" office:value="0.3136682" calcext:value-type="float">
            <text:p>0,3136682</text:p>
          </table:table-cell>
          <table:table-cell office:value-type="string" calcext:value-type="string">
            <text:p>HGPA</text:p>
          </table:table-cell>
          <table:table-cell office:value-type="float" office:value="227119.726241" calcext:value-type="float">
            <text:p>227119,726241</text:p>
          </table:table-cell>
          <table:table-cell office:value-type="float" office:value="202866.466438" calcext:value-type="float">
            <text:p>202866,466438</text:p>
          </table:table-cell>
          <table:table-cell office:value-type="float" office:value="210444.925461" calcext:value-type="float">
            <text:p>210444,925461</text:p>
          </table:table-cell>
          <table:table-cell office:value-type="float" office:value="213227.905435" calcext:value-type="float">
            <text:p>213227,905435</text:p>
          </table:table-cell>
          <table:table-cell office:value-type="float" office:value="185958.883828" calcext:value-type="float">
            <text:p>185958,883828</text:p>
          </table:table-cell>
          <table:table-cell table:formula="of:=AVERAGE([.P4:.T4])" office:value-type="float" office:value="207923.5814806" calcext:value-type="float">
            <text:p>207923,5814806</text:p>
          </table:table-cell>
          <table:table-cell office:value-type="string" calcext:value-type="string">
            <text:p>HGPA</text:p>
          </table:table-cell>
          <table:table-cell office:value-type="float" office:value="-0.004097" calcext:value-type="float">
            <text:p>-0,004097</text:p>
          </table:table-cell>
          <table:table-cell office:value-type="float" office:value="0.074283" calcext:value-type="float">
            <text:p>0,074283</text:p>
          </table:table-cell>
          <table:table-cell office:value-type="float" office:value="0.06699" calcext:value-type="float">
            <text:p>0,06699</text:p>
          </table:table-cell>
          <table:table-cell office:value-type="float" office:value="0.017218" calcext:value-type="float">
            <text:p>0,017218</text:p>
          </table:table-cell>
          <table:table-cell office:value-type="float" office:value="0.108043" calcext:value-type="float">
            <text:p>0,108043</text:p>
          </table:table-cell>
          <table:table-cell table:style-name="ce1" table:formula="of:=AVERAGE([.W4:.AA4])" office:value-type="float" office:value="0.0524874" calcext:value-type="float">
            <text:p>0,0524874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office:value-type="float" office:value="0.613659" calcext:value-type="float">
            <text:p>0,613659</text:p>
          </table:table-cell>
          <table:table-cell office:value-type="float" office:value="0.609954" calcext:value-type="float">
            <text:p>0,609954</text:p>
          </table:table-cell>
          <table:table-cell office:value-type="float" office:value="0.406504" calcext:value-type="float">
            <text:p>0,406504</text:p>
          </table:table-cell>
          <table:table-cell office:value-type="float" office:value="0.555954" calcext:value-type="float">
            <text:p>0,555954</text:p>
          </table:table-cell>
          <table:table-cell office:value-type="float" office:value="0.615077" calcext:value-type="float">
            <text:p>0,615077</text:p>
          </table:table-cell>
          <table:table-cell table:formula="of:=AVERAGE([.B5:.F5])" office:value-type="float" office:value="0.5602296" calcext:value-type="float">
            <text:p>0,5602296</text:p>
          </table:table-cell>
          <table:table-cell office:value-type="string" calcext:value-type="string">
            <text:p>IVC</text:p>
          </table:table-cell>
          <table:table-cell office:value-type="float" office:value="0.381731" calcext:value-type="float">
            <text:p>0,381731</text:p>
          </table:table-cell>
          <table:table-cell office:value-type="float" office:value="0.376777" calcext:value-type="float">
            <text:p>0,376777</text:p>
          </table:table-cell>
          <table:table-cell office:value-type="float" office:value="0.146114" calcext:value-type="float">
            <text:p>0,146114</text:p>
          </table:table-cell>
          <table:table-cell office:value-type="float" office:value="0.294727" calcext:value-type="float">
            <text:p>0,294727</text:p>
          </table:table-cell>
          <table:table-cell office:value-type="float" office:value="0.35733" calcext:value-type="float">
            <text:p>0,35733</text:p>
          </table:table-cell>
          <table:table-cell table:formula="of:=AVERAGE([.I5:.M5])" office:value-type="float" office:value="0.3113358" calcext:value-type="float">
            <text:p>0,3113358</text:p>
          </table:table-cell>
          <table:table-cell office:value-type="string" calcext:value-type="string">
            <text:p>IVC</text:p>
          </table:table-cell>
          <table:table-cell office:value-type="float" office:value="197139.324153" calcext:value-type="float">
            <text:p>197139,324153</text:p>
          </table:table-cell>
          <table:table-cell office:value-type="float" office:value="190374.633426" calcext:value-type="float">
            <text:p>190374,633426</text:p>
          </table:table-cell>
          <table:table-cell office:value-type="float" office:value="255656.869127" calcext:value-type="float">
            <text:p>255656,869127</text:p>
          </table:table-cell>
          <table:table-cell office:value-type="float" office:value="188944.262611" calcext:value-type="float">
            <text:p>188944,262611</text:p>
          </table:table-cell>
          <table:table-cell office:value-type="float" office:value="195158.8408" calcext:value-type="float">
            <text:p>195158,8408</text:p>
          </table:table-cell>
          <table:table-cell table:formula="of:=AVERAGE([.P5:.T5])" office:value-type="float" office:value="205454.7860234" calcext:value-type="float">
            <text:p>205454,7860234</text:p>
          </table:table-cell>
          <table:table-cell office:value-type="string" calcext:value-type="string">
            <text:p>IVC</text:p>
          </table:table-cell>
          <table:table-cell office:value-type="float" office:value="0.138849" calcext:value-type="float">
            <text:p>0,138849</text:p>
          </table:table-cell>
          <table:table-cell office:value-type="float" office:value="0.151151" calcext:value-type="float">
            <text:p>0,151151</text:p>
          </table:table-cell>
          <table:table-cell office:value-type="float" office:value="-0.062116" calcext:value-type="float">
            <text:p>-0,062116</text:p>
          </table:table-cell>
          <table:table-cell office:value-type="float" office:value="0.061871" calcext:value-type="float">
            <text:p>0,061871</text:p>
          </table:table-cell>
          <table:table-cell office:value-type="float" office:value="0.144573" calcext:value-type="float">
            <text:p>0,144573</text:p>
          </table:table-cell>
          <table:table-cell table:style-name="ce1" table:formula="of:=AVERAGE([.W5:.AA5])" office:value-type="float" office:value="0.0868656" calcext:value-type="float">
            <text:p>0,0868656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table:number-columns-repeated="5" office:value-type="float" office:value="0.65129" calcext:value-type="float">
            <text:p>0,65129</text:p>
          </table:table-cell>
          <table:table-cell table:formula="of:=AVERAGE([.B6:.F6])" office:value-type="float" office:value="0.65129" calcext:value-type="float">
            <text:p>0,65129</text:p>
          </table:table-cell>
          <table:table-cell office:value-type="string" calcext:value-type="string">
            <text:p>LWEA+Aggregation</text:p>
          </table:table-cell>
          <table:table-cell table:number-columns-repeated="5" office:value-type="float" office:value="0.485621" calcext:value-type="float">
            <text:p>0,485621</text:p>
          </table:table-cell>
          <table:table-cell table:formula="of:=AVERAGE([.I6:.M6])" office:value-type="float" office:value="0.485621" calcext:value-type="float">
            <text:p>0,485621</text:p>
          </table:table-cell>
          <table:table-cell office:value-type="string" calcext:value-type="string">
            <text:p>LWEA+Aggregation</text:p>
          </table:table-cell>
          <table:table-cell table:number-columns-repeated="5" office:value-type="float" office:value="163527.931877" calcext:value-type="float">
            <text:p>163527,931877</text:p>
          </table:table-cell>
          <table:table-cell table:formula="of:=AVERAGE([.P6:.T6])" office:value-type="float" office:value="163527.931877" calcext:value-type="float">
            <text:p>163527,931877</text:p>
          </table:table-cell>
          <table:table-cell office:value-type="string" calcext:value-type="string">
            <text:p>LWEA+Aggregation</text:p>
          </table:table-cell>
          <table:table-cell table:number-columns-repeated="5" office:value-type="float" office:value="0.199804" calcext:value-type="float">
            <text:p>0,199804</text:p>
          </table:table-cell>
          <table:table-cell table:style-name="ce1" table:formula="of:=AVERAGE([.W6:.AA6])" office:value-type="float" office:value="0.199804" calcext:value-type="float">
            <text:p>0,199804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648035" calcext:value-type="float">
            <text:p>0,648035</text:p>
          </table:table-cell>
          <table:table-cell office:value-type="float" office:value="0.641699" calcext:value-type="float">
            <text:p>0,641699</text:p>
          </table:table-cell>
          <table:table-cell office:value-type="float" office:value="0.650348" calcext:value-type="float">
            <text:p>0,650348</text:p>
          </table:table-cell>
          <table:table-cell office:value-type="float" office:value="0.654932" calcext:value-type="float">
            <text:p>0,654932</text:p>
          </table:table-cell>
          <table:table-cell office:value-type="float" office:value="0.652111" calcext:value-type="float">
            <text:p>0,652111</text:p>
          </table:table-cell>
          <table:table-cell table:formula="of:=AVERAGE([.B7:.F7])" office:value-type="float" office:value="0.649425" calcext:value-type="float">
            <text:p>0,649425</text:p>
          </table:table-cell>
          <table:table-cell office:value-type="string" calcext:value-type="string">
            <text:p>LWEA+CSPA</text:p>
          </table:table-cell>
          <table:table-cell office:value-type="float" office:value="0.481803" calcext:value-type="float">
            <text:p>0,481803</text:p>
          </table:table-cell>
          <table:table-cell office:value-type="float" office:value="0.472798" calcext:value-type="float">
            <text:p>0,472798</text:p>
          </table:table-cell>
          <table:table-cell office:value-type="float" office:value="0.481798" calcext:value-type="float">
            <text:p>0,481798</text:p>
          </table:table-cell>
          <table:table-cell office:value-type="float" office:value="0.484014" calcext:value-type="float">
            <text:p>0,484014</text:p>
          </table:table-cell>
          <table:table-cell office:value-type="float" office:value="0.477865" calcext:value-type="float">
            <text:p>0,477865</text:p>
          </table:table-cell>
          <table:table-cell table:formula="of:=AVERAGE([.I7:.M7])" office:value-type="float" office:value="0.4796556" calcext:value-type="float">
            <text:p>0,4796556</text:p>
          </table:table-cell>
          <table:table-cell office:value-type="string" calcext:value-type="string">
            <text:p>LWEA+CSPA</text:p>
          </table:table-cell>
          <table:table-cell office:value-type="float" office:value="165560.440526" calcext:value-type="float">
            <text:p>165560,440526</text:p>
          </table:table-cell>
          <table:table-cell office:value-type="float" office:value="168496.630894" calcext:value-type="float">
            <text:p>168496,630894</text:p>
          </table:table-cell>
          <table:table-cell office:value-type="float" office:value="165831.983954" calcext:value-type="float">
            <text:p>165831,983954</text:p>
          </table:table-cell>
          <table:table-cell office:value-type="float" office:value="165354.731868" calcext:value-type="float">
            <text:p>165354,731868</text:p>
          </table:table-cell>
          <table:table-cell office:value-type="float" office:value="168547.203482" calcext:value-type="float">
            <text:p>168547,203482</text:p>
          </table:table-cell>
          <table:table-cell table:formula="of:=AVERAGE([.P7:.T7])" office:value-type="float" office:value="166758.1981448" calcext:value-type="float">
            <text:p>166758,1981448</text:p>
          </table:table-cell>
          <table:table-cell office:value-type="string" calcext:value-type="string">
            <text:p>LWEA+CSPA</text:p>
          </table:table-cell>
          <table:table-cell office:value-type="float" office:value="0.18879" calcext:value-type="float">
            <text:p>0,18879</text:p>
          </table:table-cell>
          <table:table-cell office:value-type="float" office:value="0.180016" calcext:value-type="float">
            <text:p>0,180016</text:p>
          </table:table-cell>
          <table:table-cell office:value-type="float" office:value="0.187346" calcext:value-type="float">
            <text:p>0,187346</text:p>
          </table:table-cell>
          <table:table-cell office:value-type="float" office:value="0.187625" calcext:value-type="float">
            <text:p>0,187625</text:p>
          </table:table-cell>
          <table:table-cell office:value-type="float" office:value="0.180342" calcext:value-type="float">
            <text:p>0,180342</text:p>
          </table:table-cell>
          <table:table-cell table:style-name="ce1" table:formula="of:=AVERAGE([.W7:.AA7])" office:value-type="float" office:value="0.1848238" calcext:value-type="float">
            <text:p>0,1848238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table:number-columns-repeated="5" office:value-type="float" office:value="0.65129" calcext:value-type="float">
            <text:p>0,65129</text:p>
          </table:table-cell>
          <table:table-cell table:formula="of:=AVERAGE([.B8:.F8])" office:value-type="float" office:value="0.65129" calcext:value-type="float">
            <text:p>0,65129</text:p>
          </table:table-cell>
          <table:table-cell office:value-type="string" calcext:value-type="string">
            <text:p>MCLA</text:p>
          </table:table-cell>
          <table:table-cell table:number-columns-repeated="5" office:value-type="float" office:value="0.485621" calcext:value-type="float">
            <text:p>0,485621</text:p>
          </table:table-cell>
          <table:table-cell table:formula="of:=AVERAGE([.I8:.M8])" office:value-type="float" office:value="0.485621" calcext:value-type="float">
            <text:p>0,485621</text:p>
          </table:table-cell>
          <table:table-cell office:value-type="string" calcext:value-type="string">
            <text:p>MCLA</text:p>
          </table:table-cell>
          <table:table-cell table:number-columns-repeated="5" office:value-type="float" office:value="163527.931877" calcext:value-type="float">
            <text:p>163527,931877</text:p>
          </table:table-cell>
          <table:table-cell table:formula="of:=AVERAGE([.P8:.T8])" office:value-type="float" office:value="163527.931877" calcext:value-type="float">
            <text:p>163527,931877</text:p>
          </table:table-cell>
          <table:table-cell office:value-type="string" calcext:value-type="string">
            <text:p>MCLA</text:p>
          </table:table-cell>
          <table:table-cell table:number-columns-repeated="5" office:value-type="float" office:value="0.199804" calcext:value-type="float">
            <text:p>0,199804</text:p>
          </table:table-cell>
          <table:table-cell table:style-name="ce1" table:formula="of:=AVERAGE([.W8:.AA8])" office:value-type="float" office:value="0.199804" calcext:value-type="float">
            <text:p>0,199804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654643" calcext:value-type="float">
            <text:p>0,654643</text:p>
          </table:table-cell>
          <table:table-cell office:value-type="float" office:value="0.652887" calcext:value-type="float">
            <text:p>0,652887</text:p>
          </table:table-cell>
          <table:table-cell office:value-type="float" office:value="0.653335" calcext:value-type="float">
            <text:p>0,653335</text:p>
          </table:table-cell>
          <table:table-cell office:value-type="float" office:value="0.653108" calcext:value-type="float">
            <text:p>0,653108</text:p>
          </table:table-cell>
          <table:table-cell office:value-type="float" office:value="0.652106" calcext:value-type="float">
            <text:p>0,652106</text:p>
          </table:table-cell>
          <table:table-cell table:formula="of:=AVERAGE([.B9:.F9])" office:value-type="float" office:value="0.6532158" calcext:value-type="float">
            <text:p>0,6532158</text:p>
          </table:table-cell>
          <table:table-cell office:value-type="string" calcext:value-type="string">
            <text:p>Média ensemble</text:p>
          </table:table-cell>
          <table:table-cell office:value-type="float" office:value="0.486403" calcext:value-type="float">
            <text:p>0,486403</text:p>
          </table:table-cell>
          <table:table-cell office:value-type="float" office:value="0.485674" calcext:value-type="float">
            <text:p>0,485674</text:p>
          </table:table-cell>
          <table:table-cell office:value-type="float" office:value="0.485765" calcext:value-type="float">
            <text:p>0,485765</text:p>
          </table:table-cell>
          <table:table-cell office:value-type="float" office:value="0.486207" calcext:value-type="float">
            <text:p>0,486207</text:p>
          </table:table-cell>
          <table:table-cell office:value-type="float" office:value="0.48534" calcext:value-type="float">
            <text:p>0,48534</text:p>
          </table:table-cell>
          <table:table-cell table:formula="of:=AVERAGE([.I9:.M9])" office:value-type="float" office:value="0.4858778" calcext:value-type="float">
            <text:p>0,4858778</text:p>
          </table:table-cell>
          <table:table-cell office:value-type="string" calcext:value-type="string">
            <text:p>Média ensemble</text:p>
          </table:table-cell>
          <table:table-cell office:value-type="float" office:value="163425.485211" calcext:value-type="float">
            <text:p>163425,485211</text:p>
          </table:table-cell>
          <table:table-cell office:value-type="float" office:value="163619.456064" calcext:value-type="float">
            <text:p>163619,456064</text:p>
          </table:table-cell>
          <table:table-cell office:value-type="float" office:value="163579.01258" calcext:value-type="float">
            <text:p>163579,01258</text:p>
          </table:table-cell>
          <table:table-cell office:value-type="float" office:value="163437.448954" calcext:value-type="float">
            <text:p>163437,448954</text:p>
          </table:table-cell>
          <table:table-cell office:value-type="float" office:value="163754.350793" calcext:value-type="float">
            <text:p>163754,350793</text:p>
          </table:table-cell>
          <table:table-cell table:formula="of:=AVERAGE([.P9:.T9])" office:value-type="float" office:value="163563.1507204" calcext:value-type="float">
            <text:p>163563,1507204</text:p>
          </table:table-cell>
          <table:table-cell office:value-type="string" calcext:value-type="string">
            <text:p>Média ensemble</text:p>
          </table:table-cell>
          <table:table-cell office:value-type="float" office:value="0.200023" calcext:value-type="float">
            <text:p>0,200023</text:p>
          </table:table-cell>
          <table:table-cell office:value-type="float" office:value="0.199643" calcext:value-type="float">
            <text:p>0,199643</text:p>
          </table:table-cell>
          <table:table-cell office:value-type="float" office:value="0.199716" calcext:value-type="float">
            <text:p>0,199716</text:p>
          </table:table-cell>
          <table:table-cell office:value-type="float" office:value="0.200009" calcext:value-type="float">
            <text:p>0,200009</text:p>
          </table:table-cell>
          <table:table-cell office:value-type="float" office:value="0.199123" calcext:value-type="float">
            <text:p>0,199123</text:p>
          </table:table-cell>
          <table:table-cell table:style-name="ce1" table:formula="of:=AVERAGE([.W9:.AA9])" office:value-type="float" office:value="0.1997028" calcext:value-type="float">
            <text:p>0,1997028</text:p>
          </table:table-cell>
        </table:table-row>
        <table:table-row table:style-name="ro1" table:number-rows-repeated="2">
          <table:table-cell table:style-name="Default"/>
          <table:table-cell table:number-columns-repeated="13"/>
          <table:table-cell table:style-name="Default"/>
          <table:table-cell table:number-columns-repeated="12"/>
          <table:table-cell table:style-name="ce1"/>
        </table:table-row>
        <table:table-row table:style-name="ro1">
          <table:table-cell office:value-type="string" calcext:value-type="string">
            <text:p>Fmeasure-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ARI-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ist, Ao centro-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<text:span text:style-name="T1">Sillouet-</text:span>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table:style-name="ce1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table:number-columns-repeated="5" office:value-type="float" office:value="0.604681" calcext:value-type="float">
            <text:p>0,604681</text:p>
          </table:table-cell>
          <table:table-cell table:formula="of:=AVERAGE([.B13:.F13])" office:value-type="float" office:value="0.604681" calcext:value-type="float">
            <text:p>0,604681</text:p>
          </table:table-cell>
          <table:table-cell office:value-type="string" calcext:value-type="string">
            <text:p>Aggreagtion</text:p>
          </table:table-cell>
          <table:table-cell table:number-columns-repeated="5" office:value-type="float" office:value="0.403981" calcext:value-type="float">
            <text:p>0,403981</text:p>
          </table:table-cell>
          <table:table-cell table:formula="of:=AVERAGE([.I13:.M13])" office:value-type="float" office:value="0.403981" calcext:value-type="float">
            <text:p>0,403981</text:p>
          </table:table-cell>
          <table:table-cell office:value-type="string" calcext:value-type="string">
            <text:p>Aggreagtion</text:p>
          </table:table-cell>
          <table:table-cell table:number-columns-repeated="5" office:value-type="float" office:value="149569.124312" calcext:value-type="float">
            <text:p>149569,124312</text:p>
          </table:table-cell>
          <table:table-cell table:formula="of:=AVERAGE([.P13:.T13])" office:value-type="float" office:value="149569.124312" calcext:value-type="float">
            <text:p>149569,124312</text:p>
          </table:table-cell>
          <table:table-cell office:value-type="string" calcext:value-type="string">
            <text:p>Aggreagtion</text:p>
          </table:table-cell>
          <table:table-cell table:number-columns-repeated="5" office:value-type="float" office:value="0.325452" calcext:value-type="float">
            <text:p>0,325452</text:p>
          </table:table-cell>
          <table:table-cell table:style-name="ce1" table:formula="of:=AVERAGE([.W13:.AA13])" office:value-type="float" office:value="0.325452" calcext:value-type="float">
            <text:p>0,325452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519875" calcext:value-type="float">
            <text:p>0,519875</text:p>
          </table:table-cell>
          <table:table-cell table:number-columns-repeated="2" office:value-type="float" office:value="0.505969" calcext:value-type="float">
            <text:p>0,505969</text:p>
          </table:table-cell>
          <table:table-cell office:value-type="float" office:value="0.527375" calcext:value-type="float">
            <text:p>0,527375</text:p>
          </table:table-cell>
          <table:table-cell office:value-type="float" office:value="0.586396" calcext:value-type="float">
            <text:p>0,586396</text:p>
          </table:table-cell>
          <table:table-cell table:formula="of:=AVERAGE([.B14:.F14])" office:value-type="float" office:value="0.5291168" calcext:value-type="float">
            <text:p>0,5291168</text:p>
          </table:table-cell>
          <table:table-cell office:value-type="string" calcext:value-type="string">
            <text:p>CSPA</text:p>
          </table:table-cell>
          <table:table-cell office:value-type="float" office:value="0.334728" calcext:value-type="float">
            <text:p>0,334728</text:p>
          </table:table-cell>
          <table:table-cell table:number-columns-repeated="2" office:value-type="float" office:value="0.300044" calcext:value-type="float">
            <text:p>0,300044</text:p>
          </table:table-cell>
          <table:table-cell office:value-type="float" office:value="0.326483" calcext:value-type="float">
            <text:p>0,326483</text:p>
          </table:table-cell>
          <table:table-cell office:value-type="float" office:value="0.378512" calcext:value-type="float">
            <text:p>0,378512</text:p>
          </table:table-cell>
          <table:table-cell table:formula="of:=AVERAGE([.I14:.M14])" office:value-type="float" office:value="0.3279622" calcext:value-type="float">
            <text:p>0,3279622</text:p>
          </table:table-cell>
          <table:table-cell office:value-type="string" calcext:value-type="string">
            <text:p>CSPA</text:p>
          </table:table-cell>
          <table:table-cell office:value-type="float" office:value="171820.916213" calcext:value-type="float">
            <text:p>171820,916213</text:p>
          </table:table-cell>
          <table:table-cell table:number-columns-repeated="2" office:value-type="float" office:value="184680.978783" calcext:value-type="float">
            <text:p>184680,978783</text:p>
          </table:table-cell>
          <table:table-cell office:value-type="float" office:value="166744.775671" calcext:value-type="float">
            <text:p>166744,775671</text:p>
          </table:table-cell>
          <table:table-cell office:value-type="float" office:value="159283.46744" calcext:value-type="float">
            <text:p>159283,46744</text:p>
          </table:table-cell>
          <table:table-cell table:formula="of:=AVERAGE([.P14:.T14])" office:value-type="float" office:value="173442.223378" calcext:value-type="float">
            <text:p>173442,223378</text:p>
          </table:table-cell>
          <table:table-cell office:value-type="string" calcext:value-type="string">
            <text:p>CSPA</text:p>
          </table:table-cell>
          <table:table-cell office:value-type="float" office:value="0.143606" calcext:value-type="float">
            <text:p>0,143606</text:p>
          </table:table-cell>
          <table:table-cell table:number-columns-repeated="2" office:value-type="float" office:value="0.113233" calcext:value-type="float">
            <text:p>0,113233</text:p>
          </table:table-cell>
          <table:table-cell office:value-type="float" office:value="0.154459" calcext:value-type="float">
            <text:p>0,154459</text:p>
          </table:table-cell>
          <table:table-cell office:value-type="float" office:value="0.223565" calcext:value-type="float">
            <text:p>0,223565</text:p>
          </table:table-cell>
          <table:table-cell table:style-name="ce1" table:formula="of:=AVERAGE([.W14:.AA14])" office:value-type="float" office:value="0.1496192" calcext:value-type="float">
            <text:p>0,1496192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501951" calcext:value-type="float">
            <text:p>0,501951</text:p>
          </table:table-cell>
          <table:table-cell office:value-type="float" office:value="0.49782" calcext:value-type="float">
            <text:p>0,49782</text:p>
          </table:table-cell>
          <table:table-cell office:value-type="float" office:value="0.4355" calcext:value-type="float">
            <text:p>0,4355</text:p>
          </table:table-cell>
          <table:table-cell office:value-type="float" office:value="0.543273" calcext:value-type="float">
            <text:p>0,543273</text:p>
          </table:table-cell>
          <table:table-cell office:value-type="float" office:value="0.541396" calcext:value-type="float">
            <text:p>0,541396</text:p>
          </table:table-cell>
          <table:table-cell table:formula="of:=AVERAGE([.B15:.F15])" office:value-type="float" office:value="0.503988" calcext:value-type="float">
            <text:p>0,503988</text:p>
          </table:table-cell>
          <table:table-cell office:value-type="string" calcext:value-type="string">
            <text:p>HGPA</text:p>
          </table:table-cell>
          <table:table-cell office:value-type="float" office:value="0.281628" calcext:value-type="float">
            <text:p>0,281628</text:p>
          </table:table-cell>
          <table:table-cell office:value-type="float" office:value="0.262947" calcext:value-type="float">
            <text:p>0,262947</text:p>
          </table:table-cell>
          <table:table-cell office:value-type="float" office:value="0.227526" calcext:value-type="float">
            <text:p>0,227526</text:p>
          </table:table-cell>
          <table:table-cell office:value-type="float" office:value="0.304279" calcext:value-type="float">
            <text:p>0,304279</text:p>
          </table:table-cell>
          <table:table-cell office:value-type="float" office:value="0.331081" calcext:value-type="float">
            <text:p>0,331081</text:p>
          </table:table-cell>
          <table:table-cell table:formula="of:=AVERAGE([.I15:.M15])" office:value-type="float" office:value="0.2814922" calcext:value-type="float">
            <text:p>0,2814922</text:p>
          </table:table-cell>
          <table:table-cell office:value-type="string" calcext:value-type="string">
            <text:p>HGPA</text:p>
          </table:table-cell>
          <table:table-cell office:value-type="float" office:value="192284.840236" calcext:value-type="float">
            <text:p>192284,840236</text:p>
          </table:table-cell>
          <table:table-cell office:value-type="float" office:value="210361.780144" calcext:value-type="float">
            <text:p>210361,780144</text:p>
          </table:table-cell>
          <table:table-cell office:value-type="float" office:value="207706.439887" calcext:value-type="float">
            <text:p>207706,439887</text:p>
          </table:table-cell>
          <table:table-cell office:value-type="float" office:value="188871.110879" calcext:value-type="float">
            <text:p>188871,110879</text:p>
          </table:table-cell>
          <table:table-cell office:value-type="float" office:value="168754.069052" calcext:value-type="float">
            <text:p>168754,069052</text:p>
          </table:table-cell>
          <table:table-cell table:formula="of:=AVERAGE([.P15:.T15])" office:value-type="float" office:value="193595.6480396" calcext:value-type="float">
            <text:p>193595,6480396</text:p>
          </table:table-cell>
          <table:table-cell office:value-type="string" calcext:value-type="string">
            <text:p>HGPA</text:p>
          </table:table-cell>
          <table:table-cell office:value-type="float" office:value="0.129718" calcext:value-type="float">
            <text:p>0,129718</text:p>
          </table:table-cell>
          <table:table-cell office:value-type="float" office:value="0.022285" calcext:value-type="float">
            <text:p>0,022285</text:p>
          </table:table-cell>
          <table:table-cell office:value-type="float" office:value="0.016489" calcext:value-type="float">
            <text:p>0,016489</text:p>
          </table:table-cell>
          <table:table-cell office:value-type="float" office:value="0.149974" calcext:value-type="float">
            <text:p>0,149974</text:p>
          </table:table-cell>
          <table:table-cell office:value-type="float" office:value="0.155955" calcext:value-type="float">
            <text:p>0,155955</text:p>
          </table:table-cell>
          <table:table-cell table:style-name="ce1" table:formula="of:=AVERAGE([.W15:.AA15])" office:value-type="float" office:value="0.0948842" calcext:value-type="float">
            <text:p>0,0948842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office:value-type="float" office:value="0.496002" calcext:value-type="float">
            <text:p>0,496002</text:p>
          </table:table-cell>
          <table:table-cell office:value-type="float" office:value="0.462861" calcext:value-type="float">
            <text:p>0,462861</text:p>
          </table:table-cell>
          <table:table-cell office:value-type="float" office:value="0.477809" calcext:value-type="float">
            <text:p>0,477809</text:p>
          </table:table-cell>
          <table:table-cell office:value-type="float" office:value="0.612481" calcext:value-type="float">
            <text:p>0,612481</text:p>
          </table:table-cell>
          <table:table-cell office:value-type="float" office:value="0.570354" calcext:value-type="float">
            <text:p>0,570354</text:p>
          </table:table-cell>
          <table:table-cell table:formula="of:=AVERAGE([.B16:.F16])" office:value-type="float" office:value="0.5239014" calcext:value-type="float">
            <text:p>0,5239014</text:p>
          </table:table-cell>
          <table:table-cell office:value-type="string" calcext:value-type="string">
            <text:p>IVC</text:p>
          </table:table-cell>
          <table:table-cell office:value-type="float" office:value="0.236368" calcext:value-type="float">
            <text:p>0,236368</text:p>
          </table:table-cell>
          <table:table-cell office:value-type="float" office:value="0.19248" calcext:value-type="float">
            <text:p>0,19248</text:p>
          </table:table-cell>
          <table:table-cell office:value-type="float" office:value="0.265446" calcext:value-type="float">
            <text:p>0,265446</text:p>
          </table:table-cell>
          <table:table-cell office:value-type="float" office:value="0.381209" calcext:value-type="float">
            <text:p>0,381209</text:p>
          </table:table-cell>
          <table:table-cell office:value-type="float" office:value="0.390919" calcext:value-type="float">
            <text:p>0,390919</text:p>
          </table:table-cell>
          <table:table-cell table:formula="of:=AVERAGE([.I16:.M16])" office:value-type="float" office:value="0.2932844" calcext:value-type="float">
            <text:p>0,2932844</text:p>
          </table:table-cell>
          <table:table-cell office:value-type="string" calcext:value-type="string">
            <text:p>IVC</text:p>
          </table:table-cell>
          <table:table-cell office:value-type="float" office:value="179771.460663" calcext:value-type="float">
            <text:p>179771,460663</text:p>
          </table:table-cell>
          <table:table-cell office:value-type="float" office:value="237625.715745" calcext:value-type="float">
            <text:p>237625,715745</text:p>
          </table:table-cell>
          <table:table-cell office:value-type="float" office:value="209813.698523" calcext:value-type="float">
            <text:p>209813,698523</text:p>
          </table:table-cell>
          <table:table-cell office:value-type="float" office:value="167469.694119" calcext:value-type="float">
            <text:p>167469,694119</text:p>
          </table:table-cell>
          <table:table-cell office:value-type="float" office:value="164230.412825" calcext:value-type="float">
            <text:p>164230,412825</text:p>
          </table:table-cell>
          <table:table-cell table:formula="of:=AVERAGE([.P16:.T16])" office:value-type="float" office:value="191782.196375" calcext:value-type="float">
            <text:p>191782,196375</text:p>
          </table:table-cell>
          <table:table-cell office:value-type="string" calcext:value-type="string">
            <text:p>IVC</text:p>
          </table:table-cell>
          <table:table-cell office:value-type="float" office:value="0.294302" calcext:value-type="float">
            <text:p>0,294302</text:p>
          </table:table-cell>
          <table:table-cell office:value-type="float" office:value="0.100448" calcext:value-type="float">
            <text:p>0,100448</text:p>
          </table:table-cell>
          <table:table-cell office:value-type="float" office:value="0.203147" calcext:value-type="float">
            <text:p>0,203147</text:p>
          </table:table-cell>
          <table:table-cell office:value-type="float" office:value="0.302634" calcext:value-type="float">
            <text:p>0,302634</text:p>
          </table:table-cell>
          <table:table-cell office:value-type="float" office:value="0.258237" calcext:value-type="float">
            <text:p>0,258237</text:p>
          </table:table-cell>
          <table:table-cell table:style-name="ce1" table:formula="of:=AVERAGE([.W16:.AA16])" office:value-type="float" office:value="0.2317536" calcext:value-type="float">
            <text:p>0,2317536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604681" calcext:value-type="float">
            <text:p>0,604681</text:p>
          </table:table-cell>
          <table:table-cell table:number-columns-repeated="4" office:value-type="float" office:value="0.575975" calcext:value-type="float">
            <text:p>0,575975</text:p>
          </table:table-cell>
          <table:table-cell table:formula="of:=AVERAGE([.B17:.F17])" office:value-type="float" office:value="0.5817162" calcext:value-type="float">
            <text:p>0,5817162</text:p>
          </table:table-cell>
          <table:table-cell office:value-type="string" calcext:value-type="string">
            <text:p>LWEA+Aggregation</text:p>
          </table:table-cell>
          <table:table-cell office:value-type="float" office:value="0.403981" calcext:value-type="float">
            <text:p>0,403981</text:p>
          </table:table-cell>
          <table:table-cell table:number-columns-repeated="4" office:value-type="float" office:value="0.340096" calcext:value-type="float">
            <text:p>0,340096</text:p>
          </table:table-cell>
          <table:table-cell table:formula="of:=AVERAGE([.I17:.M17])" office:value-type="float" office:value="0.352873" calcext:value-type="float">
            <text:p>0,352873</text:p>
          </table:table-cell>
          <table:table-cell office:value-type="string" calcext:value-type="string">
            <text:p>LWEA+Aggregation</text:p>
          </table:table-cell>
          <table:table-cell office:value-type="float" office:value="149569.124312" calcext:value-type="float">
            <text:p>149569,124312</text:p>
          </table:table-cell>
          <table:table-cell table:number-columns-repeated="4" office:value-type="float" office:value="167115.440457" calcext:value-type="float">
            <text:p>167115,440457</text:p>
          </table:table-cell>
          <table:table-cell table:formula="of:=AVERAGE([.P17:.T17])" office:value-type="float" office:value="163606.177228" calcext:value-type="float">
            <text:p>163606,177228</text:p>
          </table:table-cell>
          <table:table-cell office:value-type="string" calcext:value-type="string">
            <text:p>LWEA+Aggregation</text:p>
          </table:table-cell>
          <table:table-cell office:value-type="float" office:value="0.325452" calcext:value-type="float">
            <text:p>0,325452</text:p>
          </table:table-cell>
          <table:table-cell table:number-columns-repeated="4" office:value-type="float" office:value="0.239807" calcext:value-type="float">
            <text:p>0,239807</text:p>
          </table:table-cell>
          <table:table-cell table:style-name="ce1" table:formula="of:=AVERAGE([.W17:.AA17])" office:value-type="float" office:value="0.256936" calcext:value-type="float">
            <text:p>0,256936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523272" calcext:value-type="float">
            <text:p>0,523272</text:p>
          </table:table-cell>
          <table:table-cell table:number-columns-repeated="2" office:value-type="float" office:value="0.505969" calcext:value-type="float">
            <text:p>0,505969</text:p>
          </table:table-cell>
          <table:table-cell office:value-type="float" office:value="0.541839" calcext:value-type="float">
            <text:p>0,541839</text:p>
          </table:table-cell>
          <table:table-cell office:value-type="float" office:value="0.60463" calcext:value-type="float">
            <text:p>0,60463</text:p>
          </table:table-cell>
          <table:table-cell table:formula="of:=AVERAGE([.B18:.F18])" office:value-type="float" office:value="0.5363358" calcext:value-type="float">
            <text:p>0,5363358</text:p>
          </table:table-cell>
          <table:table-cell office:value-type="string" calcext:value-type="string">
            <text:p>LWEA+CSPA</text:p>
          </table:table-cell>
          <table:table-cell office:value-type="float" office:value="0.339437" calcext:value-type="float">
            <text:p>0,339437</text:p>
          </table:table-cell>
          <table:table-cell table:number-columns-repeated="2" office:value-type="float" office:value="0.300044" calcext:value-type="float">
            <text:p>0,300044</text:p>
          </table:table-cell>
          <table:table-cell office:value-type="float" office:value="0.332664" calcext:value-type="float">
            <text:p>0,332664</text:p>
          </table:table-cell>
          <table:table-cell office:value-type="float" office:value="0.396913" calcext:value-type="float">
            <text:p>0,396913</text:p>
          </table:table-cell>
          <table:table-cell table:formula="of:=AVERAGE([.I18:.M18])" office:value-type="float" office:value="0.3338204" calcext:value-type="float">
            <text:p>0,3338204</text:p>
          </table:table-cell>
          <table:table-cell office:value-type="string" calcext:value-type="string">
            <text:p>LWEA+CSPA</text:p>
          </table:table-cell>
          <table:table-cell office:value-type="float" office:value="176046.24052" calcext:value-type="float">
            <text:p>176046,24052</text:p>
          </table:table-cell>
          <table:table-cell table:number-columns-repeated="2" office:value-type="float" office:value="184680.978783" calcext:value-type="float">
            <text:p>184680,978783</text:p>
          </table:table-cell>
          <table:table-cell office:value-type="float" office:value="167266.153692" calcext:value-type="float">
            <text:p>167266,153692</text:p>
          </table:table-cell>
          <table:table-cell office:value-type="float" office:value="162018.462646" calcext:value-type="float">
            <text:p>162018,462646</text:p>
          </table:table-cell>
          <table:table-cell table:formula="of:=AVERAGE([.P18:.T18])" office:value-type="float" office:value="174938.5628848" calcext:value-type="float">
            <text:p>174938,5628848</text:p>
          </table:table-cell>
          <table:table-cell office:value-type="string" calcext:value-type="string">
            <text:p>LWEA+CSPA</text:p>
          </table:table-cell>
          <table:table-cell office:value-type="float" office:value="0.143445" calcext:value-type="float">
            <text:p>0,143445</text:p>
          </table:table-cell>
          <table:table-cell table:number-columns-repeated="2" office:value-type="float" office:value="0.113233" calcext:value-type="float">
            <text:p>0,113233</text:p>
          </table:table-cell>
          <table:table-cell office:value-type="float" office:value="0.162458" calcext:value-type="float">
            <text:p>0,162458</text:p>
          </table:table-cell>
          <table:table-cell office:value-type="float" office:value="0.212681" calcext:value-type="float">
            <text:p>0,212681</text:p>
          </table:table-cell>
          <table:table-cell table:style-name="ce1" table:formula="of:=AVERAGE([.W18:.AA18])" office:value-type="float" office:value="0.14901" calcext:value-type="float">
            <text:p>0,14901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table:number-columns-repeated="5" office:value-type="float" office:value="0.604681" calcext:value-type="float">
            <text:p>0,604681</text:p>
          </table:table-cell>
          <table:table-cell table:formula="of:=AVERAGE([.B19:.F19])" office:value-type="float" office:value="0.604681" calcext:value-type="float">
            <text:p>0,604681</text:p>
          </table:table-cell>
          <table:table-cell office:value-type="string" calcext:value-type="string">
            <text:p>MCLA</text:p>
          </table:table-cell>
          <table:table-cell table:number-columns-repeated="5" office:value-type="float" office:value="0.403981" calcext:value-type="float">
            <text:p>0,403981</text:p>
          </table:table-cell>
          <table:table-cell table:formula="of:=AVERAGE([.I19:.M19])" office:value-type="float" office:value="0.403981" calcext:value-type="float">
            <text:p>0,403981</text:p>
          </table:table-cell>
          <table:table-cell office:value-type="string" calcext:value-type="string">
            <text:p>MCLA</text:p>
          </table:table-cell>
          <table:table-cell table:number-columns-repeated="5" office:value-type="float" office:value="149569.124312" calcext:value-type="float">
            <text:p>149569,124312</text:p>
          </table:table-cell>
          <table:table-cell table:formula="of:=AVERAGE([.P19:.T19])" office:value-type="float" office:value="149569.124312" calcext:value-type="float">
            <text:p>149569,124312</text:p>
          </table:table-cell>
          <table:table-cell office:value-type="string" calcext:value-type="string">
            <text:p>MCLA</text:p>
          </table:table-cell>
          <table:table-cell table:number-columns-repeated="5" office:value-type="float" office:value="0.325452" calcext:value-type="float">
            <text:p>0,325452</text:p>
          </table:table-cell>
          <table:table-cell table:style-name="ce1" table:formula="of:=AVERAGE([.W19:.AA19])" office:value-type="float" office:value="0.325452" calcext:value-type="float">
            <text:p>0,325452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591732" calcext:value-type="float">
            <text:p>0,591732</text:p>
          </table:table-cell>
          <table:table-cell table:number-columns-repeated="2" office:value-type="float" office:value="0.604681" calcext:value-type="float">
            <text:p>0,604681</text:p>
          </table:table-cell>
          <table:table-cell office:value-type="float" office:value="0.598858" calcext:value-type="float">
            <text:p>0,598858</text:p>
          </table:table-cell>
          <table:table-cell office:value-type="float" office:value="0.593862" calcext:value-type="float">
            <text:p>0,593862</text:p>
          </table:table-cell>
          <table:table-cell table:formula="of:=AVERAGE([.B20:.F20])" office:value-type="float" office:value="0.5987628" calcext:value-type="float">
            <text:p>0,5987628</text:p>
          </table:table-cell>
          <table:table-cell office:value-type="string" calcext:value-type="string">
            <text:p>Média ensemble</text:p>
          </table:table-cell>
          <table:table-cell office:value-type="float" office:value="0.394085" calcext:value-type="float">
            <text:p>0,394085</text:p>
          </table:table-cell>
          <table:table-cell table:number-columns-repeated="2" office:value-type="float" office:value="0.403981" calcext:value-type="float">
            <text:p>0,403981</text:p>
          </table:table-cell>
          <table:table-cell office:value-type="float" office:value="0.383207" calcext:value-type="float">
            <text:p>0,383207</text:p>
          </table:table-cell>
          <table:table-cell office:value-type="float" office:value="0.390776" calcext:value-type="float">
            <text:p>0,390776</text:p>
          </table:table-cell>
          <table:table-cell table:formula="of:=AVERAGE([.I20:.M20])" office:value-type="float" office:value="0.395206" calcext:value-type="float">
            <text:p>0,395206</text:p>
          </table:table-cell>
          <table:table-cell office:value-type="string" calcext:value-type="string">
            <text:p>Média ensemble</text:p>
          </table:table-cell>
          <table:table-cell office:value-type="float" office:value="151116.35879" calcext:value-type="float">
            <text:p>151116,35879</text:p>
          </table:table-cell>
          <table:table-cell table:number-columns-repeated="2" office:value-type="float" office:value="149569.124312" calcext:value-type="float">
            <text:p>149569,124312</text:p>
          </table:table-cell>
          <table:table-cell office:value-type="float" office:value="152198.937874" calcext:value-type="float">
            <text:p>152198,937874</text:p>
          </table:table-cell>
          <table:table-cell office:value-type="float" office:value="151258.706802" calcext:value-type="float">
            <text:p>151258,706802</text:p>
          </table:table-cell>
          <table:table-cell table:formula="of:=AVERAGE([.P20:.T20])" office:value-type="float" office:value="150742.450418" calcext:value-type="float">
            <text:p>150742,450418</text:p>
          </table:table-cell>
          <table:table-cell office:value-type="string" calcext:value-type="string">
            <text:p>Média ensemble</text:p>
          </table:table-cell>
          <table:table-cell office:value-type="float" office:value="0.325108" calcext:value-type="float">
            <text:p>0,325108</text:p>
          </table:table-cell>
          <table:table-cell table:number-columns-repeated="2" office:value-type="float" office:value="0.325452" calcext:value-type="float">
            <text:p>0,325452</text:p>
          </table:table-cell>
          <table:table-cell office:value-type="float" office:value="0.32523" calcext:value-type="float">
            <text:p>0,32523</text:p>
          </table:table-cell>
          <table:table-cell office:value-type="float" office:value="0.322975" calcext:value-type="float">
            <text:p>0,322975</text:p>
          </table:table-cell>
          <table:table-cell table:style-name="ce1" table:formula="of:=AVERAGE([.W20:.AA20])" office:value-type="float" office:value="0.3248434" calcext:value-type="float">
            <text:p>0,3248434</text:p>
          </table:table-cell>
        </table:table-row>
        <table:table-row table:style-name="ro1">
          <table:table-cell table:number-columns-repeated="27"/>
          <table:table-cell table:style-name="ce1"/>
        </table:table-row>
        <table:table-row table:style-name="ro1">
          <table:table-cell office:value-type="string" calcext:value-type="string">
            <text:p>Fmeasure-TW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ARI-TW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ist, Ao centro-TW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<text:span text:style-name="T1">Sillouet-T</text:span>WKM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table:style-name="ce1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579186" calcext:value-type="float">
            <text:p>0,579186</text:p>
          </table:table-cell>
          <table:table-cell office:value-type="float" office:value="0.578334" calcext:value-type="float">
            <text:p>0,578334</text:p>
          </table:table-cell>
          <table:table-cell office:value-type="float" office:value="0.577008" calcext:value-type="float">
            <text:p>0,577008</text:p>
          </table:table-cell>
          <table:table-cell office:value-type="float" office:value="0.53808" calcext:value-type="float">
            <text:p>0,53808</text:p>
          </table:table-cell>
          <table:table-cell office:value-type="float" office:value="0.578206" calcext:value-type="float">
            <text:p>0,578206</text:p>
          </table:table-cell>
          <table:table-cell table:formula="of:=AVERAGE([.B23:.F23])" office:value-type="float" office:value="0.5701628" calcext:value-type="float">
            <text:p>0,5701628</text:p>
          </table:table-cell>
          <table:table-cell office:value-type="string" calcext:value-type="string">
            <text:p>Aggreagtion</text:p>
          </table:table-cell>
          <table:table-cell office:value-type="float" office:value="0.38632" calcext:value-type="float">
            <text:p>0,38632</text:p>
          </table:table-cell>
          <table:table-cell office:value-type="float" office:value="0.385443" calcext:value-type="float">
            <text:p>0,385443</text:p>
          </table:table-cell>
          <table:table-cell office:value-type="float" office:value="0.383109" calcext:value-type="float">
            <text:p>0,383109</text:p>
          </table:table-cell>
          <table:table-cell office:value-type="float" office:value="0.349918" calcext:value-type="float">
            <text:p>0,349918</text:p>
          </table:table-cell>
          <table:table-cell office:value-type="float" office:value="0.38596" calcext:value-type="float">
            <text:p>0,38596</text:p>
          </table:table-cell>
          <table:table-cell table:formula="of:=AVERAGE([.I23:.M23])" office:value-type="float" office:value="0.37815" calcext:value-type="float">
            <text:p>0,37815</text:p>
          </table:table-cell>
          <table:table-cell office:value-type="string" calcext:value-type="string">
            <text:p>Aggreagtion</text:p>
          </table:table-cell>
          <table:table-cell office:value-type="float" office:value="204530.226302" calcext:value-type="float">
            <text:p>204530,226302</text:p>
          </table:table-cell>
          <table:table-cell office:value-type="float" office:value="204834.663944" calcext:value-type="float">
            <text:p>204834,663944</text:p>
          </table:table-cell>
          <table:table-cell office:value-type="float" office:value="203945.708925" calcext:value-type="float">
            <text:p>203945,708925</text:p>
          </table:table-cell>
          <table:table-cell office:value-type="float" office:value="190104.210551" calcext:value-type="float">
            <text:p>190104,210551</text:p>
          </table:table-cell>
          <table:table-cell office:value-type="float" office:value="204547.214538" calcext:value-type="float">
            <text:p>204547,214538</text:p>
          </table:table-cell>
          <table:table-cell table:formula="of:=AVERAGE([.P23:.T23])" office:value-type="float" office:value="201592.404852" calcext:value-type="float">
            <text:p>201592,404852</text:p>
          </table:table-cell>
          <table:table-cell office:value-type="string" calcext:value-type="string">
            <text:p>Aggreagtion</text:p>
          </table:table-cell>
          <table:table-cell office:value-type="float" office:value="-0.072544" calcext:value-type="float">
            <text:p>-0,072544</text:p>
          </table:table-cell>
          <table:table-cell office:value-type="float" office:value="0.016724" calcext:value-type="float">
            <text:p>0,016724</text:p>
          </table:table-cell>
          <table:table-cell office:value-type="float" office:value="-0.019261" calcext:value-type="float">
            <text:p>-0,019261</text:p>
          </table:table-cell>
          <table:table-cell office:value-type="float" office:value="0.027063" calcext:value-type="float">
            <text:p>0,027063</text:p>
          </table:table-cell>
          <table:table-cell office:value-type="float" office:value="-0.007263" calcext:value-type="float">
            <text:p>-0,007263</text:p>
          </table:table-cell>
          <table:table-cell table:style-name="ce1" table:formula="of:=AVERAGE([.W23:.AA23])" office:value-type="float" office:value="-0.0110562" calcext:value-type="float">
            <text:p>-0,0110562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510606" calcext:value-type="float">
            <text:p>0,510606</text:p>
          </table:table-cell>
          <table:table-cell office:value-type="float" office:value="0.491046" calcext:value-type="float">
            <text:p>0,491046</text:p>
          </table:table-cell>
          <table:table-cell office:value-type="float" office:value="0.538218" calcext:value-type="float">
            <text:p>0,538218</text:p>
          </table:table-cell>
          <table:table-cell office:value-type="float" office:value="0.534654" calcext:value-type="float">
            <text:p>0,534654</text:p>
          </table:table-cell>
          <table:table-cell office:value-type="float" office:value="0.530253" calcext:value-type="float">
            <text:p>0,530253</text:p>
          </table:table-cell>
          <table:table-cell table:formula="of:=AVERAGE([.B24:.F24])" office:value-type="float" office:value="0.5209554" calcext:value-type="float">
            <text:p>0,5209554</text:p>
          </table:table-cell>
          <table:table-cell office:value-type="string" calcext:value-type="string">
            <text:p>CSPA</text:p>
          </table:table-cell>
          <table:table-cell office:value-type="float" office:value="0.297901" calcext:value-type="float">
            <text:p>0,297901</text:p>
          </table:table-cell>
          <table:table-cell office:value-type="float" office:value="0.303594" calcext:value-type="float">
            <text:p>0,303594</text:p>
          </table:table-cell>
          <table:table-cell office:value-type="float" office:value="0.33021" calcext:value-type="float">
            <text:p>0,33021</text:p>
          </table:table-cell>
          <table:table-cell office:value-type="float" office:value="0.337831" calcext:value-type="float">
            <text:p>0,337831</text:p>
          </table:table-cell>
          <table:table-cell office:value-type="float" office:value="0.308763" calcext:value-type="float">
            <text:p>0,308763</text:p>
          </table:table-cell>
          <table:table-cell table:formula="of:=AVERAGE([.I24:.M24])" office:value-type="float" office:value="0.3156598" calcext:value-type="float">
            <text:p>0,3156598</text:p>
          </table:table-cell>
          <table:table-cell office:value-type="string" calcext:value-type="string">
            <text:p>CSPA</text:p>
          </table:table-cell>
          <table:table-cell office:value-type="float" office:value="222756.836875" calcext:value-type="float">
            <text:p>222756,836875</text:p>
          </table:table-cell>
          <table:table-cell office:value-type="float" office:value="213758.537071" calcext:value-type="float">
            <text:p>213758,537071</text:p>
          </table:table-cell>
          <table:table-cell office:value-type="float" office:value="213224.696748" calcext:value-type="float">
            <text:p>213224,696748</text:p>
          </table:table-cell>
          <table:table-cell office:value-type="float" office:value="201241.160234" calcext:value-type="float">
            <text:p>201241,160234</text:p>
          </table:table-cell>
          <table:table-cell office:value-type="float" office:value="214426.54181" calcext:value-type="float">
            <text:p>214426,54181</text:p>
          </table:table-cell>
          <table:table-cell table:formula="of:=AVERAGE([.P24:.T24])" office:value-type="float" office:value="213081.5545476" calcext:value-type="float">
            <text:p>213081,5545476</text:p>
          </table:table-cell>
          <table:table-cell office:value-type="string" calcext:value-type="string">
            <text:p>CSPA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51731" calcext:value-type="float">
            <text:p>0,051731</text:p>
          </table:table-cell>
          <table:table-cell office:value-type="float" office:value="0.03641" calcext:value-type="float">
            <text:p>0,03641</text:p>
          </table:table-cell>
          <table:table-cell office:value-type="float" office:value="0.067198" calcext:value-type="float">
            <text:p>0,067198</text:p>
          </table:table-cell>
          <table:table-cell office:value-type="float" office:value="0.053549" calcext:value-type="float">
            <text:p>0,053549</text:p>
          </table:table-cell>
          <table:table-cell table:style-name="ce1" table:formula="of:=AVERAGE([.W24:.AA24])" office:value-type="float" office:value="0.0456976" calcext:value-type="float">
            <text:p>0,0456976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440771" calcext:value-type="float">
            <text:p>0,440771</text:p>
          </table:table-cell>
          <table:table-cell office:value-type="float" office:value="0.478084" calcext:value-type="float">
            <text:p>0,478084</text:p>
          </table:table-cell>
          <table:table-cell office:value-type="float" office:value="0.479713" calcext:value-type="float">
            <text:p>0,479713</text:p>
          </table:table-cell>
          <table:table-cell office:value-type="float" office:value="0.454799" calcext:value-type="float">
            <text:p>0,454799</text:p>
          </table:table-cell>
          <table:table-cell office:value-type="float" office:value="0.507126" calcext:value-type="float">
            <text:p>0,507126</text:p>
          </table:table-cell>
          <table:table-cell table:formula="of:=AVERAGE([.B25:.F25])" office:value-type="float" office:value="0.4720986" calcext:value-type="float">
            <text:p>0,4720986</text:p>
          </table:table-cell>
          <table:table-cell office:value-type="string" calcext:value-type="string">
            <text:p>HGPA</text:p>
          </table:table-cell>
          <table:table-cell office:value-type="float" office:value="0.19813" calcext:value-type="float">
            <text:p>0,19813</text:p>
          </table:table-cell>
          <table:table-cell office:value-type="float" office:value="0.243051" calcext:value-type="float">
            <text:p>0,243051</text:p>
          </table:table-cell>
          <table:table-cell office:value-type="float" office:value="0.265323" calcext:value-type="float">
            <text:p>0,265323</text:p>
          </table:table-cell>
          <table:table-cell office:value-type="float" office:value="0.223133" calcext:value-type="float">
            <text:p>0,223133</text:p>
          </table:table-cell>
          <table:table-cell office:value-type="float" office:value="0.270849" calcext:value-type="float">
            <text:p>0,270849</text:p>
          </table:table-cell>
          <table:table-cell table:formula="of:=AVERAGE([.I25:.M25])" office:value-type="float" office:value="0.2400972" calcext:value-type="float">
            <text:p>0,2400972</text:p>
          </table:table-cell>
          <table:table-cell office:value-type="string" calcext:value-type="string">
            <text:p>HGPA</text:p>
          </table:table-cell>
          <table:table-cell office:value-type="float" office:value="256299.37458" calcext:value-type="float">
            <text:p>256299,37458</text:p>
          </table:table-cell>
          <table:table-cell office:value-type="float" office:value="237240.108156" calcext:value-type="float">
            <text:p>237240,108156</text:p>
          </table:table-cell>
          <table:table-cell office:value-type="float" office:value="223205.788602" calcext:value-type="float">
            <text:p>223205,788602</text:p>
          </table:table-cell>
          <table:table-cell office:value-type="float" office:value="233000.473151" calcext:value-type="float">
            <text:p>233000,473151</text:p>
          </table:table-cell>
          <table:table-cell office:value-type="float" office:value="227142.807186" calcext:value-type="float">
            <text:p>227142,807186</text:p>
          </table:table-cell>
          <table:table-cell table:formula="of:=AVERAGE([.P25:.T25])" office:value-type="float" office:value="235377.710335" calcext:value-type="float">
            <text:p>235377,710335</text:p>
          </table:table-cell>
          <table:table-cell office:value-type="string" calcext:value-type="string">
            <text:p>HGPA</text:p>
          </table:table-cell>
          <table:table-cell office:value-type="float" office:value="-0.068426" calcext:value-type="float">
            <text:p>-0,068426</text:p>
          </table:table-cell>
          <table:table-cell office:value-type="float" office:value="-0.044824" calcext:value-type="float">
            <text:p>-0,044824</text:p>
          </table:table-cell>
          <table:table-cell office:value-type="float" office:value="0.002987" calcext:value-type="float">
            <text:p>0,002987</text:p>
          </table:table-cell>
          <table:table-cell office:value-type="float" office:value="-0.0021" calcext:value-type="float">
            <text:p>-0,0021</text:p>
          </table:table-cell>
          <table:table-cell office:value-type="float" office:value="-0.005717" calcext:value-type="float">
            <text:p>-0,005717</text:p>
          </table:table-cell>
          <table:table-cell table:style-name="ce1" table:formula="of:=AVERAGE([.W25:.AA25])" office:value-type="float" office:value="-0.023616" calcext:value-type="float">
            <text:p>-0,023616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office:value-type="float" office:value="0.51659" calcext:value-type="float">
            <text:p>0,51659</text:p>
          </table:table-cell>
          <table:table-cell office:value-type="float" office:value="0.562216" calcext:value-type="float">
            <text:p>0,562216</text:p>
          </table:table-cell>
          <table:table-cell office:value-type="float" office:value="0.499131" calcext:value-type="float">
            <text:p>0,499131</text:p>
          </table:table-cell>
          <table:table-cell office:value-type="float" office:value="0.523864" calcext:value-type="float">
            <text:p>0,523864</text:p>
          </table:table-cell>
          <table:table-cell office:value-type="float" office:value="0.558518" calcext:value-type="float">
            <text:p>0,558518</text:p>
          </table:table-cell>
          <table:table-cell table:formula="of:=AVERAGE([.B26:.F26])" office:value-type="float" office:value="0.5320638" calcext:value-type="float">
            <text:p>0,5320638</text:p>
          </table:table-cell>
          <table:table-cell office:value-type="string" calcext:value-type="string">
            <text:p>IVC</text:p>
          </table:table-cell>
          <table:table-cell office:value-type="float" office:value="0.309555" calcext:value-type="float">
            <text:p>0,309555</text:p>
          </table:table-cell>
          <table:table-cell office:value-type="float" office:value="0.364302" calcext:value-type="float">
            <text:p>0,364302</text:p>
          </table:table-cell>
          <table:table-cell office:value-type="float" office:value="0.294698" calcext:value-type="float">
            <text:p>0,294698</text:p>
          </table:table-cell>
          <table:table-cell office:value-type="float" office:value="0.326827" calcext:value-type="float">
            <text:p>0,326827</text:p>
          </table:table-cell>
          <table:table-cell office:value-type="float" office:value="0.356689" calcext:value-type="float">
            <text:p>0,356689</text:p>
          </table:table-cell>
          <table:table-cell table:formula="of:=AVERAGE([.I26:.M26])" office:value-type="float" office:value="0.3304142" calcext:value-type="float">
            <text:p>0,3304142</text:p>
          </table:table-cell>
          <table:table-cell office:value-type="string" calcext:value-type="string">
            <text:p>IVC</text:p>
          </table:table-cell>
          <table:table-cell office:value-type="float" office:value="213482.832939" calcext:value-type="float">
            <text:p>213482,832939</text:p>
          </table:table-cell>
          <table:table-cell office:value-type="float" office:value="228129.406235" calcext:value-type="float">
            <text:p>228129,406235</text:p>
          </table:table-cell>
          <table:table-cell office:value-type="float" office:value="206245.530073" calcext:value-type="float">
            <text:p>206245,530073</text:p>
          </table:table-cell>
          <table:table-cell office:value-type="float" office:value="216145.091076" calcext:value-type="float">
            <text:p>216145,091076</text:p>
          </table:table-cell>
          <table:table-cell office:value-type="float" office:value="228902.821023" calcext:value-type="float">
            <text:p>228902,821023</text:p>
          </table:table-cell>
          <table:table-cell table:formula="of:=AVERAGE([.P26:.T26])" office:value-type="float" office:value="218581.1362692" calcext:value-type="float">
            <text:p>218581,1362692</text:p>
          </table:table-cell>
          <table:table-cell office:value-type="string" calcext:value-type="string">
            <text:p>IVC</text:p>
          </table:table-cell>
          <table:table-cell office:value-type="float" office:value="0.057761" calcext:value-type="float">
            <text:p>0,057761</text:p>
          </table:table-cell>
          <table:table-cell office:value-type="float" office:value="-0.051144" calcext:value-type="float">
            <text:p>-0,051144</text:p>
          </table:table-cell>
          <table:table-cell office:value-type="float" office:value="0.08831" calcext:value-type="float">
            <text:p>0,08831</text:p>
          </table:table-cell>
          <table:table-cell office:value-type="float" office:value="0.068677" calcext:value-type="float">
            <text:p>0,068677</text:p>
          </table:table-cell>
          <table:table-cell office:value-type="float" office:value="-0.053738" calcext:value-type="float">
            <text:p>-0,053738</text:p>
          </table:table-cell>
          <table:table-cell table:style-name="ce1" table:formula="of:=AVERAGE([.W26:.AA26])" office:value-type="float" office:value="0.0219732" calcext:value-type="float">
            <text:p>0,0219732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568242" calcext:value-type="float">
            <text:p>0,568242</text:p>
          </table:table-cell>
          <table:table-cell office:value-type="float" office:value="0.566508" calcext:value-type="float">
            <text:p>0,566508</text:p>
          </table:table-cell>
          <table:table-cell office:value-type="float" office:value="0.562984" calcext:value-type="float">
            <text:p>0,562984</text:p>
          </table:table-cell>
          <table:table-cell office:value-type="float" office:value="0.528309" calcext:value-type="float">
            <text:p>0,528309</text:p>
          </table:table-cell>
          <table:table-cell office:value-type="float" office:value="0.567909" calcext:value-type="float">
            <text:p>0,567909</text:p>
          </table:table-cell>
          <table:table-cell table:formula="of:=AVERAGE([.B27:.F27])" office:value-type="float" office:value="0.5587904" calcext:value-type="float">
            <text:p>0,5587904</text:p>
          </table:table-cell>
          <table:table-cell office:value-type="string" calcext:value-type="string">
            <text:p>LWEA+Aggregation</text:p>
          </table:table-cell>
          <table:table-cell office:value-type="float" office:value="0.356489" calcext:value-type="float">
            <text:p>0,356489</text:p>
          </table:table-cell>
          <table:table-cell office:value-type="float" office:value="0.353636" calcext:value-type="float">
            <text:p>0,353636</text:p>
          </table:table-cell>
          <table:table-cell office:value-type="float" office:value="0.349554" calcext:value-type="float">
            <text:p>0,349554</text:p>
          </table:table-cell>
          <table:table-cell office:value-type="float" office:value="0.308046" calcext:value-type="float">
            <text:p>0,308046</text:p>
          </table:table-cell>
          <table:table-cell office:value-type="float" office:value="0.356018" calcext:value-type="float">
            <text:p>0,356018</text:p>
          </table:table-cell>
          <table:table-cell table:formula="of:=AVERAGE([.I27:.M27])" office:value-type="float" office:value="0.3447486" calcext:value-type="float">
            <text:p>0,3447486</text:p>
          </table:table-cell>
          <table:table-cell office:value-type="string" calcext:value-type="string">
            <text:p>LWEA+Aggregation</text:p>
          </table:table-cell>
          <table:table-cell office:value-type="float" office:value="215406.522155" calcext:value-type="float">
            <text:p>215406,522155</text:p>
          </table:table-cell>
          <table:table-cell office:value-type="float" office:value="215713.50063" calcext:value-type="float">
            <text:p>215713,50063</text:p>
          </table:table-cell>
          <table:table-cell office:value-type="float" office:value="217400.814687" calcext:value-type="float">
            <text:p>217400,814687</text:p>
          </table:table-cell>
          <table:table-cell office:value-type="float" office:value="209906.452671" calcext:value-type="float">
            <text:p>209906,452671</text:p>
          </table:table-cell>
          <table:table-cell office:value-type="float" office:value="215525.006086" calcext:value-type="float">
            <text:p>215525,006086</text:p>
          </table:table-cell>
          <table:table-cell table:formula="of:=AVERAGE([.P27:.T27])" office:value-type="float" office:value="214790.4592458" calcext:value-type="float">
            <text:p>214790,4592458</text:p>
          </table:table-cell>
          <table:table-cell office:value-type="string" calcext:value-type="string">
            <text:p>LWEA+Aggregation</text:p>
          </table:table-cell>
          <table:table-cell office:value-type="float" office:value="0.011087" calcext:value-type="float">
            <text:p>0,011087</text:p>
          </table:table-cell>
          <table:table-cell office:value-type="float" office:value="0.009957" calcext:value-type="float">
            <text:p>0,009957</text:p>
          </table:table-cell>
          <table:table-cell office:value-type="float" office:value="0.004925" calcext:value-type="float">
            <text:p>0,004925</text:p>
          </table:table-cell>
          <table:table-cell office:value-type="float" office:value="0.023956" calcext:value-type="float">
            <text:p>0,023956</text:p>
          </table:table-cell>
          <table:table-cell office:value-type="float" office:value="0.010603" calcext:value-type="float">
            <text:p>0,010603</text:p>
          </table:table-cell>
          <table:table-cell table:style-name="ce1" table:formula="of:=AVERAGE([.W27:.AA27])" office:value-type="float" office:value="0.0121056" calcext:value-type="float">
            <text:p>0,0121056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496557" calcext:value-type="float">
            <text:p>0,496557</text:p>
          </table:table-cell>
          <table:table-cell office:value-type="float" office:value="0.505567" calcext:value-type="float">
            <text:p>0,505567</text:p>
          </table:table-cell>
          <table:table-cell office:value-type="float" office:value="0.52898" calcext:value-type="float">
            <text:p>0,52898</text:p>
          </table:table-cell>
          <table:table-cell office:value-type="float" office:value="0.524768" calcext:value-type="float">
            <text:p>0,524768</text:p>
          </table:table-cell>
          <table:table-cell office:value-type="float" office:value="0.544678" calcext:value-type="float">
            <text:p>0,544678</text:p>
          </table:table-cell>
          <table:table-cell table:formula="of:=AVERAGE([.B28:.F28])" office:value-type="float" office:value="0.52011" calcext:value-type="float">
            <text:p>0,52011</text:p>
          </table:table-cell>
          <table:table-cell office:value-type="string" calcext:value-type="string">
            <text:p>LWEA+CSPA</text:p>
          </table:table-cell>
          <table:table-cell office:value-type="float" office:value="0.302294" calcext:value-type="float">
            <text:p>0,302294</text:p>
          </table:table-cell>
          <table:table-cell office:value-type="float" office:value="0.307006" calcext:value-type="float">
            <text:p>0,307006</text:p>
          </table:table-cell>
          <table:table-cell office:value-type="float" office:value="0.330038" calcext:value-type="float">
            <text:p>0,330038</text:p>
          </table:table-cell>
          <table:table-cell office:value-type="float" office:value="0.31706" calcext:value-type="float">
            <text:p>0,31706</text:p>
          </table:table-cell>
          <table:table-cell office:value-type="float" office:value="0.332331" calcext:value-type="float">
            <text:p>0,332331</text:p>
          </table:table-cell>
          <table:table-cell table:formula="of:=AVERAGE([.I28:.M28])" office:value-type="float" office:value="0.3177458" calcext:value-type="float">
            <text:p>0,3177458</text:p>
          </table:table-cell>
          <table:table-cell office:value-type="string" calcext:value-type="string">
            <text:p>LWEA+CSPA</text:p>
          </table:table-cell>
          <table:table-cell office:value-type="float" office:value="214393.841786" calcext:value-type="float">
            <text:p>214393,841786</text:p>
          </table:table-cell>
          <table:table-cell office:value-type="float" office:value="221160.471185" calcext:value-type="float">
            <text:p>221160,471185</text:p>
          </table:table-cell>
          <table:table-cell office:value-type="float" office:value="205773.74229" calcext:value-type="float">
            <text:p>205773,74229</text:p>
          </table:table-cell>
          <table:table-cell office:value-type="float" office:value="212111.219174" calcext:value-type="float">
            <text:p>212111,219174</text:p>
          </table:table-cell>
          <table:table-cell office:value-type="float" office:value="205860.050831" calcext:value-type="float">
            <text:p>205860,050831</text:p>
          </table:table-cell>
          <table:table-cell table:formula="of:=AVERAGE([.P28:.T28])" office:value-type="float" office:value="211859.8650532" calcext:value-type="float">
            <text:p>211859,8650532</text:p>
          </table:table-cell>
          <table:table-cell office:value-type="string" calcext:value-type="string">
            <text:p>LWEA+CSPA</text:p>
          </table:table-cell>
          <table:table-cell office:value-type="float" office:value="0.037843" calcext:value-type="float">
            <text:p>0,037843</text:p>
          </table:table-cell>
          <table:table-cell office:value-type="float" office:value="0.024167" calcext:value-type="float">
            <text:p>0,024167</text:p>
          </table:table-cell>
          <table:table-cell office:value-type="float" office:value="0.054948" calcext:value-type="float">
            <text:p>0,054948</text:p>
          </table:table-cell>
          <table:table-cell office:value-type="float" office:value="0.038772" calcext:value-type="float">
            <text:p>0,038772</text:p>
          </table:table-cell>
          <table:table-cell office:value-type="float" office:value="0.056352" calcext:value-type="float">
            <text:p>0,056352</text:p>
          </table:table-cell>
          <table:table-cell table:style-name="ce1" table:formula="of:=AVERAGE([.W28:.AA28])" office:value-type="float" office:value="0.0424164" calcext:value-type="float">
            <text:p>0,0424164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579158" calcext:value-type="float">
            <text:p>0,579158</text:p>
          </table:table-cell>
          <table:table-cell office:value-type="float" office:value="0.57805" calcext:value-type="float">
            <text:p>0,57805</text:p>
          </table:table-cell>
          <table:table-cell office:value-type="float" office:value="0.577987" calcext:value-type="float">
            <text:p>0,577987</text:p>
          </table:table-cell>
          <table:table-cell office:value-type="float" office:value="0.574884" calcext:value-type="float">
            <text:p>0,574884</text:p>
          </table:table-cell>
          <table:table-cell office:value-type="float" office:value="0.577852" calcext:value-type="float">
            <text:p>0,577852</text:p>
          </table:table-cell>
          <table:table-cell table:formula="of:=AVERAGE([.B29:.F29])" office:value-type="float" office:value="0.5775862" calcext:value-type="float">
            <text:p>0,5775862</text:p>
          </table:table-cell>
          <table:table-cell office:value-type="string" calcext:value-type="string">
            <text:p>MCLA</text:p>
          </table:table-cell>
          <table:table-cell office:value-type="float" office:value="0.386219" calcext:value-type="float">
            <text:p>0,386219</text:p>
          </table:table-cell>
          <table:table-cell office:value-type="float" office:value="0.384161" calcext:value-type="float">
            <text:p>0,384161</text:p>
          </table:table-cell>
          <table:table-cell office:value-type="float" office:value="0.384641" calcext:value-type="float">
            <text:p>0,384641</text:p>
          </table:table-cell>
          <table:table-cell office:value-type="float" office:value="0.377619" calcext:value-type="float">
            <text:p>0,377619</text:p>
          </table:table-cell>
          <table:table-cell office:value-type="float" office:value="0.383737" calcext:value-type="float">
            <text:p>0,383737</text:p>
          </table:table-cell>
          <table:table-cell table:formula="of:=AVERAGE([.I29:.M29])" office:value-type="float" office:value="0.3832754" calcext:value-type="float">
            <text:p>0,3832754</text:p>
          </table:table-cell>
          <table:table-cell office:value-type="string" calcext:value-type="string">
            <text:p>MCLA</text:p>
          </table:table-cell>
          <table:table-cell office:value-type="float" office:value="205094.052029" calcext:value-type="float">
            <text:p>205094,052029</text:p>
          </table:table-cell>
          <table:table-cell office:value-type="float" office:value="205050.118972" calcext:value-type="float">
            <text:p>205050,118972</text:p>
          </table:table-cell>
          <table:table-cell office:value-type="float" office:value="207083.690186" calcext:value-type="float">
            <text:p>207083,690186</text:p>
          </table:table-cell>
          <table:table-cell office:value-type="float" office:value="210758.660244" calcext:value-type="float">
            <text:p>210758,660244</text:p>
          </table:table-cell>
          <table:table-cell office:value-type="float" office:value="204919.348387" calcext:value-type="float">
            <text:p>204919,348387</text:p>
          </table:table-cell>
          <table:table-cell table:formula="of:=AVERAGE([.P29:.T29])" office:value-type="float" office:value="206581.1739636" calcext:value-type="float">
            <text:p>206581,1739636</text:p>
          </table:table-cell>
          <table:table-cell office:value-type="string" calcext:value-type="string">
            <text:p>MCLA</text:p>
          </table:table-cell>
          <table:table-cell office:value-type="float" office:value="0.055421" calcext:value-type="float">
            <text:p>0,055421</text:p>
          </table:table-cell>
          <table:table-cell office:value-type="float" office:value="0.049162" calcext:value-type="float">
            <text:p>0,049162</text:p>
          </table:table-cell>
          <table:table-cell office:value-type="float" office:value="0.04349" calcext:value-type="float">
            <text:p>0,04349</text:p>
          </table:table-cell>
          <table:table-cell office:value-type="float" office:value="0.049729" calcext:value-type="float">
            <text:p>0,049729</text:p>
          </table:table-cell>
          <table:table-cell office:value-type="float" office:value="0.049301" calcext:value-type="float">
            <text:p>0,049301</text:p>
          </table:table-cell>
          <table:table-cell table:style-name="ce1" table:formula="of:=AVERAGE([.W29:.AA29])" office:value-type="float" office:value="0.0494206" calcext:value-type="float">
            <text:p>0,0494206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550378" calcext:value-type="float">
            <text:p>0,550378</text:p>
          </table:table-cell>
          <table:table-cell office:value-type="float" office:value="0.564581" calcext:value-type="float">
            <text:p>0,564581</text:p>
          </table:table-cell>
          <table:table-cell office:value-type="float" office:value="0.547121" calcext:value-type="float">
            <text:p>0,547121</text:p>
          </table:table-cell>
          <table:table-cell office:value-type="float" office:value="0.549989" calcext:value-type="float">
            <text:p>0,549989</text:p>
          </table:table-cell>
          <table:table-cell office:value-type="float" office:value="0.561139" calcext:value-type="float">
            <text:p>0,561139</text:p>
          </table:table-cell>
          <table:table-cell table:formula="of:=AVERAGE([.B30:.F30])" office:value-type="float" office:value="0.5546416" calcext:value-type="float">
            <text:p>0,5546416</text:p>
          </table:table-cell>
          <table:table-cell office:value-type="string" calcext:value-type="string">
            <text:p>Média ensemble</text:p>
          </table:table-cell>
          <table:table-cell office:value-type="float" office:value="0.353879" calcext:value-type="float">
            <text:p>0,353879</text:p>
          </table:table-cell>
          <table:table-cell office:value-type="float" office:value="0.37074" calcext:value-type="float">
            <text:p>0,37074</text:p>
          </table:table-cell>
          <table:table-cell office:value-type="float" office:value="0.350804" calcext:value-type="float">
            <text:p>0,350804</text:p>
          </table:table-cell>
          <table:table-cell office:value-type="float" office:value="0.351969" calcext:value-type="float">
            <text:p>0,351969</text:p>
          </table:table-cell>
          <table:table-cell office:value-type="float" office:value="0.361856" calcext:value-type="float">
            <text:p>0,361856</text:p>
          </table:table-cell>
          <table:table-cell table:formula="of:=AVERAGE([.I30:.M30])" office:value-type="float" office:value="0.3578496" calcext:value-type="float">
            <text:p>0,3578496</text:p>
          </table:table-cell>
          <table:table-cell office:value-type="string" calcext:value-type="string">
            <text:p>Média ensemble</text:p>
          </table:table-cell>
          <table:table-cell office:value-type="float" office:value="209166.627323" calcext:value-type="float">
            <text:p>209166,627323</text:p>
          </table:table-cell>
          <table:table-cell office:value-type="float" office:value="208906.558858" calcext:value-type="float">
            <text:p>208906,558858</text:p>
          </table:table-cell>
          <table:table-cell office:value-type="float" office:value="210298.605296" calcext:value-type="float">
            <text:p>210298,605296</text:p>
          </table:table-cell>
          <table:table-cell office:value-type="float" office:value="207146.291664" calcext:value-type="float">
            <text:p>207146,291664</text:p>
          </table:table-cell>
          <table:table-cell office:value-type="float" office:value="207584.0359" calcext:value-type="float">
            <text:p>207584,0359</text:p>
          </table:table-cell>
          <table:table-cell table:formula="of:=AVERAGE([.P30:.T30])" office:value-type="float" office:value="208620.4238082" calcext:value-type="float">
            <text:p>208620,4238082</text:p>
          </table:table-cell>
          <table:table-cell office:value-type="string" calcext:value-type="string">
            <text:p>Média ensemble</text:p>
          </table:table-cell>
          <table:table-cell office:value-type="float" office:value="0.052841" calcext:value-type="float">
            <text:p>0,052841</text:p>
          </table:table-cell>
          <table:table-cell office:value-type="float" office:value="0.041935" calcext:value-type="float">
            <text:p>0,041935</text:p>
          </table:table-cell>
          <table:table-cell office:value-type="float" office:value="0.046672" calcext:value-type="float">
            <text:p>0,046672</text:p>
          </table:table-cell>
          <table:table-cell office:value-type="float" office:value="0.047507" calcext:value-type="float">
            <text:p>0,047507</text:p>
          </table:table-cell>
          <table:table-cell office:value-type="float" office:value="0.044415" calcext:value-type="float">
            <text:p>0,044415</text:p>
          </table:table-cell>
          <table:table-cell table:style-name="ce1" table:formula="of:=AVERAGE([.W30:.AA30])" office:value-type="float" office:value="0.046674" calcext:value-type="float">
            <text:p>0,046674</text:p>
          </table:table-cell>
        </table:table-row>
        <table:table-row table:style-name="ro1" table:number-rows-repeated="3">
          <table:table-cell table:number-columns-repeated="28"/>
        </table:table-row>
        <table:table-row table:style-name="ro1" table:number-rows-repeated="30">
          <table:table-cell table:style-name="Default" table:number-columns-repeated="14"/>
          <table:table-cell table:number-columns-repeated="14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9:35:46.998387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16:42:25.032189185</meta:creation-date>
    <dc:date>2020-02-10T00:54:33.421052903</dc:date>
    <meta:editing-duration>PT28M43S</meta:editing-duration>
    <meta:editing-cycles>5</meta:editing-cycles>
    <meta:generator>LibreOffice/6.3.4.2$Linux_X86_64 LibreOffice_project/30$Build-2</meta:generator>
    <meta:document-statistic meta:table-count="1" meta:cell-count="756" meta:object-count="1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383cm" svg:height="8.658cm" xlink:href=".." xlink:type="simple" chart:class="chart:line" chart:style-name="ch1">
        <chart:title svg:x="6.02cm" svg:y="0.309cm" chart:style-name="ch2">
          <text:p>Fmeasure-Renê</text:p>
        </chart:title>
        <chart:legend chart:legend-position="end" svg:x="11.023cm" svg:y="2.287cm" style:legend-expansion="high" chart:style-name="ch3"/>
        <chart:plot-area chart:style-name="ch4" table:cell-range-address="Sheet1.A1:Sheet1.G9" chart:data-source-has-labels="both" svg:x="0.307cm" svg:y="1.261cm" svg:width="10.409cm" svg:height="7.224cm">
          <chartooo:coordinate-region svg:x="1.034cm" svg:y="1.46cm" svg:width="9.217cm" svg:height="6.378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G2" chart:label-cell-address="Sheet1.A2:Sheet1.A2" chart:class="chart:line">
            <chart:data-point chart:repeated="6"/>
          </chart:series>
          <chart:series chart:style-name="ch8" chart:values-cell-range-address="Sheet1.B3:Sheet1.G3" chart:label-cell-address="Sheet1.A3:Sheet1.A3" chart:class="chart:line">
            <chart:data-point chart:repeated="6"/>
          </chart:series>
          <chart:series chart:style-name="ch9" chart:values-cell-range-address="Sheet1.B4:Sheet1.G4" chart:label-cell-address="Sheet1.A4:Sheet1.A4" chart:class="chart:line">
            <chart:data-point chart:repeated="6"/>
          </chart:series>
          <chart:series chart:style-name="ch10" chart:values-cell-range-address="Sheet1.B5:Sheet1.G5" chart:label-cell-address="Sheet1.A5:Sheet1.A5" chart:class="chart:line">
            <chart:data-point chart:repeated="6"/>
          </chart:series>
          <chart:series chart:style-name="ch11" chart:values-cell-range-address="Sheet1.B6:Sheet1.G6" chart:label-cell-address="Sheet1.A6:Sheet1.A6" chart:class="chart:line">
            <chart:data-point chart:repeated="6"/>
          </chart:series>
          <chart:series chart:style-name="ch12" chart:values-cell-range-address="Sheet1.B7:Sheet1.G7" chart:label-cell-address="Sheet1.A7:Sheet1.A7" chart:class="chart:line">
            <chart:data-point chart:repeated="6"/>
          </chart:series>
          <chart:series chart:style-name="ch13" chart:values-cell-range-address="Sheet1.B8:Sheet1.G8" chart:label-cell-address="Sheet1.A8:Sheet1.A8" chart:class="chart:line">
            <chart:data-point chart:repeated="6"/>
          </chart:series>
          <chart:series chart:style-name="ch14" chart:values-cell-range-address="Sheet1.B9:Sheet1.G9" chart:label-cell-address="Sheet1.A9:Sheet1.A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B1:Sheet1.G1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A2:Sheet1.A2</svg:desc>
                </draw:g>
              </table:table-cell>
              <table:table-cell office:value-type="float" office:value="0.65129">
                <text:p>0.65129</text:p>
                <draw:g>
                  <svg:desc>Sheet1.B2:Sheet1.G2</svg:desc>
                </draw:g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</table:table-row>
            <table:table-row>
              <table:table-cell office:value-type="string">
                <text:p>CSPA</text:p>
                <draw:g>
                  <svg:desc>Sheet1.A3:Sheet1.A3</svg:desc>
                </draw:g>
              </table:table-cell>
              <table:table-cell office:value-type="float" office:value="0.647373">
                <text:p>0.647373</text:p>
                <draw:g>
                  <svg:desc>Sheet1.B3:Sheet1.G3</svg:desc>
                </draw:g>
              </table:table-cell>
              <table:table-cell office:value-type="float" office:value="0.626935">
                <text:p>0.626935</text:p>
              </table:table-cell>
              <table:table-cell office:value-type="float" office:value="0.661203">
                <text:p>0.661203</text:p>
              </table:table-cell>
              <table:table-cell office:value-type="float" office:value="0.657097">
                <text:p>0.657097</text:p>
              </table:table-cell>
              <table:table-cell office:value-type="float" office:value="0.631563">
                <text:p>0.631563</text:p>
              </table:table-cell>
              <table:table-cell office:value-type="float" office:value="0.6448342">
                <text:p>0.6448342</text:p>
              </table:table-cell>
            </table:table-row>
            <table:table-row>
              <table:table-cell office:value-type="string">
                <text:p>HGPA</text:p>
                <draw:g>
                  <svg:desc>Sheet1.A4:Sheet1.A4</svg:desc>
                </draw:g>
              </table:table-cell>
              <table:table-cell office:value-type="float" office:value="0.49877">
                <text:p>0.49877</text:p>
                <draw:g>
                  <svg:desc>Sheet1.B4:Sheet1.G4</svg:desc>
                </draw:g>
              </table:table-cell>
              <table:table-cell office:value-type="float" office:value="0.49194">
                <text:p>0.49194</text:p>
              </table:table-cell>
              <table:table-cell office:value-type="float" office:value="0.567216">
                <text:p>0.567216</text:p>
              </table:table-cell>
              <table:table-cell office:value-type="float" office:value="0.484274">
                <text:p>0.484274</text:p>
              </table:table-cell>
              <table:table-cell office:value-type="float" office:value="0.621218">
                <text:p>0.621218</text:p>
              </table:table-cell>
              <table:table-cell office:value-type="float" office:value="0.5326836">
                <text:p>0.5326836</text:p>
              </table:table-cell>
            </table:table-row>
            <table:table-row>
              <table:table-cell office:value-type="string">
                <text:p>IVC</text:p>
                <draw:g>
                  <svg:desc>Sheet1.A5:Sheet1.A5</svg:desc>
                </draw:g>
              </table:table-cell>
              <table:table-cell office:value-type="float" office:value="0.613659">
                <text:p>0.613659</text:p>
                <draw:g>
                  <svg:desc>Sheet1.B5:Sheet1.G5</svg:desc>
                </draw:g>
              </table:table-cell>
              <table:table-cell office:value-type="float" office:value="0.609954">
                <text:p>0.609954</text:p>
              </table:table-cell>
              <table:table-cell office:value-type="float" office:value="0.406504">
                <text:p>0.406504</text:p>
              </table:table-cell>
              <table:table-cell office:value-type="float" office:value="0.555954">
                <text:p>0.555954</text:p>
              </table:table-cell>
              <table:table-cell office:value-type="float" office:value="0.615077">
                <text:p>0.615077</text:p>
              </table:table-cell>
              <table:table-cell office:value-type="float" office:value="0.5602296">
                <text:p>0.5602296</text:p>
              </table:table-cell>
            </table:table-row>
            <table:table-row>
              <table:table-cell office:value-type="string">
                <text:p>LWEA+Aggregation</text:p>
                <draw:g>
                  <svg:desc>Sheet1.A6:Sheet1.A6</svg:desc>
                </draw:g>
              </table:table-cell>
              <table:table-cell office:value-type="float" office:value="0.65129">
                <text:p>0.65129</text:p>
                <draw:g>
                  <svg:desc>Sheet1.B6:Sheet1.G6</svg:desc>
                </draw:g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</table:table-row>
            <table:table-row>
              <table:table-cell office:value-type="string">
                <text:p>LWEA+CSPA</text:p>
                <draw:g>
                  <svg:desc>Sheet1.A7:Sheet1.A7</svg:desc>
                </draw:g>
              </table:table-cell>
              <table:table-cell office:value-type="float" office:value="0.648035">
                <text:p>0.648035</text:p>
                <draw:g>
                  <svg:desc>Sheet1.B7:Sheet1.G7</svg:desc>
                </draw:g>
              </table:table-cell>
              <table:table-cell office:value-type="float" office:value="0.641699">
                <text:p>0.641699</text:p>
              </table:table-cell>
              <table:table-cell office:value-type="float" office:value="0.650348">
                <text:p>0.650348</text:p>
              </table:table-cell>
              <table:table-cell office:value-type="float" office:value="0.654932">
                <text:p>0.654932</text:p>
              </table:table-cell>
              <table:table-cell office:value-type="float" office:value="0.652111">
                <text:p>0.652111</text:p>
              </table:table-cell>
              <table:table-cell office:value-type="float" office:value="0.649425">
                <text:p>0.649425</text:p>
              </table:table-cell>
            </table:table-row>
            <table:table-row>
              <table:table-cell office:value-type="string">
                <text:p>MCLA</text:p>
                <draw:g>
                  <svg:desc>Sheet1.A8:Sheet1.A8</svg:desc>
                </draw:g>
              </table:table-cell>
              <table:table-cell office:value-type="float" office:value="0.65129">
                <text:p>0.65129</text:p>
                <draw:g>
                  <svg:desc>Sheet1.B8:Sheet1.G8</svg:desc>
                </draw:g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  <table:table-cell office:value-type="float" office:value="0.65129">
                <text:p>0.65129</text:p>
              </table:table-cell>
            </table:table-row>
            <table:table-row>
              <table:table-cell office:value-type="string">
                <text:p>Média ensemble</text:p>
                <draw:g>
                  <svg:desc>Sheet1.A9:Sheet1.A9</svg:desc>
                </draw:g>
              </table:table-cell>
              <table:table-cell office:value-type="float" office:value="0.654643">
                <text:p>0.654643</text:p>
                <draw:g>
                  <svg:desc>Sheet1.B9:Sheet1.G9</svg:desc>
                </draw:g>
              </table:table-cell>
              <table:table-cell office:value-type="float" office:value="0.652887">
                <text:p>0.652887</text:p>
              </table:table-cell>
              <table:table-cell office:value-type="float" office:value="0.653335">
                <text:p>0.653335</text:p>
              </table:table-cell>
              <table:table-cell office:value-type="float" office:value="0.653108">
                <text:p>0.653108</text:p>
              </table:table-cell>
              <table:table-cell office:value-type="float" office:value="0.652106">
                <text:p>0.652106</text:p>
              </table:table-cell>
              <table:table-cell office:value-type="float" office:value="0.6532158">
                <text:p>0.6532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02cm" svg:height="9.006cm" xlink:href=".." xlink:type="simple" chart:class="chart:line" chart:style-name="ch1">
        <chart:title svg:x="6.243cm" svg:y="0.316cm" chart:style-name="ch2">
          <text:p>ARI-TWKM</text:p>
        </chart:title>
        <chart:legend chart:legend-position="end" svg:x="10.542cm" svg:y="2.461cm" style:legend-expansion="high" chart:style-name="ch3"/>
        <chart:plot-area chart:style-name="ch4" table:cell-range-address="Sheet1.H22:Sheet1.N30" chart:data-source-has-labels="both" svg:x="0.298cm" svg:y="1.275cm" svg:width="9.946cm" svg:height="7.551cm">
          <chartooo:coordinate-region svg:x="1.21cm" svg:y="1.474cm" svg:width="8.569cm" svg:height="6.705cm"/>
          <chart:axis chart:dimension="x" chart:name="primary-x" chart:style-name="ch5" chartooo:axis-type="auto">
            <chartooo:date-scale/>
            <chart:categories table:cell-range-address="Sheet1.I22:Sheet1.N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3:Sheet1.N23" chart:label-cell-address="Sheet1.H23:Sheet1.H23" chart:class="chart:line">
            <chart:data-point chart:repeated="6"/>
          </chart:series>
          <chart:series chart:style-name="ch8" chart:values-cell-range-address="Sheet1.I24:Sheet1.N24" chart:label-cell-address="Sheet1.H24:Sheet1.H24" chart:class="chart:line">
            <chart:data-point chart:repeated="6"/>
          </chart:series>
          <chart:series chart:style-name="ch9" chart:values-cell-range-address="Sheet1.I25:Sheet1.N25" chart:label-cell-address="Sheet1.H25:Sheet1.H25" chart:class="chart:line">
            <chart:data-point chart:repeated="6"/>
          </chart:series>
          <chart:series chart:style-name="ch10" chart:values-cell-range-address="Sheet1.I26:Sheet1.N26" chart:label-cell-address="Sheet1.H26:Sheet1.H26" chart:class="chart:line">
            <chart:data-point chart:repeated="6"/>
          </chart:series>
          <chart:series chart:style-name="ch11" chart:values-cell-range-address="Sheet1.I27:Sheet1.N27" chart:label-cell-address="Sheet1.H27:Sheet1.H27" chart:class="chart:line">
            <chart:data-point chart:repeated="6"/>
          </chart:series>
          <chart:series chart:style-name="ch12" chart:values-cell-range-address="Sheet1.I28:Sheet1.N28" chart:label-cell-address="Sheet1.H28:Sheet1.H28" chart:class="chart:line">
            <chart:data-point chart:repeated="6"/>
          </chart:series>
          <chart:series chart:style-name="ch13" chart:values-cell-range-address="Sheet1.I29:Sheet1.N29" chart:label-cell-address="Sheet1.H29:Sheet1.H29" chart:class="chart:line">
            <chart:data-point chart:repeated="6"/>
          </chart:series>
          <chart:series chart:style-name="ch14" chart:values-cell-range-address="Sheet1.I30:Sheet1.N30" chart:label-cell-address="Sheet1.H30:Sheet1.H3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I22:Sheet1.N2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H23:Sheet1.H23</svg:desc>
                </draw:g>
              </table:table-cell>
              <table:table-cell office:value-type="float" office:value="0.38632">
                <text:p>0.38632</text:p>
                <draw:g>
                  <svg:desc>Sheet1.I23:Sheet1.N23</svg:desc>
                </draw:g>
              </table:table-cell>
              <table:table-cell office:value-type="float" office:value="0.385443">
                <text:p>0.385443</text:p>
              </table:table-cell>
              <table:table-cell office:value-type="float" office:value="0.383109">
                <text:p>0.383109</text:p>
              </table:table-cell>
              <table:table-cell office:value-type="float" office:value="0.349918">
                <text:p>0.349918</text:p>
              </table:table-cell>
              <table:table-cell office:value-type="float" office:value="0.38596">
                <text:p>0.38596</text:p>
              </table:table-cell>
              <table:table-cell office:value-type="float" office:value="0.37815">
                <text:p>0.37815</text:p>
              </table:table-cell>
            </table:table-row>
            <table:table-row>
              <table:table-cell office:value-type="string">
                <text:p>CSPA</text:p>
                <draw:g>
                  <svg:desc>Sheet1.H24:Sheet1.H24</svg:desc>
                </draw:g>
              </table:table-cell>
              <table:table-cell office:value-type="float" office:value="0.297901">
                <text:p>0.297901</text:p>
                <draw:g>
                  <svg:desc>Sheet1.I24:Sheet1.N24</svg:desc>
                </draw:g>
              </table:table-cell>
              <table:table-cell office:value-type="float" office:value="0.303594">
                <text:p>0.303594</text:p>
              </table:table-cell>
              <table:table-cell office:value-type="float" office:value="0.33021">
                <text:p>0.33021</text:p>
              </table:table-cell>
              <table:table-cell office:value-type="float" office:value="0.337831">
                <text:p>0.337831</text:p>
              </table:table-cell>
              <table:table-cell office:value-type="float" office:value="0.308763">
                <text:p>0.308763</text:p>
              </table:table-cell>
              <table:table-cell office:value-type="float" office:value="0.3156598">
                <text:p>0.3156598</text:p>
              </table:table-cell>
            </table:table-row>
            <table:table-row>
              <table:table-cell office:value-type="string">
                <text:p>HGPA</text:p>
                <draw:g>
                  <svg:desc>Sheet1.H25:Sheet1.H25</svg:desc>
                </draw:g>
              </table:table-cell>
              <table:table-cell office:value-type="float" office:value="0.19813">
                <text:p>0.19813</text:p>
                <draw:g>
                  <svg:desc>Sheet1.I25:Sheet1.N25</svg:desc>
                </draw:g>
              </table:table-cell>
              <table:table-cell office:value-type="float" office:value="0.243051">
                <text:p>0.243051</text:p>
              </table:table-cell>
              <table:table-cell office:value-type="float" office:value="0.265323">
                <text:p>0.265323</text:p>
              </table:table-cell>
              <table:table-cell office:value-type="float" office:value="0.223133">
                <text:p>0.223133</text:p>
              </table:table-cell>
              <table:table-cell office:value-type="float" office:value="0.270849">
                <text:p>0.270849</text:p>
              </table:table-cell>
              <table:table-cell office:value-type="float" office:value="0.2400972">
                <text:p>0.2400972</text:p>
              </table:table-cell>
            </table:table-row>
            <table:table-row>
              <table:table-cell office:value-type="string">
                <text:p>IVC</text:p>
                <draw:g>
                  <svg:desc>Sheet1.H26:Sheet1.H26</svg:desc>
                </draw:g>
              </table:table-cell>
              <table:table-cell office:value-type="float" office:value="0.309555">
                <text:p>0.309555</text:p>
                <draw:g>
                  <svg:desc>Sheet1.I26:Sheet1.N26</svg:desc>
                </draw:g>
              </table:table-cell>
              <table:table-cell office:value-type="float" office:value="0.364302">
                <text:p>0.364302</text:p>
              </table:table-cell>
              <table:table-cell office:value-type="float" office:value="0.294698">
                <text:p>0.294698</text:p>
              </table:table-cell>
              <table:table-cell office:value-type="float" office:value="0.326827">
                <text:p>0.326827</text:p>
              </table:table-cell>
              <table:table-cell office:value-type="float" office:value="0.356689">
                <text:p>0.356689</text:p>
              </table:table-cell>
              <table:table-cell office:value-type="float" office:value="0.3304142">
                <text:p>0.3304142</text:p>
              </table:table-cell>
            </table:table-row>
            <table:table-row>
              <table:table-cell office:value-type="string">
                <text:p>LWEA+Aggregation</text:p>
                <draw:g>
                  <svg:desc>Sheet1.H27:Sheet1.H27</svg:desc>
                </draw:g>
              </table:table-cell>
              <table:table-cell office:value-type="float" office:value="0.356489">
                <text:p>0.356489</text:p>
                <draw:g>
                  <svg:desc>Sheet1.I27:Sheet1.N27</svg:desc>
                </draw:g>
              </table:table-cell>
              <table:table-cell office:value-type="float" office:value="0.353636">
                <text:p>0.353636</text:p>
              </table:table-cell>
              <table:table-cell office:value-type="float" office:value="0.349554">
                <text:p>0.349554</text:p>
              </table:table-cell>
              <table:table-cell office:value-type="float" office:value="0.308046">
                <text:p>0.308046</text:p>
              </table:table-cell>
              <table:table-cell office:value-type="float" office:value="0.356018">
                <text:p>0.356018</text:p>
              </table:table-cell>
              <table:table-cell office:value-type="float" office:value="0.3447486">
                <text:p>0.3447486</text:p>
              </table:table-cell>
            </table:table-row>
            <table:table-row>
              <table:table-cell office:value-type="string">
                <text:p>LWEA+CSPA</text:p>
                <draw:g>
                  <svg:desc>Sheet1.H28:Sheet1.H28</svg:desc>
                </draw:g>
              </table:table-cell>
              <table:table-cell office:value-type="float" office:value="0.302294">
                <text:p>0.302294</text:p>
                <draw:g>
                  <svg:desc>Sheet1.I28:Sheet1.N28</svg:desc>
                </draw:g>
              </table:table-cell>
              <table:table-cell office:value-type="float" office:value="0.307006">
                <text:p>0.307006</text:p>
              </table:table-cell>
              <table:table-cell office:value-type="float" office:value="0.330038">
                <text:p>0.330038</text:p>
              </table:table-cell>
              <table:table-cell office:value-type="float" office:value="0.31706">
                <text:p>0.31706</text:p>
              </table:table-cell>
              <table:table-cell office:value-type="float" office:value="0.332331">
                <text:p>0.332331</text:p>
              </table:table-cell>
              <table:table-cell office:value-type="float" office:value="0.3177458">
                <text:p>0.3177458</text:p>
              </table:table-cell>
            </table:table-row>
            <table:table-row>
              <table:table-cell office:value-type="string">
                <text:p>MCLA</text:p>
                <draw:g>
                  <svg:desc>Sheet1.H29:Sheet1.H29</svg:desc>
                </draw:g>
              </table:table-cell>
              <table:table-cell office:value-type="float" office:value="0.386219">
                <text:p>0.386219</text:p>
                <draw:g>
                  <svg:desc>Sheet1.I29:Sheet1.N29</svg:desc>
                </draw:g>
              </table:table-cell>
              <table:table-cell office:value-type="float" office:value="0.384161">
                <text:p>0.384161</text:p>
              </table:table-cell>
              <table:table-cell office:value-type="float" office:value="0.384641">
                <text:p>0.384641</text:p>
              </table:table-cell>
              <table:table-cell office:value-type="float" office:value="0.377619">
                <text:p>0.377619</text:p>
              </table:table-cell>
              <table:table-cell office:value-type="float" office:value="0.383737">
                <text:p>0.383737</text:p>
              </table:table-cell>
              <table:table-cell office:value-type="float" office:value="0.3832754">
                <text:p>0.3832754</text:p>
              </table:table-cell>
            </table:table-row>
            <table:table-row>
              <table:table-cell office:value-type="string">
                <text:p>Média ensemble</text:p>
                <draw:g>
                  <svg:desc>Sheet1.H30:Sheet1.H30</svg:desc>
                </draw:g>
              </table:table-cell>
              <table:table-cell office:value-type="float" office:value="0.353879">
                <text:p>0.353879</text:p>
                <draw:g>
                  <svg:desc>Sheet1.I30:Sheet1.N30</svg:desc>
                </draw:g>
              </table:table-cell>
              <table:table-cell office:value-type="float" office:value="0.37074">
                <text:p>0.37074</text:p>
              </table:table-cell>
              <table:table-cell office:value-type="float" office:value="0.350804">
                <text:p>0.350804</text:p>
              </table:table-cell>
              <table:table-cell office:value-type="float" office:value="0.351969">
                <text:p>0.351969</text:p>
              </table:table-cell>
              <table:table-cell office:value-type="float" office:value="0.361856">
                <text:p>0.361856</text:p>
              </table:table-cell>
              <table:table-cell office:value-type="float" office:value="0.3578496">
                <text:p>0.35784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27cm" svg:height="9.005cm" xlink:href=".." xlink:type="simple" chart:class="chart:line" chart:style-name="ch1">
        <chart:title svg:x="5.3cm" svg:y="0.316cm" chart:style-name="ch2">
          <text:p>Distâncias aos centros-TWKM</text:p>
        </chart:title>
        <chart:legend chart:legend-position="end" svg:x="12.467cm" svg:y="2.46cm" style:legend-expansion="high" chart:style-name="ch3"/>
        <chart:plot-area chart:style-name="ch4" table:cell-range-address="Sheet1.O22:Sheet1.U30" chart:data-source-has-labels="both" svg:x="0.336cm" svg:y="1.275cm" svg:width="11.795cm" svg:height="7.55cm">
          <chartooo:coordinate-region svg:x="1.698cm" svg:y="1.474cm" svg:width="9.969cm" svg:height="6.704cm"/>
          <chart:axis chart:dimension="x" chart:name="primary-x" chart:style-name="ch5" chartooo:axis-type="auto">
            <chartooo:date-scale/>
            <chart:categories table:cell-range-address="Sheet1.P22:Sheet1.U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23:Sheet1.U23" chart:label-cell-address="Sheet1.O23:Sheet1.O23" chart:class="chart:line">
            <chart:data-point chart:repeated="6"/>
          </chart:series>
          <chart:series chart:style-name="ch8" chart:values-cell-range-address="Sheet1.P24:Sheet1.U24" chart:label-cell-address="Sheet1.O24:Sheet1.O24" chart:class="chart:line">
            <chart:data-point chart:repeated="6"/>
          </chart:series>
          <chart:series chart:style-name="ch9" chart:values-cell-range-address="Sheet1.P25:Sheet1.U25" chart:label-cell-address="Sheet1.O25:Sheet1.O25" chart:class="chart:line">
            <chart:data-point chart:repeated="6"/>
          </chart:series>
          <chart:series chart:style-name="ch10" chart:values-cell-range-address="Sheet1.P26:Sheet1.U26" chart:label-cell-address="Sheet1.O26:Sheet1.O26" chart:class="chart:line">
            <chart:data-point chart:repeated="6"/>
          </chart:series>
          <chart:series chart:style-name="ch11" chart:values-cell-range-address="Sheet1.P27:Sheet1.U27" chart:label-cell-address="Sheet1.O27:Sheet1.O27" chart:class="chart:line">
            <chart:data-point chart:repeated="6"/>
          </chart:series>
          <chart:series chart:style-name="ch12" chart:values-cell-range-address="Sheet1.P28:Sheet1.U28" chart:label-cell-address="Sheet1.O28:Sheet1.O28" chart:class="chart:line">
            <chart:data-point chart:repeated="6"/>
          </chart:series>
          <chart:series chart:style-name="ch13" chart:values-cell-range-address="Sheet1.P29:Sheet1.U29" chart:label-cell-address="Sheet1.O29:Sheet1.O29" chart:class="chart:line">
            <chart:data-point chart:repeated="6"/>
          </chart:series>
          <chart:series chart:style-name="ch14" chart:values-cell-range-address="Sheet1.P30:Sheet1.U30" chart:label-cell-address="Sheet1.O30:Sheet1.O3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P22:Sheet1.U2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O23:Sheet1.O23</svg:desc>
                </draw:g>
              </table:table-cell>
              <table:table-cell office:value-type="float" office:value="204530.226302">
                <text:p>204530.226302</text:p>
                <draw:g>
                  <svg:desc>Sheet1.P23:Sheet1.U23</svg:desc>
                </draw:g>
              </table:table-cell>
              <table:table-cell office:value-type="float" office:value="204834.663944">
                <text:p>204834.663944</text:p>
              </table:table-cell>
              <table:table-cell office:value-type="float" office:value="203945.708925">
                <text:p>203945.708925</text:p>
              </table:table-cell>
              <table:table-cell office:value-type="float" office:value="190104.210551">
                <text:p>190104.210551</text:p>
              </table:table-cell>
              <table:table-cell office:value-type="float" office:value="204547.214538">
                <text:p>204547.214538</text:p>
              </table:table-cell>
              <table:table-cell office:value-type="float" office:value="201592.404852">
                <text:p>201592.404852</text:p>
              </table:table-cell>
            </table:table-row>
            <table:table-row>
              <table:table-cell office:value-type="string">
                <text:p>CSPA</text:p>
                <draw:g>
                  <svg:desc>Sheet1.O24:Sheet1.O24</svg:desc>
                </draw:g>
              </table:table-cell>
              <table:table-cell office:value-type="float" office:value="222756.836875">
                <text:p>222756.836875</text:p>
                <draw:g>
                  <svg:desc>Sheet1.P24:Sheet1.U24</svg:desc>
                </draw:g>
              </table:table-cell>
              <table:table-cell office:value-type="float" office:value="213758.537071">
                <text:p>213758.537071</text:p>
              </table:table-cell>
              <table:table-cell office:value-type="float" office:value="213224.696748">
                <text:p>213224.696748</text:p>
              </table:table-cell>
              <table:table-cell office:value-type="float" office:value="201241.160234">
                <text:p>201241.160234</text:p>
              </table:table-cell>
              <table:table-cell office:value-type="float" office:value="214426.54181">
                <text:p>214426.54181</text:p>
              </table:table-cell>
              <table:table-cell office:value-type="float" office:value="213081.5545476">
                <text:p>213081.5545476</text:p>
              </table:table-cell>
            </table:table-row>
            <table:table-row>
              <table:table-cell office:value-type="string">
                <text:p>HGPA</text:p>
                <draw:g>
                  <svg:desc>Sheet1.O25:Sheet1.O25</svg:desc>
                </draw:g>
              </table:table-cell>
              <table:table-cell office:value-type="float" office:value="256299.37458">
                <text:p>256299.37458</text:p>
                <draw:g>
                  <svg:desc>Sheet1.P25:Sheet1.U25</svg:desc>
                </draw:g>
              </table:table-cell>
              <table:table-cell office:value-type="float" office:value="237240.108156">
                <text:p>237240.108156</text:p>
              </table:table-cell>
              <table:table-cell office:value-type="float" office:value="223205.788602">
                <text:p>223205.788602</text:p>
              </table:table-cell>
              <table:table-cell office:value-type="float" office:value="233000.473151">
                <text:p>233000.473151</text:p>
              </table:table-cell>
              <table:table-cell office:value-type="float" office:value="227142.807186">
                <text:p>227142.807186</text:p>
              </table:table-cell>
              <table:table-cell office:value-type="float" office:value="235377.710335">
                <text:p>235377.710335</text:p>
              </table:table-cell>
            </table:table-row>
            <table:table-row>
              <table:table-cell office:value-type="string">
                <text:p>IVC</text:p>
                <draw:g>
                  <svg:desc>Sheet1.O26:Sheet1.O26</svg:desc>
                </draw:g>
              </table:table-cell>
              <table:table-cell office:value-type="float" office:value="213482.832939">
                <text:p>213482.832939</text:p>
                <draw:g>
                  <svg:desc>Sheet1.P26:Sheet1.U26</svg:desc>
                </draw:g>
              </table:table-cell>
              <table:table-cell office:value-type="float" office:value="228129.406235">
                <text:p>228129.406235</text:p>
              </table:table-cell>
              <table:table-cell office:value-type="float" office:value="206245.530073">
                <text:p>206245.530073</text:p>
              </table:table-cell>
              <table:table-cell office:value-type="float" office:value="216145.091076">
                <text:p>216145.091076</text:p>
              </table:table-cell>
              <table:table-cell office:value-type="float" office:value="228902.821023">
                <text:p>228902.821023</text:p>
              </table:table-cell>
              <table:table-cell office:value-type="float" office:value="218581.1362692">
                <text:p>218581.1362692</text:p>
              </table:table-cell>
            </table:table-row>
            <table:table-row>
              <table:table-cell office:value-type="string">
                <text:p>LWEA+Aggregation</text:p>
                <draw:g>
                  <svg:desc>Sheet1.O27:Sheet1.O27</svg:desc>
                </draw:g>
              </table:table-cell>
              <table:table-cell office:value-type="float" office:value="215406.522155">
                <text:p>215406.522155</text:p>
                <draw:g>
                  <svg:desc>Sheet1.P27:Sheet1.U27</svg:desc>
                </draw:g>
              </table:table-cell>
              <table:table-cell office:value-type="float" office:value="215713.50063">
                <text:p>215713.50063</text:p>
              </table:table-cell>
              <table:table-cell office:value-type="float" office:value="217400.814687">
                <text:p>217400.814687</text:p>
              </table:table-cell>
              <table:table-cell office:value-type="float" office:value="209906.452671">
                <text:p>209906.452671</text:p>
              </table:table-cell>
              <table:table-cell office:value-type="float" office:value="215525.006086">
                <text:p>215525.006086</text:p>
              </table:table-cell>
              <table:table-cell office:value-type="float" office:value="214790.4592458">
                <text:p>214790.4592458</text:p>
              </table:table-cell>
            </table:table-row>
            <table:table-row>
              <table:table-cell office:value-type="string">
                <text:p>LWEA+CSPA</text:p>
                <draw:g>
                  <svg:desc>Sheet1.O28:Sheet1.O28</svg:desc>
                </draw:g>
              </table:table-cell>
              <table:table-cell office:value-type="float" office:value="214393.841786">
                <text:p>214393.841786</text:p>
                <draw:g>
                  <svg:desc>Sheet1.P28:Sheet1.U28</svg:desc>
                </draw:g>
              </table:table-cell>
              <table:table-cell office:value-type="float" office:value="221160.471185">
                <text:p>221160.471185</text:p>
              </table:table-cell>
              <table:table-cell office:value-type="float" office:value="205773.74229">
                <text:p>205773.74229</text:p>
              </table:table-cell>
              <table:table-cell office:value-type="float" office:value="212111.219174">
                <text:p>212111.219174</text:p>
              </table:table-cell>
              <table:table-cell office:value-type="float" office:value="205860.050831">
                <text:p>205860.050831</text:p>
              </table:table-cell>
              <table:table-cell office:value-type="float" office:value="211859.8650532">
                <text:p>211859.8650532</text:p>
              </table:table-cell>
            </table:table-row>
            <table:table-row>
              <table:table-cell office:value-type="string">
                <text:p>MCLA</text:p>
                <draw:g>
                  <svg:desc>Sheet1.O29:Sheet1.O29</svg:desc>
                </draw:g>
              </table:table-cell>
              <table:table-cell office:value-type="float" office:value="205094.052029">
                <text:p>205094.052029</text:p>
                <draw:g>
                  <svg:desc>Sheet1.P29:Sheet1.U29</svg:desc>
                </draw:g>
              </table:table-cell>
              <table:table-cell office:value-type="float" office:value="205050.118972">
                <text:p>205050.118972</text:p>
              </table:table-cell>
              <table:table-cell office:value-type="float" office:value="207083.690186">
                <text:p>207083.690186</text:p>
              </table:table-cell>
              <table:table-cell office:value-type="float" office:value="210758.660244">
                <text:p>210758.660244</text:p>
              </table:table-cell>
              <table:table-cell office:value-type="float" office:value="204919.348387">
                <text:p>204919.348387</text:p>
              </table:table-cell>
              <table:table-cell office:value-type="float" office:value="206581.1739636">
                <text:p>206581.1739636</text:p>
              </table:table-cell>
            </table:table-row>
            <table:table-row>
              <table:table-cell office:value-type="string">
                <text:p>Média ensemble</text:p>
                <draw:g>
                  <svg:desc>Sheet1.O30:Sheet1.O30</svg:desc>
                </draw:g>
              </table:table-cell>
              <table:table-cell office:value-type="float" office:value="209166.627323">
                <text:p>209166.627323</text:p>
                <draw:g>
                  <svg:desc>Sheet1.P30:Sheet1.U30</svg:desc>
                </draw:g>
              </table:table-cell>
              <table:table-cell office:value-type="float" office:value="208906.558858">
                <text:p>208906.558858</text:p>
              </table:table-cell>
              <table:table-cell office:value-type="float" office:value="210298.605296">
                <text:p>210298.605296</text:p>
              </table:table-cell>
              <table:table-cell office:value-type="float" office:value="207146.291664">
                <text:p>207146.291664</text:p>
              </table:table-cell>
              <table:table-cell office:value-type="float" office:value="207584.0359">
                <text:p>207584.0359</text:p>
              </table:table-cell>
              <table:table-cell office:value-type="float" office:value="208620.4238082">
                <text:p>208620.42380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36cm" svg:height="9.005cm" xlink:href=".." xlink:type="simple" chart:class="chart:line" chart:style-name="ch1">
        <chart:title svg:x="7.053cm" svg:y="0.316cm" chart:style-name="ch2">
          <text:p>Sillouet-TWKM</text:p>
        </chart:title>
        <chart:legend chart:legend-position="end" svg:x="12.876cm" svg:y="2.46cm" style:legend-expansion="high" chart:style-name="ch3"/>
        <chart:plot-area chart:style-name="ch4" table:cell-range-address="Sheet1.V22:Sheet1.AB30" chart:data-source-has-labels="both" svg:x="0.344cm" svg:y="1.275cm" svg:width="12.188cm" svg:height="7.55cm">
          <chartooo:coordinate-region svg:x="1.362cm" svg:y="1.474cm" svg:width="10.705cm" svg:height="7.152cm"/>
          <chart:axis chart:dimension="x" chart:name="primary-x" chart:style-name="ch5" chartooo:axis-type="auto">
            <chartooo:date-scale/>
            <chart:categories table:cell-range-address="Sheet1.W22:Sheet1.A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23:Sheet1.AB23" chart:label-cell-address="Sheet1.V23:Sheet1.V23" chart:class="chart:line">
            <chart:data-point chart:repeated="6"/>
          </chart:series>
          <chart:series chart:style-name="ch8" chart:values-cell-range-address="Sheet1.W24:Sheet1.AB24" chart:label-cell-address="Sheet1.V24:Sheet1.V24" chart:class="chart:line">
            <chart:data-point chart:repeated="6"/>
          </chart:series>
          <chart:series chart:style-name="ch9" chart:values-cell-range-address="Sheet1.W25:Sheet1.AB25" chart:label-cell-address="Sheet1.V25:Sheet1.V25" chart:class="chart:line">
            <chart:data-point chart:repeated="6"/>
          </chart:series>
          <chart:series chart:style-name="ch10" chart:values-cell-range-address="Sheet1.W26:Sheet1.AB26" chart:label-cell-address="Sheet1.V26:Sheet1.V26" chart:class="chart:line">
            <chart:data-point chart:repeated="6"/>
          </chart:series>
          <chart:series chart:style-name="ch11" chart:values-cell-range-address="Sheet1.W27:Sheet1.AB27" chart:label-cell-address="Sheet1.V27:Sheet1.V27" chart:class="chart:line">
            <chart:data-point chart:repeated="6"/>
          </chart:series>
          <chart:series chart:style-name="ch12" chart:values-cell-range-address="Sheet1.W28:Sheet1.AB28" chart:label-cell-address="Sheet1.V28:Sheet1.V28" chart:class="chart:line">
            <chart:data-point chart:repeated="6"/>
          </chart:series>
          <chart:series chart:style-name="ch13" chart:values-cell-range-address="Sheet1.W29:Sheet1.AB29" chart:label-cell-address="Sheet1.V29:Sheet1.V29" chart:class="chart:line">
            <chart:data-point chart:repeated="6"/>
          </chart:series>
          <chart:series chart:style-name="ch14" chart:values-cell-range-address="Sheet1.W30:Sheet1.AB30" chart:label-cell-address="Sheet1.V30:Sheet1.V3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W22:Sheet1.AB2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V23:Sheet1.V23</svg:desc>
                </draw:g>
              </table:table-cell>
              <table:table-cell office:value-type="float" office:value="-0.072544">
                <text:p>-0.072544</text:p>
                <draw:g>
                  <svg:desc>Sheet1.W23:Sheet1.AB23</svg:desc>
                </draw:g>
              </table:table-cell>
              <table:table-cell office:value-type="float" office:value="0.016724">
                <text:p>0.016724</text:p>
              </table:table-cell>
              <table:table-cell office:value-type="float" office:value="-0.019261">
                <text:p>-0.019261</text:p>
              </table:table-cell>
              <table:table-cell office:value-type="float" office:value="0.027063">
                <text:p>0.027063</text:p>
              </table:table-cell>
              <table:table-cell office:value-type="float" office:value="-0.007263">
                <text:p>-0.007263</text:p>
              </table:table-cell>
              <table:table-cell office:value-type="float" office:value="-0.0110562">
                <text:p>-0.0110562</text:p>
              </table:table-cell>
            </table:table-row>
            <table:table-row>
              <table:table-cell office:value-type="string">
                <text:p>CSPA</text:p>
                <draw:g>
                  <svg:desc>Sheet1.V24:Sheet1.V24</svg:desc>
                </draw:g>
              </table:table-cell>
              <table:table-cell office:value-type="float" office:value="0.0196">
                <text:p>0.0196</text:p>
                <draw:g>
                  <svg:desc>Sheet1.W24:Sheet1.AB24</svg:desc>
                </draw:g>
              </table:table-cell>
              <table:table-cell office:value-type="float" office:value="0.051731">
                <text:p>0.051731</text:p>
              </table:table-cell>
              <table:table-cell office:value-type="float" office:value="0.03641">
                <text:p>0.03641</text:p>
              </table:table-cell>
              <table:table-cell office:value-type="float" office:value="0.067198">
                <text:p>0.067198</text:p>
              </table:table-cell>
              <table:table-cell office:value-type="float" office:value="0.053549">
                <text:p>0.053549</text:p>
              </table:table-cell>
              <table:table-cell office:value-type="float" office:value="0.0456976">
                <text:p>0.0456976</text:p>
              </table:table-cell>
            </table:table-row>
            <table:table-row>
              <table:table-cell office:value-type="string">
                <text:p>HGPA</text:p>
                <draw:g>
                  <svg:desc>Sheet1.V25:Sheet1.V25</svg:desc>
                </draw:g>
              </table:table-cell>
              <table:table-cell office:value-type="float" office:value="-0.068426">
                <text:p>-0.068426</text:p>
                <draw:g>
                  <svg:desc>Sheet1.W25:Sheet1.AB25</svg:desc>
                </draw:g>
              </table:table-cell>
              <table:table-cell office:value-type="float" office:value="-0.044824">
                <text:p>-0.044824</text:p>
              </table:table-cell>
              <table:table-cell office:value-type="float" office:value="0.002987">
                <text:p>0.002987</text:p>
              </table:table-cell>
              <table:table-cell office:value-type="float" office:value="-0.0021">
                <text:p>-0.0021</text:p>
              </table:table-cell>
              <table:table-cell office:value-type="float" office:value="-0.005717">
                <text:p>-0.005717</text:p>
              </table:table-cell>
              <table:table-cell office:value-type="float" office:value="-0.023616">
                <text:p>-0.023616</text:p>
              </table:table-cell>
            </table:table-row>
            <table:table-row>
              <table:table-cell office:value-type="string">
                <text:p>IVC</text:p>
                <draw:g>
                  <svg:desc>Sheet1.V26:Sheet1.V26</svg:desc>
                </draw:g>
              </table:table-cell>
              <table:table-cell office:value-type="float" office:value="0.057761">
                <text:p>0.057761</text:p>
                <draw:g>
                  <svg:desc>Sheet1.W26:Sheet1.AB26</svg:desc>
                </draw:g>
              </table:table-cell>
              <table:table-cell office:value-type="float" office:value="-0.051144">
                <text:p>-0.051144</text:p>
              </table:table-cell>
              <table:table-cell office:value-type="float" office:value="0.08831">
                <text:p>0.08831</text:p>
              </table:table-cell>
              <table:table-cell office:value-type="float" office:value="0.068677">
                <text:p>0.068677</text:p>
              </table:table-cell>
              <table:table-cell office:value-type="float" office:value="-0.053738">
                <text:p>-0.053738</text:p>
              </table:table-cell>
              <table:table-cell office:value-type="float" office:value="0.0219732">
                <text:p>0.0219732</text:p>
              </table:table-cell>
            </table:table-row>
            <table:table-row>
              <table:table-cell office:value-type="string">
                <text:p>LWEA+Aggregation</text:p>
                <draw:g>
                  <svg:desc>Sheet1.V27:Sheet1.V27</svg:desc>
                </draw:g>
              </table:table-cell>
              <table:table-cell office:value-type="float" office:value="0.011087">
                <text:p>0.011087</text:p>
                <draw:g>
                  <svg:desc>Sheet1.W27:Sheet1.AB27</svg:desc>
                </draw:g>
              </table:table-cell>
              <table:table-cell office:value-type="float" office:value="0.009957">
                <text:p>0.009957</text:p>
              </table:table-cell>
              <table:table-cell office:value-type="float" office:value="0.004925">
                <text:p>0.004925</text:p>
              </table:table-cell>
              <table:table-cell office:value-type="float" office:value="0.023956">
                <text:p>0.023956</text:p>
              </table:table-cell>
              <table:table-cell office:value-type="float" office:value="0.010603">
                <text:p>0.010603</text:p>
              </table:table-cell>
              <table:table-cell office:value-type="float" office:value="0.0121056">
                <text:p>0.0121056</text:p>
              </table:table-cell>
            </table:table-row>
            <table:table-row>
              <table:table-cell office:value-type="string">
                <text:p>LWEA+CSPA</text:p>
                <draw:g>
                  <svg:desc>Sheet1.V28:Sheet1.V28</svg:desc>
                </draw:g>
              </table:table-cell>
              <table:table-cell office:value-type="float" office:value="0.037843">
                <text:p>0.037843</text:p>
                <draw:g>
                  <svg:desc>Sheet1.W28:Sheet1.AB28</svg:desc>
                </draw:g>
              </table:table-cell>
              <table:table-cell office:value-type="float" office:value="0.024167">
                <text:p>0.024167</text:p>
              </table:table-cell>
              <table:table-cell office:value-type="float" office:value="0.054948">
                <text:p>0.054948</text:p>
              </table:table-cell>
              <table:table-cell office:value-type="float" office:value="0.038772">
                <text:p>0.038772</text:p>
              </table:table-cell>
              <table:table-cell office:value-type="float" office:value="0.056352">
                <text:p>0.056352</text:p>
              </table:table-cell>
              <table:table-cell office:value-type="float" office:value="0.0424164">
                <text:p>0.0424164</text:p>
              </table:table-cell>
            </table:table-row>
            <table:table-row>
              <table:table-cell office:value-type="string">
                <text:p>MCLA</text:p>
                <draw:g>
                  <svg:desc>Sheet1.V29:Sheet1.V29</svg:desc>
                </draw:g>
              </table:table-cell>
              <table:table-cell office:value-type="float" office:value="0.055421">
                <text:p>0.055421</text:p>
                <draw:g>
                  <svg:desc>Sheet1.W29:Sheet1.AB29</svg:desc>
                </draw:g>
              </table:table-cell>
              <table:table-cell office:value-type="float" office:value="0.049162">
                <text:p>0.049162</text:p>
              </table:table-cell>
              <table:table-cell office:value-type="float" office:value="0.04349">
                <text:p>0.04349</text:p>
              </table:table-cell>
              <table:table-cell office:value-type="float" office:value="0.049729">
                <text:p>0.049729</text:p>
              </table:table-cell>
              <table:table-cell office:value-type="float" office:value="0.049301">
                <text:p>0.049301</text:p>
              </table:table-cell>
              <table:table-cell office:value-type="float" office:value="0.0494206">
                <text:p>0.0494206</text:p>
              </table:table-cell>
            </table:table-row>
            <table:table-row>
              <table:table-cell office:value-type="string">
                <text:p>Média ensemble</text:p>
                <draw:g>
                  <svg:desc>Sheet1.V30:Sheet1.V30</svg:desc>
                </draw:g>
              </table:table-cell>
              <table:table-cell office:value-type="float" office:value="0.052841">
                <text:p>0.052841</text:p>
                <draw:g>
                  <svg:desc>Sheet1.W30:Sheet1.AB30</svg:desc>
                </draw:g>
              </table:table-cell>
              <table:table-cell office:value-type="float" office:value="0.041935">
                <text:p>0.041935</text:p>
              </table:table-cell>
              <table:table-cell office:value-type="float" office:value="0.046672">
                <text:p>0.046672</text:p>
              </table:table-cell>
              <table:table-cell office:value-type="float" office:value="0.047507">
                <text:p>0.047507</text:p>
              </table:table-cell>
              <table:table-cell office:value-type="float" office:value="0.044415">
                <text:p>0.044415</text:p>
              </table:table-cell>
              <table:table-cell office:value-type="float" office:value="0.046674">
                <text:p>0.0466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56cm" svg:height="8.766cm" xlink:href=".." xlink:type="simple" chart:class="chart:line" chart:style-name="ch1">
        <chart:title svg:x="6.479cm" svg:y="0.311cm" chart:style-name="ch2">
          <text:p>ARI-Renê</text:p>
        </chart:title>
        <chart:legend chart:legend-position="end" svg:x="10.696cm" svg:y="2.341cm" style:legend-expansion="high" chart:style-name="ch3"/>
        <chart:plot-area chart:style-name="ch4" table:cell-range-address="Sheet1.H1:Sheet1.N9" chart:data-source-has-labels="both" svg:x="0.301cm" svg:y="1.265cm" svg:width="10.094cm" svg:height="7.326cm">
          <chartooo:coordinate-region svg:x="1.028cm" svg:y="1.465cm" svg:width="8.902cm" svg:height="6.479cm"/>
          <chart:axis chart:dimension="x" chart:name="primary-x" chart:style-name="ch5" chartooo:axis-type="auto">
            <chartooo:date-scale/>
            <chart:categories table:cell-range-address="Sheet1.I1:Sheet1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N2" chart:label-cell-address="Sheet1.H2:Sheet1.H2" chart:class="chart:line">
            <chart:data-point chart:repeated="6"/>
          </chart:series>
          <chart:series chart:style-name="ch8" chart:values-cell-range-address="Sheet1.I3:Sheet1.N3" chart:label-cell-address="Sheet1.H3:Sheet1.H3" chart:class="chart:line">
            <chart:data-point chart:repeated="6"/>
          </chart:series>
          <chart:series chart:style-name="ch9" chart:values-cell-range-address="Sheet1.I4:Sheet1.N4" chart:label-cell-address="Sheet1.H4:Sheet1.H4" chart:class="chart:line">
            <chart:data-point chart:repeated="6"/>
          </chart:series>
          <chart:series chart:style-name="ch10" chart:values-cell-range-address="Sheet1.I5:Sheet1.N5" chart:label-cell-address="Sheet1.H5:Sheet1.H5" chart:class="chart:line">
            <chart:data-point chart:repeated="6"/>
          </chart:series>
          <chart:series chart:style-name="ch11" chart:values-cell-range-address="Sheet1.I6:Sheet1.N6" chart:label-cell-address="Sheet1.H6:Sheet1.H6" chart:class="chart:line">
            <chart:data-point chart:repeated="6"/>
          </chart:series>
          <chart:series chart:style-name="ch12" chart:values-cell-range-address="Sheet1.I7:Sheet1.N7" chart:label-cell-address="Sheet1.H7:Sheet1.H7" chart:class="chart:line">
            <chart:data-point chart:repeated="6"/>
          </chart:series>
          <chart:series chart:style-name="ch13" chart:values-cell-range-address="Sheet1.I8:Sheet1.N8" chart:label-cell-address="Sheet1.H8:Sheet1.H8" chart:class="chart:line">
            <chart:data-point chart:repeated="6"/>
          </chart:series>
          <chart:series chart:style-name="ch14" chart:values-cell-range-address="Sheet1.I9:Sheet1.N9" chart:label-cell-address="Sheet1.H9:Sheet1.H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I1:Sheet1.N1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H2:Sheet1.H2</svg:desc>
                </draw:g>
              </table:table-cell>
              <table:table-cell office:value-type="float" office:value="0.485621">
                <text:p>0.485621</text:p>
                <draw:g>
                  <svg:desc>Sheet1.I2:Sheet1.N2</svg:desc>
                </draw:g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</table:table-row>
            <table:table-row>
              <table:table-cell office:value-type="string">
                <text:p>CSPA</text:p>
                <draw:g>
                  <svg:desc>Sheet1.H3:Sheet1.H3</svg:desc>
                </draw:g>
              </table:table-cell>
              <table:table-cell office:value-type="float" office:value="0.475776">
                <text:p>0.475776</text:p>
                <draw:g>
                  <svg:desc>Sheet1.I3:Sheet1.N3</svg:desc>
                </draw:g>
              </table:table-cell>
              <table:table-cell office:value-type="float" office:value="0.451946">
                <text:p>0.451946</text:p>
              </table:table-cell>
              <table:table-cell office:value-type="float" office:value="0.490406">
                <text:p>0.490406</text:p>
              </table:table-cell>
              <table:table-cell office:value-type="float" office:value="0.484198">
                <text:p>0.484198</text:p>
              </table:table-cell>
              <table:table-cell office:value-type="float" office:value="0.453764">
                <text:p>0.453764</text:p>
              </table:table-cell>
              <table:table-cell office:value-type="float" office:value="0.471218">
                <text:p>0.471218</text:p>
              </table:table-cell>
            </table:table-row>
            <table:table-row>
              <table:table-cell office:value-type="string">
                <text:p>HGPA</text:p>
                <draw:g>
                  <svg:desc>Sheet1.H4:Sheet1.H4</svg:desc>
                </draw:g>
              </table:table-cell>
              <table:table-cell office:value-type="float" office:value="0.259771">
                <text:p>0.259771</text:p>
                <draw:g>
                  <svg:desc>Sheet1.I4:Sheet1.N4</svg:desc>
                </draw:g>
              </table:table-cell>
              <table:table-cell office:value-type="float" office:value="0.29584">
                <text:p>0.29584</text:p>
              </table:table-cell>
              <table:table-cell office:value-type="float" office:value="0.326503">
                <text:p>0.326503</text:p>
              </table:table-cell>
              <table:table-cell office:value-type="float" office:value="0.277852">
                <text:p>0.277852</text:p>
              </table:table-cell>
              <table:table-cell office:value-type="float" office:value="0.408375">
                <text:p>0.408375</text:p>
              </table:table-cell>
              <table:table-cell office:value-type="float" office:value="0.3136682">
                <text:p>0.3136682</text:p>
              </table:table-cell>
            </table:table-row>
            <table:table-row>
              <table:table-cell office:value-type="string">
                <text:p>IVC</text:p>
                <draw:g>
                  <svg:desc>Sheet1.H5:Sheet1.H5</svg:desc>
                </draw:g>
              </table:table-cell>
              <table:table-cell office:value-type="float" office:value="0.381731">
                <text:p>0.381731</text:p>
                <draw:g>
                  <svg:desc>Sheet1.I5:Sheet1.N5</svg:desc>
                </draw:g>
              </table:table-cell>
              <table:table-cell office:value-type="float" office:value="0.376777">
                <text:p>0.376777</text:p>
              </table:table-cell>
              <table:table-cell office:value-type="float" office:value="0.146114">
                <text:p>0.146114</text:p>
              </table:table-cell>
              <table:table-cell office:value-type="float" office:value="0.294727">
                <text:p>0.294727</text:p>
              </table:table-cell>
              <table:table-cell office:value-type="float" office:value="0.35733">
                <text:p>0.35733</text:p>
              </table:table-cell>
              <table:table-cell office:value-type="float" office:value="0.3113358">
                <text:p>0.3113358</text:p>
              </table:table-cell>
            </table:table-row>
            <table:table-row>
              <table:table-cell office:value-type="string">
                <text:p>LWEA+Aggregation</text:p>
                <draw:g>
                  <svg:desc>Sheet1.H6:Sheet1.H6</svg:desc>
                </draw:g>
              </table:table-cell>
              <table:table-cell office:value-type="float" office:value="0.485621">
                <text:p>0.485621</text:p>
                <draw:g>
                  <svg:desc>Sheet1.I6:Sheet1.N6</svg:desc>
                </draw:g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</table:table-row>
            <table:table-row>
              <table:table-cell office:value-type="string">
                <text:p>LWEA+CSPA</text:p>
                <draw:g>
                  <svg:desc>Sheet1.H7:Sheet1.H7</svg:desc>
                </draw:g>
              </table:table-cell>
              <table:table-cell office:value-type="float" office:value="0.481803">
                <text:p>0.481803</text:p>
                <draw:g>
                  <svg:desc>Sheet1.I7:Sheet1.N7</svg:desc>
                </draw:g>
              </table:table-cell>
              <table:table-cell office:value-type="float" office:value="0.472798">
                <text:p>0.472798</text:p>
              </table:table-cell>
              <table:table-cell office:value-type="float" office:value="0.481798">
                <text:p>0.481798</text:p>
              </table:table-cell>
              <table:table-cell office:value-type="float" office:value="0.484014">
                <text:p>0.484014</text:p>
              </table:table-cell>
              <table:table-cell office:value-type="float" office:value="0.477865">
                <text:p>0.477865</text:p>
              </table:table-cell>
              <table:table-cell office:value-type="float" office:value="0.4796556">
                <text:p>0.4796556</text:p>
              </table:table-cell>
            </table:table-row>
            <table:table-row>
              <table:table-cell office:value-type="string">
                <text:p>MCLA</text:p>
                <draw:g>
                  <svg:desc>Sheet1.H8:Sheet1.H8</svg:desc>
                </draw:g>
              </table:table-cell>
              <table:table-cell office:value-type="float" office:value="0.485621">
                <text:p>0.485621</text:p>
                <draw:g>
                  <svg:desc>Sheet1.I8:Sheet1.N8</svg:desc>
                </draw:g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  <table:table-cell office:value-type="float" office:value="0.485621">
                <text:p>0.485621</text:p>
              </table:table-cell>
            </table:table-row>
            <table:table-row>
              <table:table-cell office:value-type="string">
                <text:p>Média ensemble</text:p>
                <draw:g>
                  <svg:desc>Sheet1.H9:Sheet1.H9</svg:desc>
                </draw:g>
              </table:table-cell>
              <table:table-cell office:value-type="float" office:value="0.486403">
                <text:p>0.486403</text:p>
                <draw:g>
                  <svg:desc>Sheet1.I9:Sheet1.N9</svg:desc>
                </draw:g>
              </table:table-cell>
              <table:table-cell office:value-type="float" office:value="0.485674">
                <text:p>0.485674</text:p>
              </table:table-cell>
              <table:table-cell office:value-type="float" office:value="0.485765">
                <text:p>0.485765</text:p>
              </table:table-cell>
              <table:table-cell office:value-type="float" office:value="0.486207">
                <text:p>0.486207</text:p>
              </table:table-cell>
              <table:table-cell office:value-type="float" office:value="0.48534">
                <text:p>0.48534</text:p>
              </table:table-cell>
              <table:table-cell office:value-type="float" office:value="0.4858778">
                <text:p>0.4858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951cm" svg:height="8.714cm" xlink:href=".." xlink:type="simple" chart:class="chart:line" chart:style-name="ch1">
        <chart:title svg:x="5.521cm" svg:y="0.31cm" chart:style-name="ch2">
          <text:p>Distâncias aos centros-Renê</text:p>
        </chart:title>
        <chart:legend chart:legend-position="end" svg:x="12.591cm" svg:y="2.315cm" style:legend-expansion="high" chart:style-name="ch3"/>
        <chart:plot-area chart:style-name="ch4" table:cell-range-address="Sheet1.O1:Sheet1.U9" chart:data-source-has-labels="both" svg:x="0.339cm" svg:y="1.263cm" svg:width="11.913cm" svg:height="7.277cm">
          <chartooo:coordinate-region svg:x="1.701cm" svg:y="1.462cm" svg:width="10.086cm" svg:height="6.431cm"/>
          <chart:axis chart:dimension="x" chart:name="primary-x" chart:style-name="ch5" chartooo:axis-type="auto">
            <chartooo:date-scale/>
            <chart:categories table:cell-range-address="Sheet1.P1:Sheet1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U2" chart:label-cell-address="Sheet1.O2:Sheet1.O2" chart:class="chart:line">
            <chart:data-point chart:repeated="6"/>
          </chart:series>
          <chart:series chart:style-name="ch8" chart:values-cell-range-address="Sheet1.P3:Sheet1.U3" chart:label-cell-address="Sheet1.O3:Sheet1.O3" chart:class="chart:line">
            <chart:data-point chart:repeated="6"/>
          </chart:series>
          <chart:series chart:style-name="ch9" chart:values-cell-range-address="Sheet1.P4:Sheet1.U4" chart:label-cell-address="Sheet1.O4:Sheet1.O4" chart:class="chart:line">
            <chart:data-point chart:repeated="6"/>
          </chart:series>
          <chart:series chart:style-name="ch10" chart:values-cell-range-address="Sheet1.P5:Sheet1.U5" chart:label-cell-address="Sheet1.O5:Sheet1.O5" chart:class="chart:line">
            <chart:data-point chart:repeated="6"/>
          </chart:series>
          <chart:series chart:style-name="ch11" chart:values-cell-range-address="Sheet1.P6:Sheet1.U6" chart:label-cell-address="Sheet1.O6:Sheet1.O6" chart:class="chart:line">
            <chart:data-point chart:repeated="6"/>
          </chart:series>
          <chart:series chart:style-name="ch12" chart:values-cell-range-address="Sheet1.P7:Sheet1.U7" chart:label-cell-address="Sheet1.O7:Sheet1.O7" chart:class="chart:line">
            <chart:data-point chart:repeated="6"/>
          </chart:series>
          <chart:series chart:style-name="ch13" chart:values-cell-range-address="Sheet1.P8:Sheet1.U8" chart:label-cell-address="Sheet1.O8:Sheet1.O8" chart:class="chart:line">
            <chart:data-point chart:repeated="6"/>
          </chart:series>
          <chart:series chart:style-name="ch14" chart:values-cell-range-address="Sheet1.P9:Sheet1.U9" chart:label-cell-address="Sheet1.O9:Sheet1.O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P1:Sheet1.U1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O2:Sheet1.O2</svg:desc>
                </draw:g>
              </table:table-cell>
              <table:table-cell office:value-type="float" office:value="163527.931877">
                <text:p>163527.931877</text:p>
                <draw:g>
                  <svg:desc>Sheet1.P2:Sheet1.U2</svg:desc>
                </draw:g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</table:table-row>
            <table:table-row>
              <table:table-cell office:value-type="string">
                <text:p>CSPA</text:p>
                <draw:g>
                  <svg:desc>Sheet1.O3:Sheet1.O3</svg:desc>
                </draw:g>
              </table:table-cell>
              <table:table-cell office:value-type="float" office:value="167439.028127">
                <text:p>167439.028127</text:p>
                <draw:g>
                  <svg:desc>Sheet1.P3:Sheet1.U3</svg:desc>
                </draw:g>
              </table:table-cell>
              <table:table-cell office:value-type="float" office:value="182010.657035">
                <text:p>182010.657035</text:p>
              </table:table-cell>
              <table:table-cell office:value-type="float" office:value="165717.929928">
                <text:p>165717.929928</text:p>
              </table:table-cell>
              <table:table-cell office:value-type="float" office:value="165440.675917">
                <text:p>165440.675917</text:p>
              </table:table-cell>
              <table:table-cell office:value-type="float" office:value="173954.013598">
                <text:p>173954.013598</text:p>
              </table:table-cell>
              <table:table-cell office:value-type="float" office:value="170912.460921">
                <text:p>170912.460921</text:p>
              </table:table-cell>
            </table:table-row>
            <table:table-row>
              <table:table-cell office:value-type="string">
                <text:p>HGPA</text:p>
                <draw:g>
                  <svg:desc>Sheet1.O4:Sheet1.O4</svg:desc>
                </draw:g>
              </table:table-cell>
              <table:table-cell office:value-type="float" office:value="227119.726241">
                <text:p>227119.726241</text:p>
                <draw:g>
                  <svg:desc>Sheet1.P4:Sheet1.U4</svg:desc>
                </draw:g>
              </table:table-cell>
              <table:table-cell office:value-type="float" office:value="202866.466438">
                <text:p>202866.466438</text:p>
              </table:table-cell>
              <table:table-cell office:value-type="float" office:value="210444.925461">
                <text:p>210444.925461</text:p>
              </table:table-cell>
              <table:table-cell office:value-type="float" office:value="213227.905435">
                <text:p>213227.905435</text:p>
              </table:table-cell>
              <table:table-cell office:value-type="float" office:value="185958.883828">
                <text:p>185958.883828</text:p>
              </table:table-cell>
              <table:table-cell office:value-type="float" office:value="207923.5814806">
                <text:p>207923.5814806</text:p>
              </table:table-cell>
            </table:table-row>
            <table:table-row>
              <table:table-cell office:value-type="string">
                <text:p>IVC</text:p>
                <draw:g>
                  <svg:desc>Sheet1.O5:Sheet1.O5</svg:desc>
                </draw:g>
              </table:table-cell>
              <table:table-cell office:value-type="float" office:value="197139.324153">
                <text:p>197139.324153</text:p>
                <draw:g>
                  <svg:desc>Sheet1.P5:Sheet1.U5</svg:desc>
                </draw:g>
              </table:table-cell>
              <table:table-cell office:value-type="float" office:value="190374.633426">
                <text:p>190374.633426</text:p>
              </table:table-cell>
              <table:table-cell office:value-type="float" office:value="255656.869127">
                <text:p>255656.869127</text:p>
              </table:table-cell>
              <table:table-cell office:value-type="float" office:value="188944.262611">
                <text:p>188944.262611</text:p>
              </table:table-cell>
              <table:table-cell office:value-type="float" office:value="195158.8408">
                <text:p>195158.8408</text:p>
              </table:table-cell>
              <table:table-cell office:value-type="float" office:value="205454.7860234">
                <text:p>205454.7860234</text:p>
              </table:table-cell>
            </table:table-row>
            <table:table-row>
              <table:table-cell office:value-type="string">
                <text:p>LWEA+Aggregation</text:p>
                <draw:g>
                  <svg:desc>Sheet1.O6:Sheet1.O6</svg:desc>
                </draw:g>
              </table:table-cell>
              <table:table-cell office:value-type="float" office:value="163527.931877">
                <text:p>163527.931877</text:p>
                <draw:g>
                  <svg:desc>Sheet1.P6:Sheet1.U6</svg:desc>
                </draw:g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</table:table-row>
            <table:table-row>
              <table:table-cell office:value-type="string">
                <text:p>LWEA+CSPA</text:p>
                <draw:g>
                  <svg:desc>Sheet1.O7:Sheet1.O7</svg:desc>
                </draw:g>
              </table:table-cell>
              <table:table-cell office:value-type="float" office:value="165560.440526">
                <text:p>165560.440526</text:p>
                <draw:g>
                  <svg:desc>Sheet1.P7:Sheet1.U7</svg:desc>
                </draw:g>
              </table:table-cell>
              <table:table-cell office:value-type="float" office:value="168496.630894">
                <text:p>168496.630894</text:p>
              </table:table-cell>
              <table:table-cell office:value-type="float" office:value="165831.983954">
                <text:p>165831.983954</text:p>
              </table:table-cell>
              <table:table-cell office:value-type="float" office:value="165354.731868">
                <text:p>165354.731868</text:p>
              </table:table-cell>
              <table:table-cell office:value-type="float" office:value="168547.203482">
                <text:p>168547.203482</text:p>
              </table:table-cell>
              <table:table-cell office:value-type="float" office:value="166758.1981448">
                <text:p>166758.1981448</text:p>
              </table:table-cell>
            </table:table-row>
            <table:table-row>
              <table:table-cell office:value-type="string">
                <text:p>MCLA</text:p>
                <draw:g>
                  <svg:desc>Sheet1.O8:Sheet1.O8</svg:desc>
                </draw:g>
              </table:table-cell>
              <table:table-cell office:value-type="float" office:value="163527.931877">
                <text:p>163527.931877</text:p>
                <draw:g>
                  <svg:desc>Sheet1.P8:Sheet1.U8</svg:desc>
                </draw:g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  <table:table-cell office:value-type="float" office:value="163527.931877">
                <text:p>163527.931877</text:p>
              </table:table-cell>
            </table:table-row>
            <table:table-row>
              <table:table-cell office:value-type="string">
                <text:p>Média ensemble</text:p>
                <draw:g>
                  <svg:desc>Sheet1.O9:Sheet1.O9</svg:desc>
                </draw:g>
              </table:table-cell>
              <table:table-cell office:value-type="float" office:value="163425.485211">
                <text:p>163425.485211</text:p>
                <draw:g>
                  <svg:desc>Sheet1.P9:Sheet1.U9</svg:desc>
                </draw:g>
              </table:table-cell>
              <table:table-cell office:value-type="float" office:value="163619.456064">
                <text:p>163619.456064</text:p>
              </table:table-cell>
              <table:table-cell office:value-type="float" office:value="163579.01258">
                <text:p>163579.01258</text:p>
              </table:table-cell>
              <table:table-cell office:value-type="float" office:value="163437.448954">
                <text:p>163437.448954</text:p>
              </table:table-cell>
              <table:table-cell office:value-type="float" office:value="163754.350793">
                <text:p>163754.350793</text:p>
              </table:table-cell>
              <table:table-cell office:value-type="float" office:value="163563.1507204">
                <text:p>163563.1507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48cm" svg:height="8.819cm" xlink:href=".." xlink:type="simple" chart:class="chart:line" chart:style-name="ch1">
        <chart:title svg:x="7.268cm" svg:y="0.312cm" chart:style-name="ch2">
          <text:p>Sillouet-Renê</text:p>
        </chart:title>
        <chart:legend chart:legend-position="end" svg:x="12.988cm" svg:y="2.367cm" style:legend-expansion="high" chart:style-name="ch3"/>
        <chart:plot-area chart:style-name="ch4" table:cell-range-address="Sheet1.V1:Sheet1.AB9" chart:data-source-has-labels="both" svg:x="0.346cm" svg:y="1.267cm" svg:width="12.296cm" svg:height="7.376cm">
          <chartooo:coordinate-region svg:x="1.364cm" svg:y="1.41cm" svg:width="10.814cm" svg:height="6.977cm"/>
          <chart:axis chart:dimension="x" chart:name="primary-x" chart:style-name="ch5" chartooo:axis-type="auto">
            <chartooo:date-scale/>
            <chart:categories table:cell-range-address="Sheet1.W1:Sheet1.AB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2:Sheet1.AB2" chart:label-cell-address="Sheet1.V2:Sheet1.V2" chart:class="chart:line">
            <chart:data-point chart:repeated="6"/>
          </chart:series>
          <chart:series chart:style-name="ch8" chart:values-cell-range-address="Sheet1.W3:Sheet1.AB3" chart:label-cell-address="Sheet1.V3:Sheet1.V3" chart:class="chart:line">
            <chart:data-point chart:repeated="6"/>
          </chart:series>
          <chart:series chart:style-name="ch9" chart:values-cell-range-address="Sheet1.W4:Sheet1.AB4" chart:label-cell-address="Sheet1.V4:Sheet1.V4" chart:class="chart:line">
            <chart:data-point chart:repeated="6"/>
          </chart:series>
          <chart:series chart:style-name="ch10" chart:values-cell-range-address="Sheet1.W5:Sheet1.AB5" chart:label-cell-address="Sheet1.V5:Sheet1.V5" chart:class="chart:line">
            <chart:data-point chart:repeated="6"/>
          </chart:series>
          <chart:series chart:style-name="ch11" chart:values-cell-range-address="Sheet1.W6:Sheet1.AB6" chart:label-cell-address="Sheet1.V6:Sheet1.V6" chart:class="chart:line">
            <chart:data-point chart:repeated="6"/>
          </chart:series>
          <chart:series chart:style-name="ch12" chart:values-cell-range-address="Sheet1.W7:Sheet1.AB7" chart:label-cell-address="Sheet1.V7:Sheet1.V7" chart:class="chart:line">
            <chart:data-point chart:repeated="6"/>
          </chart:series>
          <chart:series chart:style-name="ch13" chart:values-cell-range-address="Sheet1.W8:Sheet1.AB8" chart:label-cell-address="Sheet1.V8:Sheet1.V8" chart:class="chart:line">
            <chart:data-point chart:repeated="6"/>
          </chart:series>
          <chart:series chart:style-name="ch14" chart:values-cell-range-address="Sheet1.W9:Sheet1.AB9" chart:label-cell-address="Sheet1.V9:Sheet1.V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W1:Sheet1.AB1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V2:Sheet1.V2</svg:desc>
                </draw:g>
              </table:table-cell>
              <table:table-cell office:value-type="float" office:value="0.199804">
                <text:p>0.199804</text:p>
                <draw:g>
                  <svg:desc>Sheet1.W2:Sheet1.AB2</svg:desc>
                </draw:g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</table:table-row>
            <table:table-row>
              <table:table-cell office:value-type="string">
                <text:p>CSPA</text:p>
                <draw:g>
                  <svg:desc>Sheet1.V3:Sheet1.V3</svg:desc>
                </draw:g>
              </table:table-cell>
              <table:table-cell office:value-type="float" office:value="0.182082">
                <text:p>0.182082</text:p>
                <draw:g>
                  <svg:desc>Sheet1.W3:Sheet1.AB3</svg:desc>
                </draw:g>
              </table:table-cell>
              <table:table-cell office:value-type="float" office:value="0.127976">
                <text:p>0.127976</text:p>
              </table:table-cell>
              <table:table-cell office:value-type="float" office:value="0.186627">
                <text:p>0.186627</text:p>
              </table:table-cell>
              <table:table-cell office:value-type="float" office:value="0.187735">
                <text:p>0.187735</text:p>
              </table:table-cell>
              <table:table-cell office:value-type="float" office:value="0.153913">
                <text:p>0.153913</text:p>
              </table:table-cell>
              <table:table-cell office:value-type="float" office:value="0.1676666">
                <text:p>0.1676666</text:p>
              </table:table-cell>
            </table:table-row>
            <table:table-row>
              <table:table-cell office:value-type="string">
                <text:p>HGPA</text:p>
                <draw:g>
                  <svg:desc>Sheet1.V4:Sheet1.V4</svg:desc>
                </draw:g>
              </table:table-cell>
              <table:table-cell office:value-type="float" office:value="-0.004097">
                <text:p>-0.004097</text:p>
                <draw:g>
                  <svg:desc>Sheet1.W4:Sheet1.AB4</svg:desc>
                </draw:g>
              </table:table-cell>
              <table:table-cell office:value-type="float" office:value="0.074283">
                <text:p>0.074283</text:p>
              </table:table-cell>
              <table:table-cell office:value-type="float" office:value="0.06699">
                <text:p>0.06699</text:p>
              </table:table-cell>
              <table:table-cell office:value-type="float" office:value="0.017218">
                <text:p>0.017218</text:p>
              </table:table-cell>
              <table:table-cell office:value-type="float" office:value="0.108043">
                <text:p>0.108043</text:p>
              </table:table-cell>
              <table:table-cell office:value-type="float" office:value="0.0524874">
                <text:p>0.0524874</text:p>
              </table:table-cell>
            </table:table-row>
            <table:table-row>
              <table:table-cell office:value-type="string">
                <text:p>IVC</text:p>
                <draw:g>
                  <svg:desc>Sheet1.V5:Sheet1.V5</svg:desc>
                </draw:g>
              </table:table-cell>
              <table:table-cell office:value-type="float" office:value="0.138849">
                <text:p>0.138849</text:p>
                <draw:g>
                  <svg:desc>Sheet1.W5:Sheet1.AB5</svg:desc>
                </draw:g>
              </table:table-cell>
              <table:table-cell office:value-type="float" office:value="0.151151">
                <text:p>0.151151</text:p>
              </table:table-cell>
              <table:table-cell office:value-type="float" office:value="-0.062116">
                <text:p>-0.062116</text:p>
              </table:table-cell>
              <table:table-cell office:value-type="float" office:value="0.061871">
                <text:p>0.061871</text:p>
              </table:table-cell>
              <table:table-cell office:value-type="float" office:value="0.144573">
                <text:p>0.144573</text:p>
              </table:table-cell>
              <table:table-cell office:value-type="float" office:value="0.0868656">
                <text:p>0.0868656</text:p>
              </table:table-cell>
            </table:table-row>
            <table:table-row>
              <table:table-cell office:value-type="string">
                <text:p>LWEA+Aggregation</text:p>
                <draw:g>
                  <svg:desc>Sheet1.V6:Sheet1.V6</svg:desc>
                </draw:g>
              </table:table-cell>
              <table:table-cell office:value-type="float" office:value="0.199804">
                <text:p>0.199804</text:p>
                <draw:g>
                  <svg:desc>Sheet1.W6:Sheet1.AB6</svg:desc>
                </draw:g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</table:table-row>
            <table:table-row>
              <table:table-cell office:value-type="string">
                <text:p>LWEA+CSPA</text:p>
                <draw:g>
                  <svg:desc>Sheet1.V7:Sheet1.V7</svg:desc>
                </draw:g>
              </table:table-cell>
              <table:table-cell office:value-type="float" office:value="0.18879">
                <text:p>0.18879</text:p>
                <draw:g>
                  <svg:desc>Sheet1.W7:Sheet1.AB7</svg:desc>
                </draw:g>
              </table:table-cell>
              <table:table-cell office:value-type="float" office:value="0.180016">
                <text:p>0.180016</text:p>
              </table:table-cell>
              <table:table-cell office:value-type="float" office:value="0.187346">
                <text:p>0.187346</text:p>
              </table:table-cell>
              <table:table-cell office:value-type="float" office:value="0.187625">
                <text:p>0.187625</text:p>
              </table:table-cell>
              <table:table-cell office:value-type="float" office:value="0.180342">
                <text:p>0.180342</text:p>
              </table:table-cell>
              <table:table-cell office:value-type="float" office:value="0.1848238">
                <text:p>0.1848238</text:p>
              </table:table-cell>
            </table:table-row>
            <table:table-row>
              <table:table-cell office:value-type="string">
                <text:p>MCLA</text:p>
                <draw:g>
                  <svg:desc>Sheet1.V8:Sheet1.V8</svg:desc>
                </draw:g>
              </table:table-cell>
              <table:table-cell office:value-type="float" office:value="0.199804">
                <text:p>0.199804</text:p>
                <draw:g>
                  <svg:desc>Sheet1.W8:Sheet1.AB8</svg:desc>
                </draw:g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  <table:table-cell office:value-type="float" office:value="0.199804">
                <text:p>0.199804</text:p>
              </table:table-cell>
            </table:table-row>
            <table:table-row>
              <table:table-cell office:value-type="string">
                <text:p>Média ensemble</text:p>
                <draw:g>
                  <svg:desc>Sheet1.V9:Sheet1.V9</svg:desc>
                </draw:g>
              </table:table-cell>
              <table:table-cell office:value-type="float" office:value="0.200023">
                <text:p>0.200023</text:p>
                <draw:g>
                  <svg:desc>Sheet1.W9:Sheet1.AB9</svg:desc>
                </draw:g>
              </table:table-cell>
              <table:table-cell office:value-type="float" office:value="0.199643">
                <text:p>0.199643</text:p>
              </table:table-cell>
              <table:table-cell office:value-type="float" office:value="0.199716">
                <text:p>0.199716</text:p>
              </table:table-cell>
              <table:table-cell office:value-type="float" office:value="0.200009">
                <text:p>0.200009</text:p>
              </table:table-cell>
              <table:table-cell office:value-type="float" office:value="0.199123">
                <text:p>0.199123</text:p>
              </table:table-cell>
              <table:table-cell office:value-type="float" office:value="0.1997028">
                <text:p>0.19970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301cm" svg:height="9.005cm" xlink:href=".." xlink:type="simple" chart:class="chart:line" chart:style-name="ch1">
        <chart:title svg:x="6.164cm" svg:y="0.316cm" chart:style-name="ch2">
          <text:p>Fmeasure-KM</text:p>
        </chart:title>
        <chart:legend chart:legend-position="end" svg:x="10.941cm" svg:y="2.46cm" style:legend-expansion="high" chart:style-name="ch3"/>
        <chart:plot-area chart:style-name="ch4" table:cell-range-address="Sheet1.A12:Sheet1.G20" chart:data-source-has-labels="both" svg:x="0.306cm" svg:y="1.275cm" svg:width="10.329cm" svg:height="7.55cm">
          <chartooo:coordinate-region svg:x="1.033cm" svg:y="1.474cm" svg:width="9.137cm" svg:height="6.704cm"/>
          <chart:axis chart:dimension="x" chart:name="primary-x" chart:style-name="ch5" chartooo:axis-type="auto">
            <chartooo:date-scale/>
            <chart:categories table:cell-range-address="Sheet1.B12:Sheet1.G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G13" chart:label-cell-address="Sheet1.A13:Sheet1.A13" chart:class="chart:line">
            <chart:data-point chart:repeated="6"/>
          </chart:series>
          <chart:series chart:style-name="ch8" chart:values-cell-range-address="Sheet1.B14:Sheet1.G14" chart:label-cell-address="Sheet1.A14:Sheet1.A14" chart:class="chart:line">
            <chart:data-point chart:repeated="6"/>
          </chart:series>
          <chart:series chart:style-name="ch9" chart:values-cell-range-address="Sheet1.B15:Sheet1.G15" chart:label-cell-address="Sheet1.A15:Sheet1.A15" chart:class="chart:line">
            <chart:data-point chart:repeated="6"/>
          </chart:series>
          <chart:series chart:style-name="ch10" chart:values-cell-range-address="Sheet1.B16:Sheet1.G16" chart:label-cell-address="Sheet1.A16:Sheet1.A16" chart:class="chart:line">
            <chart:data-point chart:repeated="6"/>
          </chart:series>
          <chart:series chart:style-name="ch11" chart:values-cell-range-address="Sheet1.B17:Sheet1.G17" chart:label-cell-address="Sheet1.A17:Sheet1.A17" chart:class="chart:line">
            <chart:data-point chart:repeated="6"/>
          </chart:series>
          <chart:series chart:style-name="ch12" chart:values-cell-range-address="Sheet1.B18:Sheet1.G18" chart:label-cell-address="Sheet1.A18:Sheet1.A18" chart:class="chart:line">
            <chart:data-point chart:repeated="6"/>
          </chart:series>
          <chart:series chart:style-name="ch13" chart:values-cell-range-address="Sheet1.B19:Sheet1.G19" chart:label-cell-address="Sheet1.A19:Sheet1.A19" chart:class="chart:line">
            <chart:data-point chart:repeated="6"/>
          </chart:series>
          <chart:series chart:style-name="ch14" chart:values-cell-range-address="Sheet1.B20:Sheet1.G20" chart:label-cell-address="Sheet1.A20:Sheet1.A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B12:Sheet1.G1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A13:Sheet1.A13</svg:desc>
                </draw:g>
              </table:table-cell>
              <table:table-cell office:value-type="float" office:value="0.604681">
                <text:p>0.604681</text:p>
                <draw:g>
                  <svg:desc>Sheet1.B13:Sheet1.G13</svg:desc>
                </draw:g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</table:table-row>
            <table:table-row>
              <table:table-cell office:value-type="string">
                <text:p>CSPA</text:p>
                <draw:g>
                  <svg:desc>Sheet1.A14:Sheet1.A14</svg:desc>
                </draw:g>
              </table:table-cell>
              <table:table-cell office:value-type="float" office:value="0.519875">
                <text:p>0.519875</text:p>
                <draw:g>
                  <svg:desc>Sheet1.B14:Sheet1.G14</svg:desc>
                </draw:g>
              </table:table-cell>
              <table:table-cell office:value-type="float" office:value="0.505969">
                <text:p>0.505969</text:p>
              </table:table-cell>
              <table:table-cell office:value-type="float" office:value="0.505969">
                <text:p>0.505969</text:p>
              </table:table-cell>
              <table:table-cell office:value-type="float" office:value="0.527375">
                <text:p>0.527375</text:p>
              </table:table-cell>
              <table:table-cell office:value-type="float" office:value="0.586396">
                <text:p>0.586396</text:p>
              </table:table-cell>
              <table:table-cell office:value-type="float" office:value="0.5291168">
                <text:p>0.5291168</text:p>
              </table:table-cell>
            </table:table-row>
            <table:table-row>
              <table:table-cell office:value-type="string">
                <text:p>HGPA</text:p>
                <draw:g>
                  <svg:desc>Sheet1.A15:Sheet1.A15</svg:desc>
                </draw:g>
              </table:table-cell>
              <table:table-cell office:value-type="float" office:value="0.501951">
                <text:p>0.501951</text:p>
                <draw:g>
                  <svg:desc>Sheet1.B15:Sheet1.G15</svg:desc>
                </draw:g>
              </table:table-cell>
              <table:table-cell office:value-type="float" office:value="0.49782">
                <text:p>0.49782</text:p>
              </table:table-cell>
              <table:table-cell office:value-type="float" office:value="0.4355">
                <text:p>0.4355</text:p>
              </table:table-cell>
              <table:table-cell office:value-type="float" office:value="0.543273">
                <text:p>0.543273</text:p>
              </table:table-cell>
              <table:table-cell office:value-type="float" office:value="0.541396">
                <text:p>0.541396</text:p>
              </table:table-cell>
              <table:table-cell office:value-type="float" office:value="0.503988">
                <text:p>0.503988</text:p>
              </table:table-cell>
            </table:table-row>
            <table:table-row>
              <table:table-cell office:value-type="string">
                <text:p>IVC</text:p>
                <draw:g>
                  <svg:desc>Sheet1.A16:Sheet1.A16</svg:desc>
                </draw:g>
              </table:table-cell>
              <table:table-cell office:value-type="float" office:value="0.496002">
                <text:p>0.496002</text:p>
                <draw:g>
                  <svg:desc>Sheet1.B16:Sheet1.G16</svg:desc>
                </draw:g>
              </table:table-cell>
              <table:table-cell office:value-type="float" office:value="0.462861">
                <text:p>0.462861</text:p>
              </table:table-cell>
              <table:table-cell office:value-type="float" office:value="0.477809">
                <text:p>0.477809</text:p>
              </table:table-cell>
              <table:table-cell office:value-type="float" office:value="0.612481">
                <text:p>0.612481</text:p>
              </table:table-cell>
              <table:table-cell office:value-type="float" office:value="0.570354">
                <text:p>0.570354</text:p>
              </table:table-cell>
              <table:table-cell office:value-type="float" office:value="0.5239014">
                <text:p>0.5239014</text:p>
              </table:table-cell>
            </table:table-row>
            <table:table-row>
              <table:table-cell office:value-type="string">
                <text:p>LWEA+Aggregation</text:p>
                <draw:g>
                  <svg:desc>Sheet1.A17:Sheet1.A17</svg:desc>
                </draw:g>
              </table:table-cell>
              <table:table-cell office:value-type="float" office:value="0.604681">
                <text:p>0.604681</text:p>
                <draw:g>
                  <svg:desc>Sheet1.B17:Sheet1.G17</svg:desc>
                </draw:g>
              </table:table-cell>
              <table:table-cell office:value-type="float" office:value="0.575975">
                <text:p>0.575975</text:p>
              </table:table-cell>
              <table:table-cell office:value-type="float" office:value="0.575975">
                <text:p>0.575975</text:p>
              </table:table-cell>
              <table:table-cell office:value-type="float" office:value="0.575975">
                <text:p>0.575975</text:p>
              </table:table-cell>
              <table:table-cell office:value-type="float" office:value="0.575975">
                <text:p>0.575975</text:p>
              </table:table-cell>
              <table:table-cell office:value-type="float" office:value="0.5817162">
                <text:p>0.5817162</text:p>
              </table:table-cell>
            </table:table-row>
            <table:table-row>
              <table:table-cell office:value-type="string">
                <text:p>LWEA+CSPA</text:p>
                <draw:g>
                  <svg:desc>Sheet1.A18:Sheet1.A18</svg:desc>
                </draw:g>
              </table:table-cell>
              <table:table-cell office:value-type="float" office:value="0.523272">
                <text:p>0.523272</text:p>
                <draw:g>
                  <svg:desc>Sheet1.B18:Sheet1.G18</svg:desc>
                </draw:g>
              </table:table-cell>
              <table:table-cell office:value-type="float" office:value="0.505969">
                <text:p>0.505969</text:p>
              </table:table-cell>
              <table:table-cell office:value-type="float" office:value="0.505969">
                <text:p>0.505969</text:p>
              </table:table-cell>
              <table:table-cell office:value-type="float" office:value="0.541839">
                <text:p>0.541839</text:p>
              </table:table-cell>
              <table:table-cell office:value-type="float" office:value="0.60463">
                <text:p>0.60463</text:p>
              </table:table-cell>
              <table:table-cell office:value-type="float" office:value="0.5363358">
                <text:p>0.5363358</text:p>
              </table:table-cell>
            </table:table-row>
            <table:table-row>
              <table:table-cell office:value-type="string">
                <text:p>MCLA</text:p>
                <draw:g>
                  <svg:desc>Sheet1.A19:Sheet1.A19</svg:desc>
                </draw:g>
              </table:table-cell>
              <table:table-cell office:value-type="float" office:value="0.604681">
                <text:p>0.604681</text:p>
                <draw:g>
                  <svg:desc>Sheet1.B19:Sheet1.G19</svg:desc>
                </draw:g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</table:table-row>
            <table:table-row>
              <table:table-cell office:value-type="string">
                <text:p>Média ensemble</text:p>
                <draw:g>
                  <svg:desc>Sheet1.A20:Sheet1.A20</svg:desc>
                </draw:g>
              </table:table-cell>
              <table:table-cell office:value-type="float" office:value="0.591732">
                <text:p>0.591732</text:p>
                <draw:g>
                  <svg:desc>Sheet1.B20:Sheet1.G20</svg:desc>
                </draw:g>
              </table:table-cell>
              <table:table-cell office:value-type="float" office:value="0.604681">
                <text:p>0.604681</text:p>
              </table:table-cell>
              <table:table-cell office:value-type="float" office:value="0.604681">
                <text:p>0.604681</text:p>
              </table:table-cell>
              <table:table-cell office:value-type="float" office:value="0.598858">
                <text:p>0.598858</text:p>
              </table:table-cell>
              <table:table-cell office:value-type="float" office:value="0.593862">
                <text:p>0.593862</text:p>
              </table:table-cell>
              <table:table-cell office:value-type="float" office:value="0.5987628">
                <text:p>0.59876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02cm" svg:height="9.005cm" xlink:href=".." xlink:type="simple" chart:class="chart:line" chart:style-name="ch1">
        <chart:title svg:x="6.587cm" svg:y="0.316cm" chart:style-name="ch2">
          <text:p>ARI-KM</text:p>
        </chart:title>
        <chart:legend chart:legend-position="end" svg:x="10.542cm" svg:y="2.46cm" style:legend-expansion="high" chart:style-name="ch3"/>
        <chart:plot-area chart:style-name="ch4" table:cell-range-address="Sheet1.H12:Sheet1.N20" chart:data-source-has-labels="both" svg:x="0.298cm" svg:y="1.275cm" svg:width="9.946cm" svg:height="7.55cm">
          <chartooo:coordinate-region svg:x="1.21cm" svg:y="1.474cm" svg:width="8.569cm" svg:height="6.704cm"/>
          <chart:axis chart:dimension="x" chart:name="primary-x" chart:style-name="ch5" chartooo:axis-type="auto">
            <chartooo:date-scale/>
            <chart:categories table:cell-range-address="Sheet1.I12:Sheet1.N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3:Sheet1.N13" chart:label-cell-address="Sheet1.H13:Sheet1.H13" chart:class="chart:line">
            <chart:data-point chart:repeated="6"/>
          </chart:series>
          <chart:series chart:style-name="ch8" chart:values-cell-range-address="Sheet1.I14:Sheet1.N14" chart:label-cell-address="Sheet1.H14:Sheet1.H14" chart:class="chart:line">
            <chart:data-point chart:repeated="6"/>
          </chart:series>
          <chart:series chart:style-name="ch9" chart:values-cell-range-address="Sheet1.I15:Sheet1.N15" chart:label-cell-address="Sheet1.H15:Sheet1.H15" chart:class="chart:line">
            <chart:data-point chart:repeated="6"/>
          </chart:series>
          <chart:series chart:style-name="ch10" chart:values-cell-range-address="Sheet1.I16:Sheet1.N16" chart:label-cell-address="Sheet1.H16:Sheet1.H16" chart:class="chart:line">
            <chart:data-point chart:repeated="6"/>
          </chart:series>
          <chart:series chart:style-name="ch11" chart:values-cell-range-address="Sheet1.I17:Sheet1.N17" chart:label-cell-address="Sheet1.H17:Sheet1.H17" chart:class="chart:line">
            <chart:data-point chart:repeated="6"/>
          </chart:series>
          <chart:series chart:style-name="ch12" chart:values-cell-range-address="Sheet1.I18:Sheet1.N18" chart:label-cell-address="Sheet1.H18:Sheet1.H18" chart:class="chart:line">
            <chart:data-point chart:repeated="6"/>
          </chart:series>
          <chart:series chart:style-name="ch13" chart:values-cell-range-address="Sheet1.I19:Sheet1.N19" chart:label-cell-address="Sheet1.H19:Sheet1.H19" chart:class="chart:line">
            <chart:data-point chart:repeated="6"/>
          </chart:series>
          <chart:series chart:style-name="ch14" chart:values-cell-range-address="Sheet1.I20:Sheet1.N20" chart:label-cell-address="Sheet1.H20:Sheet1.H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I12:Sheet1.N1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H13:Sheet1.H13</svg:desc>
                </draw:g>
              </table:table-cell>
              <table:table-cell office:value-type="float" office:value="0.403981">
                <text:p>0.403981</text:p>
                <draw:g>
                  <svg:desc>Sheet1.I13:Sheet1.N13</svg:desc>
                </draw:g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CSPA</text:p>
                <draw:g>
                  <svg:desc>Sheet1.H14:Sheet1.H14</svg:desc>
                </draw:g>
              </table:table-cell>
              <table:table-cell office:value-type="float" office:value="0.334728">
                <text:p>0.334728</text:p>
                <draw:g>
                  <svg:desc>Sheet1.I14:Sheet1.N14</svg:desc>
                </draw:g>
              </table:table-cell>
              <table:table-cell office:value-type="float" office:value="0.300044">
                <text:p>0.300044</text:p>
              </table:table-cell>
              <table:table-cell office:value-type="float" office:value="0.300044">
                <text:p>0.300044</text:p>
              </table:table-cell>
              <table:table-cell office:value-type="float" office:value="0.326483">
                <text:p>0.326483</text:p>
              </table:table-cell>
              <table:table-cell office:value-type="float" office:value="0.378512">
                <text:p>0.378512</text:p>
              </table:table-cell>
              <table:table-cell office:value-type="float" office:value="0.3279622">
                <text:p>0.3279622</text:p>
              </table:table-cell>
            </table:table-row>
            <table:table-row>
              <table:table-cell office:value-type="string">
                <text:p>HGPA</text:p>
                <draw:g>
                  <svg:desc>Sheet1.H15:Sheet1.H15</svg:desc>
                </draw:g>
              </table:table-cell>
              <table:table-cell office:value-type="float" office:value="0.281628">
                <text:p>0.281628</text:p>
                <draw:g>
                  <svg:desc>Sheet1.I15:Sheet1.N15</svg:desc>
                </draw:g>
              </table:table-cell>
              <table:table-cell office:value-type="float" office:value="0.262947">
                <text:p>0.262947</text:p>
              </table:table-cell>
              <table:table-cell office:value-type="float" office:value="0.227526">
                <text:p>0.227526</text:p>
              </table:table-cell>
              <table:table-cell office:value-type="float" office:value="0.304279">
                <text:p>0.304279</text:p>
              </table:table-cell>
              <table:table-cell office:value-type="float" office:value="0.331081">
                <text:p>0.331081</text:p>
              </table:table-cell>
              <table:table-cell office:value-type="float" office:value="0.2814922">
                <text:p>0.2814922</text:p>
              </table:table-cell>
            </table:table-row>
            <table:table-row>
              <table:table-cell office:value-type="string">
                <text:p>IVC</text:p>
                <draw:g>
                  <svg:desc>Sheet1.H16:Sheet1.H16</svg:desc>
                </draw:g>
              </table:table-cell>
              <table:table-cell office:value-type="float" office:value="0.236368">
                <text:p>0.236368</text:p>
                <draw:g>
                  <svg:desc>Sheet1.I16:Sheet1.N16</svg:desc>
                </draw:g>
              </table:table-cell>
              <table:table-cell office:value-type="float" office:value="0.19248">
                <text:p>0.19248</text:p>
              </table:table-cell>
              <table:table-cell office:value-type="float" office:value="0.265446">
                <text:p>0.265446</text:p>
              </table:table-cell>
              <table:table-cell office:value-type="float" office:value="0.381209">
                <text:p>0.381209</text:p>
              </table:table-cell>
              <table:table-cell office:value-type="float" office:value="0.390919">
                <text:p>0.390919</text:p>
              </table:table-cell>
              <table:table-cell office:value-type="float" office:value="0.2932844">
                <text:p>0.2932844</text:p>
              </table:table-cell>
            </table:table-row>
            <table:table-row>
              <table:table-cell office:value-type="string">
                <text:p>LWEA+Aggregation</text:p>
                <draw:g>
                  <svg:desc>Sheet1.H17:Sheet1.H17</svg:desc>
                </draw:g>
              </table:table-cell>
              <table:table-cell office:value-type="float" office:value="0.403981">
                <text:p>0.403981</text:p>
                <draw:g>
                  <svg:desc>Sheet1.I17:Sheet1.N17</svg:desc>
                </draw:g>
              </table:table-cell>
              <table:table-cell office:value-type="float" office:value="0.340096">
                <text:p>0.340096</text:p>
              </table:table-cell>
              <table:table-cell office:value-type="float" office:value="0.340096">
                <text:p>0.340096</text:p>
              </table:table-cell>
              <table:table-cell office:value-type="float" office:value="0.340096">
                <text:p>0.340096</text:p>
              </table:table-cell>
              <table:table-cell office:value-type="float" office:value="0.340096">
                <text:p>0.340096</text:p>
              </table:table-cell>
              <table:table-cell office:value-type="float" office:value="0.352873">
                <text:p>0.352873</text:p>
              </table:table-cell>
            </table:table-row>
            <table:table-row>
              <table:table-cell office:value-type="string">
                <text:p>LWEA+CSPA</text:p>
                <draw:g>
                  <svg:desc>Sheet1.H18:Sheet1.H18</svg:desc>
                </draw:g>
              </table:table-cell>
              <table:table-cell office:value-type="float" office:value="0.339437">
                <text:p>0.339437</text:p>
                <draw:g>
                  <svg:desc>Sheet1.I18:Sheet1.N18</svg:desc>
                </draw:g>
              </table:table-cell>
              <table:table-cell office:value-type="float" office:value="0.300044">
                <text:p>0.300044</text:p>
              </table:table-cell>
              <table:table-cell office:value-type="float" office:value="0.300044">
                <text:p>0.300044</text:p>
              </table:table-cell>
              <table:table-cell office:value-type="float" office:value="0.332664">
                <text:p>0.332664</text:p>
              </table:table-cell>
              <table:table-cell office:value-type="float" office:value="0.396913">
                <text:p>0.396913</text:p>
              </table:table-cell>
              <table:table-cell office:value-type="float" office:value="0.3338204">
                <text:p>0.3338204</text:p>
              </table:table-cell>
            </table:table-row>
            <table:table-row>
              <table:table-cell office:value-type="string">
                <text:p>MCLA</text:p>
                <draw:g>
                  <svg:desc>Sheet1.H19:Sheet1.H19</svg:desc>
                </draw:g>
              </table:table-cell>
              <table:table-cell office:value-type="float" office:value="0.403981">
                <text:p>0.403981</text:p>
                <draw:g>
                  <svg:desc>Sheet1.I19:Sheet1.N19</svg:desc>
                </draw:g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Média ensemble</text:p>
                <draw:g>
                  <svg:desc>Sheet1.H20:Sheet1.H20</svg:desc>
                </draw:g>
              </table:table-cell>
              <table:table-cell office:value-type="float" office:value="0.394085">
                <text:p>0.394085</text:p>
                <draw:g>
                  <svg:desc>Sheet1.I20:Sheet1.N20</svg:desc>
                </draw:g>
              </table:table-cell>
              <table:table-cell office:value-type="float" office:value="0.403981">
                <text:p>0.403981</text:p>
              </table:table-cell>
              <table:table-cell office:value-type="float" office:value="0.403981">
                <text:p>0.403981</text:p>
              </table:table-cell>
              <table:table-cell office:value-type="float" office:value="0.383207">
                <text:p>0.383207</text:p>
              </table:table-cell>
              <table:table-cell office:value-type="float" office:value="0.390776">
                <text:p>0.390776</text:p>
              </table:table-cell>
              <table:table-cell office:value-type="float" office:value="0.395206">
                <text:p>0.3952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82cm" svg:height="9.005cm" xlink:href=".." xlink:type="simple" chart:class="chart:line" chart:style-name="ch1">
        <chart:title svg:x="5.672cm" svg:y="0.316cm" chart:style-name="ch2">
          <text:p>Distâncias aos centros-KM</text:p>
        </chart:title>
        <chart:legend chart:legend-position="end" svg:x="12.522cm" svg:y="2.46cm" style:legend-expansion="high" chart:style-name="ch3"/>
        <chart:plot-area chart:style-name="ch4" table:cell-range-address="Sheet1.O12:Sheet1.U20" chart:data-source-has-labels="both" svg:x="0.337cm" svg:y="1.275cm" svg:width="11.848cm" svg:height="7.55cm">
          <chartooo:coordinate-region svg:x="1.699cm" svg:y="1.474cm" svg:width="10.021cm" svg:height="6.704cm"/>
          <chart:axis chart:dimension="x" chart:name="primary-x" chart:style-name="ch5" chartooo:axis-type="auto">
            <chartooo:date-scale/>
            <chart:categories table:cell-range-address="Sheet1.P12:Sheet1.U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13:Sheet1.U13" chart:label-cell-address="Sheet1.O13:Sheet1.O13" chart:class="chart:line">
            <chart:data-point chart:repeated="6"/>
          </chart:series>
          <chart:series chart:style-name="ch8" chart:values-cell-range-address="Sheet1.P14:Sheet1.U14" chart:label-cell-address="Sheet1.O14:Sheet1.O14" chart:class="chart:line">
            <chart:data-point chart:repeated="6"/>
          </chart:series>
          <chart:series chart:style-name="ch9" chart:values-cell-range-address="Sheet1.P15:Sheet1.U15" chart:label-cell-address="Sheet1.O15:Sheet1.O15" chart:class="chart:line">
            <chart:data-point chart:repeated="6"/>
          </chart:series>
          <chart:series chart:style-name="ch10" chart:values-cell-range-address="Sheet1.P16:Sheet1.U16" chart:label-cell-address="Sheet1.O16:Sheet1.O16" chart:class="chart:line">
            <chart:data-point chart:repeated="6"/>
          </chart:series>
          <chart:series chart:style-name="ch11" chart:values-cell-range-address="Sheet1.P17:Sheet1.U17" chart:label-cell-address="Sheet1.O17:Sheet1.O17" chart:class="chart:line">
            <chart:data-point chart:repeated="6"/>
          </chart:series>
          <chart:series chart:style-name="ch12" chart:values-cell-range-address="Sheet1.P18:Sheet1.U18" chart:label-cell-address="Sheet1.O18:Sheet1.O18" chart:class="chart:line">
            <chart:data-point chart:repeated="6"/>
          </chart:series>
          <chart:series chart:style-name="ch13" chart:values-cell-range-address="Sheet1.P19:Sheet1.U19" chart:label-cell-address="Sheet1.O19:Sheet1.O19" chart:class="chart:line">
            <chart:data-point chart:repeated="6"/>
          </chart:series>
          <chart:series chart:style-name="ch14" chart:values-cell-range-address="Sheet1.P20:Sheet1.U20" chart:label-cell-address="Sheet1.O20:Sheet1.O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P12:Sheet1.U1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O13:Sheet1.O13</svg:desc>
                </draw:g>
              </table:table-cell>
              <table:table-cell office:value-type="float" office:value="149569.124312">
                <text:p>149569.124312</text:p>
                <draw:g>
                  <svg:desc>Sheet1.P13:Sheet1.U13</svg:desc>
                </draw:g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</table:table-row>
            <table:table-row>
              <table:table-cell office:value-type="string">
                <text:p>CSPA</text:p>
                <draw:g>
                  <svg:desc>Sheet1.O14:Sheet1.O14</svg:desc>
                </draw:g>
              </table:table-cell>
              <table:table-cell office:value-type="float" office:value="171820.916213">
                <text:p>171820.916213</text:p>
                <draw:g>
                  <svg:desc>Sheet1.P14:Sheet1.U14</svg:desc>
                </draw:g>
              </table:table-cell>
              <table:table-cell office:value-type="float" office:value="184680.978783">
                <text:p>184680.978783</text:p>
              </table:table-cell>
              <table:table-cell office:value-type="float" office:value="184680.978783">
                <text:p>184680.978783</text:p>
              </table:table-cell>
              <table:table-cell office:value-type="float" office:value="166744.775671">
                <text:p>166744.775671</text:p>
              </table:table-cell>
              <table:table-cell office:value-type="float" office:value="159283.46744">
                <text:p>159283.46744</text:p>
              </table:table-cell>
              <table:table-cell office:value-type="float" office:value="173442.223378">
                <text:p>173442.223378</text:p>
              </table:table-cell>
            </table:table-row>
            <table:table-row>
              <table:table-cell office:value-type="string">
                <text:p>HGPA</text:p>
                <draw:g>
                  <svg:desc>Sheet1.O15:Sheet1.O15</svg:desc>
                </draw:g>
              </table:table-cell>
              <table:table-cell office:value-type="float" office:value="192284.840236">
                <text:p>192284.840236</text:p>
                <draw:g>
                  <svg:desc>Sheet1.P15:Sheet1.U15</svg:desc>
                </draw:g>
              </table:table-cell>
              <table:table-cell office:value-type="float" office:value="210361.780144">
                <text:p>210361.780144</text:p>
              </table:table-cell>
              <table:table-cell office:value-type="float" office:value="207706.439887">
                <text:p>207706.439887</text:p>
              </table:table-cell>
              <table:table-cell office:value-type="float" office:value="188871.110879">
                <text:p>188871.110879</text:p>
              </table:table-cell>
              <table:table-cell office:value-type="float" office:value="168754.069052">
                <text:p>168754.069052</text:p>
              </table:table-cell>
              <table:table-cell office:value-type="float" office:value="193595.6480396">
                <text:p>193595.6480396</text:p>
              </table:table-cell>
            </table:table-row>
            <table:table-row>
              <table:table-cell office:value-type="string">
                <text:p>IVC</text:p>
                <draw:g>
                  <svg:desc>Sheet1.O16:Sheet1.O16</svg:desc>
                </draw:g>
              </table:table-cell>
              <table:table-cell office:value-type="float" office:value="179771.460663">
                <text:p>179771.460663</text:p>
                <draw:g>
                  <svg:desc>Sheet1.P16:Sheet1.U16</svg:desc>
                </draw:g>
              </table:table-cell>
              <table:table-cell office:value-type="float" office:value="237625.715745">
                <text:p>237625.715745</text:p>
              </table:table-cell>
              <table:table-cell office:value-type="float" office:value="209813.698523">
                <text:p>209813.698523</text:p>
              </table:table-cell>
              <table:table-cell office:value-type="float" office:value="167469.694119">
                <text:p>167469.694119</text:p>
              </table:table-cell>
              <table:table-cell office:value-type="float" office:value="164230.412825">
                <text:p>164230.412825</text:p>
              </table:table-cell>
              <table:table-cell office:value-type="float" office:value="191782.196375">
                <text:p>191782.196375</text:p>
              </table:table-cell>
            </table:table-row>
            <table:table-row>
              <table:table-cell office:value-type="string">
                <text:p>LWEA+Aggregation</text:p>
                <draw:g>
                  <svg:desc>Sheet1.O17:Sheet1.O17</svg:desc>
                </draw:g>
              </table:table-cell>
              <table:table-cell office:value-type="float" office:value="149569.124312">
                <text:p>149569.124312</text:p>
                <draw:g>
                  <svg:desc>Sheet1.P17:Sheet1.U17</svg:desc>
                </draw:g>
              </table:table-cell>
              <table:table-cell office:value-type="float" office:value="167115.440457">
                <text:p>167115.440457</text:p>
              </table:table-cell>
              <table:table-cell office:value-type="float" office:value="167115.440457">
                <text:p>167115.440457</text:p>
              </table:table-cell>
              <table:table-cell office:value-type="float" office:value="167115.440457">
                <text:p>167115.440457</text:p>
              </table:table-cell>
              <table:table-cell office:value-type="float" office:value="167115.440457">
                <text:p>167115.440457</text:p>
              </table:table-cell>
              <table:table-cell office:value-type="float" office:value="163606.177228">
                <text:p>163606.177228</text:p>
              </table:table-cell>
            </table:table-row>
            <table:table-row>
              <table:table-cell office:value-type="string">
                <text:p>LWEA+CSPA</text:p>
                <draw:g>
                  <svg:desc>Sheet1.O18:Sheet1.O18</svg:desc>
                </draw:g>
              </table:table-cell>
              <table:table-cell office:value-type="float" office:value="176046.24052">
                <text:p>176046.24052</text:p>
                <draw:g>
                  <svg:desc>Sheet1.P18:Sheet1.U18</svg:desc>
                </draw:g>
              </table:table-cell>
              <table:table-cell office:value-type="float" office:value="184680.978783">
                <text:p>184680.978783</text:p>
              </table:table-cell>
              <table:table-cell office:value-type="float" office:value="184680.978783">
                <text:p>184680.978783</text:p>
              </table:table-cell>
              <table:table-cell office:value-type="float" office:value="167266.153692">
                <text:p>167266.153692</text:p>
              </table:table-cell>
              <table:table-cell office:value-type="float" office:value="162018.462646">
                <text:p>162018.462646</text:p>
              </table:table-cell>
              <table:table-cell office:value-type="float" office:value="174938.5628848">
                <text:p>174938.5628848</text:p>
              </table:table-cell>
            </table:table-row>
            <table:table-row>
              <table:table-cell office:value-type="string">
                <text:p>MCLA</text:p>
                <draw:g>
                  <svg:desc>Sheet1.O19:Sheet1.O19</svg:desc>
                </draw:g>
              </table:table-cell>
              <table:table-cell office:value-type="float" office:value="149569.124312">
                <text:p>149569.124312</text:p>
                <draw:g>
                  <svg:desc>Sheet1.P19:Sheet1.U19</svg:desc>
                </draw:g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</table:table-row>
            <table:table-row>
              <table:table-cell office:value-type="string">
                <text:p>Média ensemble</text:p>
                <draw:g>
                  <svg:desc>Sheet1.O20:Sheet1.O20</svg:desc>
                </draw:g>
              </table:table-cell>
              <table:table-cell office:value-type="float" office:value="151116.35879">
                <text:p>151116.35879</text:p>
                <draw:g>
                  <svg:desc>Sheet1.P20:Sheet1.U20</svg:desc>
                </draw:g>
              </table:table-cell>
              <table:table-cell office:value-type="float" office:value="149569.124312">
                <text:p>149569.124312</text:p>
              </table:table-cell>
              <table:table-cell office:value-type="float" office:value="149569.124312">
                <text:p>149569.124312</text:p>
              </table:table-cell>
              <table:table-cell office:value-type="float" office:value="152198.937874">
                <text:p>152198.937874</text:p>
              </table:table-cell>
              <table:table-cell office:value-type="float" office:value="151258.706802">
                <text:p>151258.706802</text:p>
              </table:table-cell>
              <table:table-cell office:value-type="float" office:value="150742.450418">
                <text:p>150742.4504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63cm" svg:height="9.006cm" xlink:href=".." xlink:type="simple" chart:class="chart:line" chart:style-name="ch1">
        <chart:title svg:x="7.41cm" svg:y="0.316cm" chart:style-name="ch2">
          <text:p>Sillouet-KM</text:p>
        </chart:title>
        <chart:legend chart:legend-position="end" svg:x="12.903cm" svg:y="2.461cm" style:legend-expansion="high" chart:style-name="ch3"/>
        <chart:plot-area chart:style-name="ch4" table:cell-range-address="Sheet1.V12:Sheet1.AB20" chart:data-source-has-labels="both" svg:x="0.345cm" svg:y="1.275cm" svg:width="12.213cm" svg:height="7.551cm">
          <chartooo:coordinate-region svg:x="1.257cm" svg:y="1.474cm" svg:width="10.836cm" svg:height="6.705cm"/>
          <chart:axis chart:dimension="x" chart:name="primary-x" chart:style-name="ch5" chartooo:axis-type="auto">
            <chartooo:date-scale/>
            <chart:categories table:cell-range-address="Sheet1.W12:Sheet1.A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13:Sheet1.AB13" chart:label-cell-address="Sheet1.V13:Sheet1.V13" chart:class="chart:line">
            <chart:data-point chart:repeated="6"/>
          </chart:series>
          <chart:series chart:style-name="ch8" chart:values-cell-range-address="Sheet1.W14:Sheet1.AB14" chart:label-cell-address="Sheet1.V14:Sheet1.V14" chart:class="chart:line">
            <chart:data-point chart:repeated="6"/>
          </chart:series>
          <chart:series chart:style-name="ch9" chart:values-cell-range-address="Sheet1.W15:Sheet1.AB15" chart:label-cell-address="Sheet1.V15:Sheet1.V15" chart:class="chart:line">
            <chart:data-point chart:repeated="6"/>
          </chart:series>
          <chart:series chart:style-name="ch10" chart:values-cell-range-address="Sheet1.W16:Sheet1.AB16" chart:label-cell-address="Sheet1.V16:Sheet1.V16" chart:class="chart:line">
            <chart:data-point chart:repeated="6"/>
          </chart:series>
          <chart:series chart:style-name="ch11" chart:values-cell-range-address="Sheet1.W17:Sheet1.AB17" chart:label-cell-address="Sheet1.V17:Sheet1.V17" chart:class="chart:line">
            <chart:data-point chart:repeated="6"/>
          </chart:series>
          <chart:series chart:style-name="ch12" chart:values-cell-range-address="Sheet1.W18:Sheet1.AB18" chart:label-cell-address="Sheet1.V18:Sheet1.V18" chart:class="chart:line">
            <chart:data-point chart:repeated="6"/>
          </chart:series>
          <chart:series chart:style-name="ch13" chart:values-cell-range-address="Sheet1.W19:Sheet1.AB19" chart:label-cell-address="Sheet1.V19:Sheet1.V19" chart:class="chart:line">
            <chart:data-point chart:repeated="6"/>
          </chart:series>
          <chart:series chart:style-name="ch14" chart:values-cell-range-address="Sheet1.W20:Sheet1.AB20" chart:label-cell-address="Sheet1.V20:Sheet1.V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W12:Sheet1.AB1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V13:Sheet1.V13</svg:desc>
                </draw:g>
              </table:table-cell>
              <table:table-cell office:value-type="float" office:value="0.325452">
                <text:p>0.325452</text:p>
                <draw:g>
                  <svg:desc>Sheet1.W13:Sheet1.AB13</svg:desc>
                </draw:g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</table:table-row>
            <table:table-row>
              <table:table-cell office:value-type="string">
                <text:p>CSPA</text:p>
                <draw:g>
                  <svg:desc>Sheet1.V14:Sheet1.V14</svg:desc>
                </draw:g>
              </table:table-cell>
              <table:table-cell office:value-type="float" office:value="0.143606">
                <text:p>0.143606</text:p>
                <draw:g>
                  <svg:desc>Sheet1.W14:Sheet1.AB14</svg:desc>
                </draw:g>
              </table:table-cell>
              <table:table-cell office:value-type="float" office:value="0.113233">
                <text:p>0.113233</text:p>
              </table:table-cell>
              <table:table-cell office:value-type="float" office:value="0.113233">
                <text:p>0.113233</text:p>
              </table:table-cell>
              <table:table-cell office:value-type="float" office:value="0.154459">
                <text:p>0.154459</text:p>
              </table:table-cell>
              <table:table-cell office:value-type="float" office:value="0.223565">
                <text:p>0.223565</text:p>
              </table:table-cell>
              <table:table-cell office:value-type="float" office:value="0.1496192">
                <text:p>0.1496192</text:p>
              </table:table-cell>
            </table:table-row>
            <table:table-row>
              <table:table-cell office:value-type="string">
                <text:p>HGPA</text:p>
                <draw:g>
                  <svg:desc>Sheet1.V15:Sheet1.V15</svg:desc>
                </draw:g>
              </table:table-cell>
              <table:table-cell office:value-type="float" office:value="0.129718">
                <text:p>0.129718</text:p>
                <draw:g>
                  <svg:desc>Sheet1.W15:Sheet1.AB15</svg:desc>
                </draw:g>
              </table:table-cell>
              <table:table-cell office:value-type="float" office:value="0.022285">
                <text:p>0.022285</text:p>
              </table:table-cell>
              <table:table-cell office:value-type="float" office:value="0.016489">
                <text:p>0.016489</text:p>
              </table:table-cell>
              <table:table-cell office:value-type="float" office:value="0.149974">
                <text:p>0.149974</text:p>
              </table:table-cell>
              <table:table-cell office:value-type="float" office:value="0.155955">
                <text:p>0.155955</text:p>
              </table:table-cell>
              <table:table-cell office:value-type="float" office:value="0.0948842">
                <text:p>0.0948842</text:p>
              </table:table-cell>
            </table:table-row>
            <table:table-row>
              <table:table-cell office:value-type="string">
                <text:p>IVC</text:p>
                <draw:g>
                  <svg:desc>Sheet1.V16:Sheet1.V16</svg:desc>
                </draw:g>
              </table:table-cell>
              <table:table-cell office:value-type="float" office:value="0.294302">
                <text:p>0.294302</text:p>
                <draw:g>
                  <svg:desc>Sheet1.W16:Sheet1.AB16</svg:desc>
                </draw:g>
              </table:table-cell>
              <table:table-cell office:value-type="float" office:value="0.100448">
                <text:p>0.100448</text:p>
              </table:table-cell>
              <table:table-cell office:value-type="float" office:value="0.203147">
                <text:p>0.203147</text:p>
              </table:table-cell>
              <table:table-cell office:value-type="float" office:value="0.302634">
                <text:p>0.302634</text:p>
              </table:table-cell>
              <table:table-cell office:value-type="float" office:value="0.258237">
                <text:p>0.258237</text:p>
              </table:table-cell>
              <table:table-cell office:value-type="float" office:value="0.2317536">
                <text:p>0.2317536</text:p>
              </table:table-cell>
            </table:table-row>
            <table:table-row>
              <table:table-cell office:value-type="string">
                <text:p>LWEA+Aggregation</text:p>
                <draw:g>
                  <svg:desc>Sheet1.V17:Sheet1.V17</svg:desc>
                </draw:g>
              </table:table-cell>
              <table:table-cell office:value-type="float" office:value="0.325452">
                <text:p>0.325452</text:p>
                <draw:g>
                  <svg:desc>Sheet1.W17:Sheet1.AB17</svg:desc>
                </draw:g>
              </table:table-cell>
              <table:table-cell office:value-type="float" office:value="0.239807">
                <text:p>0.239807</text:p>
              </table:table-cell>
              <table:table-cell office:value-type="float" office:value="0.239807">
                <text:p>0.239807</text:p>
              </table:table-cell>
              <table:table-cell office:value-type="float" office:value="0.239807">
                <text:p>0.239807</text:p>
              </table:table-cell>
              <table:table-cell office:value-type="float" office:value="0.239807">
                <text:p>0.239807</text:p>
              </table:table-cell>
              <table:table-cell office:value-type="float" office:value="0.256936">
                <text:p>0.256936</text:p>
              </table:table-cell>
            </table:table-row>
            <table:table-row>
              <table:table-cell office:value-type="string">
                <text:p>LWEA+CSPA</text:p>
                <draw:g>
                  <svg:desc>Sheet1.V18:Sheet1.V18</svg:desc>
                </draw:g>
              </table:table-cell>
              <table:table-cell office:value-type="float" office:value="0.143445">
                <text:p>0.143445</text:p>
                <draw:g>
                  <svg:desc>Sheet1.W18:Sheet1.AB18</svg:desc>
                </draw:g>
              </table:table-cell>
              <table:table-cell office:value-type="float" office:value="0.113233">
                <text:p>0.113233</text:p>
              </table:table-cell>
              <table:table-cell office:value-type="float" office:value="0.113233">
                <text:p>0.113233</text:p>
              </table:table-cell>
              <table:table-cell office:value-type="float" office:value="0.162458">
                <text:p>0.162458</text:p>
              </table:table-cell>
              <table:table-cell office:value-type="float" office:value="0.212681">
                <text:p>0.212681</text:p>
              </table:table-cell>
              <table:table-cell office:value-type="float" office:value="0.14901">
                <text:p>0.14901</text:p>
              </table:table-cell>
            </table:table-row>
            <table:table-row>
              <table:table-cell office:value-type="string">
                <text:p>MCLA</text:p>
                <draw:g>
                  <svg:desc>Sheet1.V19:Sheet1.V19</svg:desc>
                </draw:g>
              </table:table-cell>
              <table:table-cell office:value-type="float" office:value="0.325452">
                <text:p>0.325452</text:p>
                <draw:g>
                  <svg:desc>Sheet1.W19:Sheet1.AB19</svg:desc>
                </draw:g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</table:table-row>
            <table:table-row>
              <table:table-cell office:value-type="string">
                <text:p>Média ensemble</text:p>
                <draw:g>
                  <svg:desc>Sheet1.V20:Sheet1.V20</svg:desc>
                </draw:g>
              </table:table-cell>
              <table:table-cell office:value-type="float" office:value="0.325108">
                <text:p>0.325108</text:p>
                <draw:g>
                  <svg:desc>Sheet1.W20:Sheet1.AB20</svg:desc>
                </draw:g>
              </table:table-cell>
              <table:table-cell office:value-type="float" office:value="0.325452">
                <text:p>0.325452</text:p>
              </table:table-cell>
              <table:table-cell office:value-type="float" office:value="0.325452">
                <text:p>0.325452</text:p>
              </table:table-cell>
              <table:table-cell office:value-type="float" office:value="0.32523">
                <text:p>0.32523</text:p>
              </table:table-cell>
              <table:table-cell office:value-type="float" office:value="0.322975">
                <text:p>0.322975</text:p>
              </table:table-cell>
              <table:table-cell office:value-type="float" office:value="0.3248434">
                <text:p>0.3248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205cm" svg:height="9.006cm" xlink:href=".." xlink:type="simple" chart:class="chart:line" chart:style-name="ch1">
        <chart:title svg:x="5.772cm" svg:y="0.316cm" chart:style-name="ch2">
          <text:p>Fmeasure-TWKM</text:p>
        </chart:title>
        <chart:legend chart:legend-position="end" svg:x="10.845cm" svg:y="2.461cm" style:legend-expansion="high" chart:style-name="ch3"/>
        <chart:plot-area chart:style-name="ch4" table:cell-range-address="Sheet1.A22:Sheet1.G30" chart:data-source-has-labels="both" svg:x="0.304cm" svg:y="1.275cm" svg:width="10.237cm" svg:height="7.551cm">
          <chartooo:coordinate-region svg:x="1.031cm" svg:y="1.475cm" svg:width="9.045cm" svg:height="6.704cm"/>
          <chart:axis chart:dimension="x" chart:name="primary-x" chart:style-name="ch5" chartooo:axis-type="auto">
            <chartooo:date-scale/>
            <chart:categories table:cell-range-address="Sheet1.B22:Sheet1.G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G23" chart:label-cell-address="Sheet1.A23:Sheet1.A23" chart:class="chart:line">
            <chart:data-point chart:repeated="6"/>
          </chart:series>
          <chart:series chart:style-name="ch8" chart:values-cell-range-address="Sheet1.B24:Sheet1.G24" chart:label-cell-address="Sheet1.A24:Sheet1.A24" chart:class="chart:line">
            <chart:data-point chart:repeated="6"/>
          </chart:series>
          <chart:series chart:style-name="ch9" chart:values-cell-range-address="Sheet1.B25:Sheet1.G25" chart:label-cell-address="Sheet1.A25:Sheet1.A25" chart:class="chart:line">
            <chart:data-point chart:repeated="6"/>
          </chart:series>
          <chart:series chart:style-name="ch10" chart:values-cell-range-address="Sheet1.B26:Sheet1.G26" chart:label-cell-address="Sheet1.A26:Sheet1.A26" chart:class="chart:line">
            <chart:data-point chart:repeated="6"/>
          </chart:series>
          <chart:series chart:style-name="ch11" chart:values-cell-range-address="Sheet1.B27:Sheet1.G27" chart:label-cell-address="Sheet1.A27:Sheet1.A27" chart:class="chart:line">
            <chart:data-point chart:repeated="6"/>
          </chart:series>
          <chart:series chart:style-name="ch12" chart:values-cell-range-address="Sheet1.B28:Sheet1.G28" chart:label-cell-address="Sheet1.A28:Sheet1.A28" chart:class="chart:line">
            <chart:data-point chart:repeated="6"/>
          </chart:series>
          <chart:series chart:style-name="ch13" chart:values-cell-range-address="Sheet1.B29:Sheet1.G29" chart:label-cell-address="Sheet1.A29:Sheet1.A29" chart:class="chart:line">
            <chart:data-point chart:repeated="6"/>
          </chart:series>
          <chart:series chart:style-name="ch14" chart:values-cell-range-address="Sheet1.B30:Sheet1.G30" chart:label-cell-address="Sheet1.A30:Sheet1.A3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Sheet1.B22:Sheet1.G2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Sheet1.A23:Sheet1.A23</svg:desc>
                </draw:g>
              </table:table-cell>
              <table:table-cell office:value-type="float" office:value="0.579186">
                <text:p>0.579186</text:p>
                <draw:g>
                  <svg:desc>Sheet1.B23:Sheet1.G23</svg:desc>
                </draw:g>
              </table:table-cell>
              <table:table-cell office:value-type="float" office:value="0.578334">
                <text:p>0.578334</text:p>
              </table:table-cell>
              <table:table-cell office:value-type="float" office:value="0.577008">
                <text:p>0.577008</text:p>
              </table:table-cell>
              <table:table-cell office:value-type="float" office:value="0.53808">
                <text:p>0.53808</text:p>
              </table:table-cell>
              <table:table-cell office:value-type="float" office:value="0.578206">
                <text:p>0.578206</text:p>
              </table:table-cell>
              <table:table-cell office:value-type="float" office:value="0.5701628">
                <text:p>0.5701628</text:p>
              </table:table-cell>
            </table:table-row>
            <table:table-row>
              <table:table-cell office:value-type="string">
                <text:p>CSPA</text:p>
                <draw:g>
                  <svg:desc>Sheet1.A24:Sheet1.A24</svg:desc>
                </draw:g>
              </table:table-cell>
              <table:table-cell office:value-type="float" office:value="0.510606">
                <text:p>0.510606</text:p>
                <draw:g>
                  <svg:desc>Sheet1.B24:Sheet1.G24</svg:desc>
                </draw:g>
              </table:table-cell>
              <table:table-cell office:value-type="float" office:value="0.491046">
                <text:p>0.491046</text:p>
              </table:table-cell>
              <table:table-cell office:value-type="float" office:value="0.538218">
                <text:p>0.538218</text:p>
              </table:table-cell>
              <table:table-cell office:value-type="float" office:value="0.534654">
                <text:p>0.534654</text:p>
              </table:table-cell>
              <table:table-cell office:value-type="float" office:value="0.530253">
                <text:p>0.530253</text:p>
              </table:table-cell>
              <table:table-cell office:value-type="float" office:value="0.5209554">
                <text:p>0.5209554</text:p>
              </table:table-cell>
            </table:table-row>
            <table:table-row>
              <table:table-cell office:value-type="string">
                <text:p>HGPA</text:p>
                <draw:g>
                  <svg:desc>Sheet1.A25:Sheet1.A25</svg:desc>
                </draw:g>
              </table:table-cell>
              <table:table-cell office:value-type="float" office:value="0.440771">
                <text:p>0.440771</text:p>
                <draw:g>
                  <svg:desc>Sheet1.B25:Sheet1.G25</svg:desc>
                </draw:g>
              </table:table-cell>
              <table:table-cell office:value-type="float" office:value="0.478084">
                <text:p>0.478084</text:p>
              </table:table-cell>
              <table:table-cell office:value-type="float" office:value="0.479713">
                <text:p>0.479713</text:p>
              </table:table-cell>
              <table:table-cell office:value-type="float" office:value="0.454799">
                <text:p>0.454799</text:p>
              </table:table-cell>
              <table:table-cell office:value-type="float" office:value="0.507126">
                <text:p>0.507126</text:p>
              </table:table-cell>
              <table:table-cell office:value-type="float" office:value="0.4720986">
                <text:p>0.4720986</text:p>
              </table:table-cell>
            </table:table-row>
            <table:table-row>
              <table:table-cell office:value-type="string">
                <text:p>IVC</text:p>
                <draw:g>
                  <svg:desc>Sheet1.A26:Sheet1.A26</svg:desc>
                </draw:g>
              </table:table-cell>
              <table:table-cell office:value-type="float" office:value="0.51659">
                <text:p>0.51659</text:p>
                <draw:g>
                  <svg:desc>Sheet1.B26:Sheet1.G26</svg:desc>
                </draw:g>
              </table:table-cell>
              <table:table-cell office:value-type="float" office:value="0.562216">
                <text:p>0.562216</text:p>
              </table:table-cell>
              <table:table-cell office:value-type="float" office:value="0.499131">
                <text:p>0.499131</text:p>
              </table:table-cell>
              <table:table-cell office:value-type="float" office:value="0.523864">
                <text:p>0.523864</text:p>
              </table:table-cell>
              <table:table-cell office:value-type="float" office:value="0.558518">
                <text:p>0.558518</text:p>
              </table:table-cell>
              <table:table-cell office:value-type="float" office:value="0.5320638">
                <text:p>0.5320638</text:p>
              </table:table-cell>
            </table:table-row>
            <table:table-row>
              <table:table-cell office:value-type="string">
                <text:p>LWEA+Aggregation</text:p>
                <draw:g>
                  <svg:desc>Sheet1.A27:Sheet1.A27</svg:desc>
                </draw:g>
              </table:table-cell>
              <table:table-cell office:value-type="float" office:value="0.568242">
                <text:p>0.568242</text:p>
                <draw:g>
                  <svg:desc>Sheet1.B27:Sheet1.G27</svg:desc>
                </draw:g>
              </table:table-cell>
              <table:table-cell office:value-type="float" office:value="0.566508">
                <text:p>0.566508</text:p>
              </table:table-cell>
              <table:table-cell office:value-type="float" office:value="0.562984">
                <text:p>0.562984</text:p>
              </table:table-cell>
              <table:table-cell office:value-type="float" office:value="0.528309">
                <text:p>0.528309</text:p>
              </table:table-cell>
              <table:table-cell office:value-type="float" office:value="0.567909">
                <text:p>0.567909</text:p>
              </table:table-cell>
              <table:table-cell office:value-type="float" office:value="0.5587904">
                <text:p>0.5587904</text:p>
              </table:table-cell>
            </table:table-row>
            <table:table-row>
              <table:table-cell office:value-type="string">
                <text:p>LWEA+CSPA</text:p>
                <draw:g>
                  <svg:desc>Sheet1.A28:Sheet1.A28</svg:desc>
                </draw:g>
              </table:table-cell>
              <table:table-cell office:value-type="float" office:value="0.496557">
                <text:p>0.496557</text:p>
                <draw:g>
                  <svg:desc>Sheet1.B28:Sheet1.G28</svg:desc>
                </draw:g>
              </table:table-cell>
              <table:table-cell office:value-type="float" office:value="0.505567">
                <text:p>0.505567</text:p>
              </table:table-cell>
              <table:table-cell office:value-type="float" office:value="0.52898">
                <text:p>0.52898</text:p>
              </table:table-cell>
              <table:table-cell office:value-type="float" office:value="0.524768">
                <text:p>0.524768</text:p>
              </table:table-cell>
              <table:table-cell office:value-type="float" office:value="0.544678">
                <text:p>0.544678</text:p>
              </table:table-cell>
              <table:table-cell office:value-type="float" office:value="0.52011">
                <text:p>0.52011</text:p>
              </table:table-cell>
            </table:table-row>
            <table:table-row>
              <table:table-cell office:value-type="string">
                <text:p>MCLA</text:p>
                <draw:g>
                  <svg:desc>Sheet1.A29:Sheet1.A29</svg:desc>
                </draw:g>
              </table:table-cell>
              <table:table-cell office:value-type="float" office:value="0.579158">
                <text:p>0.579158</text:p>
                <draw:g>
                  <svg:desc>Sheet1.B29:Sheet1.G29</svg:desc>
                </draw:g>
              </table:table-cell>
              <table:table-cell office:value-type="float" office:value="0.57805">
                <text:p>0.57805</text:p>
              </table:table-cell>
              <table:table-cell office:value-type="float" office:value="0.577987">
                <text:p>0.577987</text:p>
              </table:table-cell>
              <table:table-cell office:value-type="float" office:value="0.574884">
                <text:p>0.574884</text:p>
              </table:table-cell>
              <table:table-cell office:value-type="float" office:value="0.577852">
                <text:p>0.577852</text:p>
              </table:table-cell>
              <table:table-cell office:value-type="float" office:value="0.5775862">
                <text:p>0.5775862</text:p>
              </table:table-cell>
            </table:table-row>
            <table:table-row>
              <table:table-cell office:value-type="string">
                <text:p>Média ensemble</text:p>
                <draw:g>
                  <svg:desc>Sheet1.A30:Sheet1.A30</svg:desc>
                </draw:g>
              </table:table-cell>
              <table:table-cell office:value-type="float" office:value="0.550378">
                <text:p>0.550378</text:p>
                <draw:g>
                  <svg:desc>Sheet1.B30:Sheet1.G30</svg:desc>
                </draw:g>
              </table:table-cell>
              <table:table-cell office:value-type="float" office:value="0.564581">
                <text:p>0.564581</text:p>
              </table:table-cell>
              <table:table-cell office:value-type="float" office:value="0.547121">
                <text:p>0.547121</text:p>
              </table:table-cell>
              <table:table-cell office:value-type="float" office:value="0.549989">
                <text:p>0.549989</text:p>
              </table:table-cell>
              <table:table-cell office:value-type="float" office:value="0.561139">
                <text:p>0.561139</text:p>
              </table:table-cell>
              <table:table-cell office:value-type="float" office:value="0.5546416">
                <text:p>0.55464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